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line-height="50%"/>
      <style:text-properties style:font-name="Consolas" fo:font-size="10pt" officeooo:paragraph-rsid="002d50b7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line-height="50%"/>
      <style:text-properties style:font-name="Consolas" fo:font-size="10pt" officeooo:paragraph-rsid="002e16c6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line-height="50%"/>
      <style:text-properties style:font-name="Consolas" fo:font-size="10pt" officeooo:paragraph-rsid="002e55b8" style:font-name-asian="Consolas1" style:font-size-asian="10pt" style:font-name-complex="Consolas1" style:font-size-complex="10pt"/>
    </style:style>
    <style:style style:name="P8" style:family="paragraph" style:parent-style-name="Standard">
      <style:paragraph-properties fo:line-height="50%"/>
      <style:text-properties style:font-name="Consolas" fo:font-size="10pt" officeooo:paragraph-rsid="002eed1a" style:font-name-asian="Consolas1" style:font-size-asian="10pt" style:font-name-complex="Consolas1" style:font-size-complex="10pt"/>
    </style:style>
    <style:style style:name="P9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2a80eb" officeooo:paragraph-rsid="002a80eb" style:font-name-asian="Consolas1" style:font-size-asian="10pt" style:font-weight-asian="bold" style:font-name-complex="Consolas1" style:font-size-complex="10pt" style:font-weight-complex="bold"/>
    </style:style>
    <style:style style:name="P10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6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9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0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1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22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5bb78" style:font-size-asian="12pt" style:font-size-complex="12pt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font-size="12pt" officeooo:paragraph-rsid="0008f9a0" style:font-size-asian="12pt" style:font-size-complex="12pt"/>
    </style:style>
    <style:style style:name="P25" style:family="paragraph" style:parent-style-name="Standard">
      <style:text-properties fo:font-size="12pt" officeooo:paragraph-rsid="001e284a" style:font-size-asian="12pt" style:font-size-complex="12pt"/>
    </style:style>
    <style:style style:name="P26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2775f3" officeooo:paragraph-rsid="002775f3" style:font-size-asian="12pt" style:font-size-complex="12pt"/>
    </style:style>
    <style:style style:name="P27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6pt" fo:font-weight="bold" style:font-size-asian="16pt" style:font-weight-asian="bold" style:font-size-complex="16pt"/>
    </style:style>
    <style:style style:name="P28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line-height="50%"/>
      <style:text-properties officeooo:paragraph-rsid="002d50b7"/>
    </style:style>
    <style:style style:name="P30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1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2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style:font-size-asian="12pt" style:font-size-complex="12pt"/>
    </style:style>
    <style:style style:name="P33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fb70e" style:font-size-asian="12pt" style:font-size-complex="12pt"/>
    </style:style>
    <style:style style:name="P34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05ad6" style:font-size-asian="12pt" style:font-size-complex="12pt"/>
    </style:style>
    <style:style style:name="P35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officeooo:paragraph-rsid="001fb70e"/>
    </style:style>
    <style:style style:name="P36" style:family="paragraph" style:parent-style-name="Standard">
      <style:paragraph-properties fo:line-height="100%"/>
      <style:text-properties style:use-window-font-color="true" loext:opacity="0%" fo:font-size="12pt" fo:font-weight="bold" style:font-size-asian="12pt" style:font-weight-asian="bold" style:font-size-complex="12pt"/>
    </style:style>
    <style:style style:name="P37" style:family="paragraph" style:parent-style-name="Standard">
      <style:paragraph-properties fo:line-height="115%"/>
      <style:text-properties style:font-name="Consolas" fo:font-size="10pt" officeooo:paragraph-rsid="002eed1a" style:font-name-asian="Consolas1" style:font-size-asian="10pt" style:font-name-complex="Consolas1" style:font-size-complex="10pt"/>
    </style:style>
    <style:style style:name="P38" style:family="paragraph" style:parent-style-name="Standard">
      <style:paragraph-properties fo:margin-left="0.5in" fo:margin-right="0.1181in" fo:text-indent="0in" style:auto-text-indent="false"/>
      <style:text-properties style:font-name="Consolas" fo:font-size="10pt" officeooo:rsid="002a80eb" officeooo:paragraph-rsid="002a80eb" style:font-name-asian="Consolas1" style:font-size-asian="10pt" style:font-name-complex="Consolas1" style:font-size-complex="10pt"/>
    </style:style>
    <style:style style:name="P39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33db1b" officeooo:paragraph-rsid="0033db1b" style:font-name-asian="Consolas1" style:font-size-asian="10pt" style:font-weight-asian="bold" style:font-name-complex="Consolas1" style:font-size-complex="10pt" style:font-weight-complex="bold"/>
    </style:style>
    <style:style style:name="P40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none" fo:font-weight="normal" officeooo:rsid="0033db1b" officeooo:paragraph-rsid="0033db1b" style:font-name-asian="Consolas1" style:font-size-asian="10pt" style:font-weight-asian="normal" style:font-name-complex="Consolas1" style:font-size-complex="10pt" style:font-weight-complex="normal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24229a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e284a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e284a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3fb2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e284a"/>
    </style:style>
    <style:style style:name="T11" style:family="text">
      <style:text-properties officeooo:rsid="001fb70e"/>
    </style:style>
    <style:style style:name="T12" style:family="text">
      <style:text-properties officeooo:rsid="00218a41"/>
    </style:style>
    <style:style style:name="T13" style:family="text">
      <style:text-properties officeooo:rsid="00223880"/>
    </style:style>
    <style:style style:name="T14" style:family="text">
      <style:text-properties officeooo:rsid="0025bb78"/>
    </style:style>
    <style:style style:name="T15" style:family="text">
      <style:text-properties officeooo:rsid="0027cb8e"/>
    </style:style>
    <style:style style:name="T16" style:family="text">
      <style:text-properties officeooo:rsid="002b4d20"/>
    </style:style>
    <style:style style:name="T17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8" style:family="text"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T19" style:family="text">
      <style:text-properties officeooo:rsid="002eed1a"/>
    </style:style>
    <style:style style:name="T20" style:family="text">
      <style:text-properties officeooo:rsid="0033db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осковский Авиационный Институт</text:p>
      <text:p text:style-name="P16">(Национальный Исследовательский Университет)</text:p>
      <text:p text:style-name="P10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0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1"/>
      <text:p text:style-name="P11"/>
      <text:p text:style-name="P10"><text:span text:style-name="T3">Лабораторная работа №</text:span><text:span text:style-name="T4">2</text:span><text:span text:style-name="T3"> по курсу</text:span></text:p>
      <text:p text:style-name="P18">«Операционные системы»</text:p>
      <text:p text:style-name="P15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"><text:span text:style-name="T1">Группа: М8</text:span>О<text:span text:style-name="T1">-2</text:span>11<text:span text:style-name="T1">Б-2</text:span>3</text:p>
      <text:p text:style-name="P17">Студент: Тропн М.А.</text:p>
      <text:p text:style-name="P1"><text:span text:style-name="T1">Преподаватель: </text:span>Бахарев В.Д.</text:p>
      <text:p text:style-name="P17">Оценка: ____________________ </text:p>
      <text:p text:style-name="P1"><text:span text:style-name="T1">Дата: </text:span><text:span text:style-name="T2">31</text:span><text:span text:style-name="T9">.10</text:span><text:span text:style-name="T1">.</text:span>24</text:p>
      <text:p text:style-name="P12"/>
      <text:p text:style-name="P2"/>
      <text:p text:style-name="P3"/>
      <text:p text:style-name="P3"><text:span text:style-name="T1">Москва, 202</text:span>4</text:p>
      <text:p text:style-name="P19"><text:soft-page-break/>Постановка задачи</text:p>
      <text:p text:style-name="Standard"><text:span text:style-name="T5">Вариант </text:span><text:span text:style-name="T6">15</text:span><text:span text:style-name="T5">.</text:span></text:p>
      <text:p text:style-name="P24">Цель работы </text:p>
      <text:p text:style-name="P24">Приобретение практических навыков в:</text:p>
      <text:p text:style-name="P25"> Управление потоками в ОС</text:p>
      <text:p text:style-name="P25"> Обеспечение синхронизации между потоками</text:p>
      <text:p text:style-name="P23">Задание</text:p>
      <text:p text:style-name="P23">Составить программу на языке Си<text:span text:style-name="T13">(С++)</text:span>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25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25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p text:style-name="P23"><text:span text:style-name="T10">15</text:span> вариант) Есть колода из 52 карт, рассчитать экспериментально (метод Монте-Карло) вероятность того, что сверху лежат две одинаковых карты. Количество раундов задаётся ключом программы.</text:p>
      <text:p text:style-name="P19"><text:s text:c="2"/>Общий метод и алгоритм решения</text:p>
      <text:p text:style-name="P20">Использованные системные вызовы:</text:p>
      <text:list text:style-name="WWNum1">
        <text:list-item>
          <text:p text:style-name="P31">int pthread_create(pthread_t *__restrict__ __newthread, const pthread_attr_t *__restrict__ __attr, void *(*__start_routine)(void *), void *__restrict__ __arg) — создаёт поток с рутиной <text:span text:style-name="T11">(стартовой <text:s/>функцией) и заданными аргументами</text:span></text:p>
        </text:list-item>
        <text:list-item>
          <text:p text:style-name="P32">int pthread_join(pthread_t __th, void **__thread_return) — вызов потока</text:p>
        </text:list-item>
        <text:list-item>
          <text:p text:style-name="P35"><text:span text:style-name="T7">ssize_t read(int __fd, void* __buf, size_t __nbytes) — чтение из </text:span><text:span text:style-name="T8">fd в буфер</text:span></text:p>
        </text:list-item>
        <text:list-item>
          <text:p text:style-name="P33">ssize_t write(int __fd, const void* __buf, size_t __n) — запись байтов в буфер</text:p>
        </text:list-item>
        <text:list-item>
          <text:p text:style-name="P34">void exit(int status) - завершения выполнения процесса и возвращение статуса</text:p>
        </text:list-item>
      </text:list>
      <text:p text:style-name="P21"/>
      <text:p text:style-name="P22">Создаём потоки <text:span text:style-name="T14">(кол-во указывается ключом программы). Аргументом функции pthread_create будет являться функция just_do с аргументом rounds (рассчитывается как общее кол-во раундов (является второым ключом программы), разделенное на кол-во потоков). Таким образом, каждый поток будет рассчитывать приблизительно одинаковое количество раундов. Также введем атомарный счетчик ac (атомарность обязательна, в противном случае между потоками происходит т. н. «data race», из-за чего кол-во счетчика не совпадает с действительностью (потоки борятся за получение доступа к счетчика. Использование мьютекса в задаче излишне, ведь увеличаться затраты на ображение к Kernel).</text:span></text:p>
      <text:p text:style-name="P26">Сам метод Монте-Карло заключается в оперировании случайностями. По заданию необходимо найти вероятность того, что первые две карты в колоде (52 карты) будут одинаковой масти можно расчитать проведя эксперимент — взять колоду, <text:soft-page-break/>перемешать её и проверить что верхние карты одинаковы. <text:span text:style-name="T16">Колоду будем перемешивать стандартным алгоритмом C++ std::shuffle. </text:span>В таком удачном случае счетчик ac будем атомарно увеличивать. <text:span text:style-name="T15">В итоге вероятность будем рассчитывать как результат деления количества удачный исходов на общее количество раундов. </text:span></text:p>
      <text:p text:style-name="P21"/>
      <text:p text:style-name="P19">Код программы</text:p>
      <text:p text:style-name="P9">main<text:span text:style-name="T20">v1</text:span>.cpp</text:p>
      <text:p text:style-name="P38">#include &lt;algorithm&gt;</text:p>
      <text:p text:style-name="P38">#include &lt;atomic&gt;</text:p>
      <text:p text:style-name="P38">#include &lt;iostream&gt;</text:p>
      <text:p text:style-name="P38">#include &lt;mutex&gt;</text:p>
      <text:p text:style-name="P38">#include &lt;pthread.h&gt;</text:p>
      <text:p text:style-name="P38">#include &lt;random&gt;</text:p>
      <text:p text:style-name="P38">#include &lt;shared_mutex&gt;</text:p>
      <text:p text:style-name="P38">#include &lt;stdarg.h&gt;</text:p>
      <text:p text:style-name="P38">#include &lt;string.h&gt;</text:p>
      <text:p text:style-name="P38">#include &lt;unistd.h&gt;</text:p>
      <text:p text:style-name="P38"/>
      <text:p text:style-name="P38">#define print(text, ...) <text:s text:c="54"/>\</text:p>
      <text:p text:style-name="P38"><text:s text:c="2"/>do { <text:s text:c="72"/>\</text:p>
      <text:p text:style-name="P38"><text:s text:c="4"/>char BUF[BUFSIZ]; <text:s text:c="57"/>\</text:p>
      <text:p text:style-name="P38"><text:s text:c="4"/>vsprintf(BUF, text, __VA_ARGS__); <text:s text:c="41"/>\</text:p>
      <text:p text:style-name="P38"><text:s text:c="4"/>myCout(BUF); <text:s text:c="62"/>\</text:p>
      <text:p text:style-name="P38"><text:s text:c="2"/>} while (0)</text:p>
      <text:p text:style-name="P38">#define all(x) x.begin(), x.end()</text:p>
      <text:p text:style-name="P38">#define THREADS_NUM 16</text:p>
      <text:p text:style-name="P38">#define BARRIERS_NUM 16</text:p>
      <text:p text:style-name="P38">#define DECK_NUM 52</text:p>
      <text:p text:style-name="P38"/>
      <text:p text:style-name="P38">std::atomic_int ac{0};</text:p>
      <text:p text:style-name="P38">std::vector&lt;int&gt; deck(DECK_NUM);</text:p>
      <text:p text:style-name="P38"><text:soft-page-break/>std::mutex m;</text:p>
      <text:p text:style-name="P38"/>
      <text:p text:style-name="P38">void *just_do(void *args) {</text:p>
      <text:p text:style-name="P38"><text:s text:c="2"/>size_t round = *(size_t *)args;</text:p>
      <text:p text:style-name="P38"><text:s text:c="2"/>std::random_device rd;</text:p>
      <text:p text:style-name="P38"><text:s text:c="2"/>std::mt19937 random_generator(rd());</text:p>
      <text:p text:style-name="P38"><text:s text:c="2"/>int local = 0;</text:p>
      <text:p text:style-name="P38"><text:s text:c="2"/>m.lock();</text:p>
      <text:p text:style-name="P38"><text:s text:c="2"/>for (size_t j = 0; j &lt; DECK_NUM; j++) {</text:p>
      <text:p text:style-name="P38"><text:s text:c="4"/>deck[j] = j;</text:p>
      <text:p text:style-name="P38"><text:s text:c="2"/>}</text:p>
      <text:p text:style-name="P38"><text:s text:c="2"/>for (size_t i = 0; i &lt; round; i++) {</text:p>
      <text:p text:style-name="P38"><text:s text:c="4"/>std::shuffle(all(deck), random_generator);</text:p>
      <text:p text:style-name="P38"><text:s text:c="4"/>if (deck[0] % 4 == deck[1] % 4) {</text:p>
      <text:p text:style-name="P38"><text:s text:c="6"/>++local;</text:p>
      <text:p text:style-name="P38"><text:s text:c="4"/>}</text:p>
      <text:p text:style-name="P38"><text:s text:c="2"/>}</text:p>
      <text:p text:style-name="P38"><text:s text:c="2"/>m.unlock();</text:p>
      <text:p text:style-name="P38"><text:s text:c="2"/>ac += local;</text:p>
      <text:p text:style-name="P38"/>
      <text:p text:style-name="P38"><text:s text:c="2"/>return NULL;</text:p>
      <text:p text:style-name="P38">}</text:p>
      <text:p text:style-name="P38"/>
      <text:p text:style-name="P38">void _print(char *fmt, ...) {</text:p>
      <text:p text:style-name="P38"><text:s text:c="2"/>va_list args;</text:p>
      <text:p text:style-name="P38"><text:s text:c="2"/>va_start(args, fmt);</text:p>
      <text:p text:style-name="P38"><text:s text:c="2"/>char BUF[BUFSIZ];</text:p>
      <text:p text:style-name="P38"><text:s text:c="2"/>vsprintf(BUF, fmt, args);</text:p>
      <text:p text:style-name="P38"><text:s text:c="2"/>if (-1 == write(STDOUT_FILENO, BUF, strlen(BUF))) {</text:p>
      <text:p text:style-name="P38"><text:s text:c="4"/>exit(EXIT_FAILURE);</text:p>
      <text:p text:style-name="P38"><text:s text:c="2"/>}</text:p>
      <text:p text:style-name="P38"><text:s text:c="2"/>va_end(args);</text:p>
      <text:p text:style-name="P38">}</text:p>
      <text:p text:style-name="P38"><text:soft-page-break/></text:p>
      <text:p text:style-name="P38">int main(int argc, char **argv) {</text:p>
      <text:p text:style-name="P38"><text:s text:c="2"/>if (argc != 3) {</text:p>
      <text:p text:style-name="P38"><text:s text:c="4"/>_print("Input error. Use: %s &lt;threads&gt; &lt;rounds&gt;\n", argv[0]);</text:p>
      <text:p text:style-name="P38"><text:s text:c="4"/>exit(EXIT_FAILURE);</text:p>
      <text:p text:style-name="P38"><text:s text:c="2"/>}</text:p>
      <text:p text:style-name="P38"><text:s text:c="2"/>if (argv[1] == NULL || argv[2] == NULL) {</text:p>
      <text:p text:style-name="P38"><text:s text:c="4"/>_print("Input error. Use: %s &lt;threads&gt; &lt;rounds&gt;\n", argv[0]);</text:p>
      <text:p text:style-name="P38"><text:s text:c="4"/>exit(EXIT_FAILURE);</text:p>
      <text:p text:style-name="P38"><text:s text:c="2"/>}</text:p>
      <text:p text:style-name="P38"><text:s text:c="2"/>// ограничение потоков и количество раундов</text:p>
      <text:p text:style-name="P38"><text:s text:c="2"/>size_t threads_num = atol(argv[1]);</text:p>
      <text:p text:style-name="P38"><text:s text:c="2"/>size_t rounds = atol(argv[2]);</text:p>
      <text:p text:style-name="P38"><text:s text:c="2"/>size_t rounds_for_thread = rounds / threads_num;</text:p>
      <text:p text:style-name="P38"><text:s text:c="2"/>std::vector&lt;pthread_t&gt; threads(threads_num);</text:p>
      <text:p text:style-name="P38"><text:s text:c="2"/>// for (size_t j = 0; j &lt; DECK_NUM; j++) {</text:p>
      <text:p text:style-name="P38"><text:s text:c="2"/>// <text:s text:c="2"/>deck[j] = j;</text:p>
      <text:p text:style-name="P38"><text:s text:c="2"/>// }</text:p>
      <text:p text:style-name="P38"><text:s text:c="2"/>for (size_t i = 0; i &lt; threads_num; i++) {</text:p>
      <text:p text:style-name="P38"><text:s text:c="4"/>if (-1 == pthread_create(&amp;(threads[i]), NULL, just_do,</text:p>
      <text:p text:style-name="P38"><text:s text:c="29"/>(void *)&amp;rounds_for_thread)) {</text:p>
      <text:p text:style-name="P38"><text:s text:c="6"/>_print("Error. Thread %d nor created\n", i);</text:p>
      <text:p text:style-name="P38"><text:s text:c="6"/>exit(EXIT_FAILURE);</text:p>
      <text:p text:style-name="P38"><text:s text:c="4"/>};</text:p>
      <text:p text:style-name="P38"><text:s text:c="2"/>}</text:p>
      <text:p text:style-name="P38"/>
      <text:p text:style-name="P38"><text:s text:c="2"/>for (auto &amp;thread : threads) {</text:p>
      <text:p text:style-name="P38"><text:s text:c="4"/>if (-1 == pthread_join(thread, NULL)) {</text:p>
      <text:p text:style-name="P38"><text:s text:c="6"/>_print("Error. Thread not joined\n");</text:p>
      <text:p text:style-name="P38"><text:s text:c="6"/>exit(EXIT_FAILURE);</text:p>
      <text:p text:style-name="P38"><text:s text:c="4"/>};</text:p>
      <text:p text:style-name="P38"><text:s text:c="2"/>}</text:p>
      <text:p text:style-name="P38"/>
      <text:p text:style-name="P38"><text:soft-page-break/><text:s text:c="2"/>// выводилка удачный попаданий</text:p>
      <text:p text:style-name="P38"><text:s text:c="2"/>{</text:p>
      <text:p text:style-name="P38"><text:s text:c="4"/>int b = ac.load();</text:p>
      <text:p text:style-name="P38"><text:s text:c="4"/>_print("== %d ==\n", b);</text:p>
      <text:p text:style-name="P38"><text:s text:c="2"/>}</text:p>
      <text:p text:style-name="P38"/>
      <text:p text:style-name="P38"><text:s text:c="2"/>{</text:p>
      <text:p text:style-name="P38"><text:s text:c="4"/>// расчеты</text:p>
      <text:p text:style-name="P38"><text:s text:c="4"/>int total_rounds = rounds; // threads_num * rounds;</text:p>
      <text:p text:style-name="P38"><text:s text:c="4"/>int f = ac.load();</text:p>
      <text:p text:style-name="P38"><text:s text:c="4"/>double probability = (double)f / (double)total_rounds;</text:p>
      <text:p text:style-name="P38"><text:s text:c="4"/>char BUF[BUFSIZ];</text:p>
      <text:p text:style-name="P38"><text:s text:c="4"/>sprintf(BUF, "== %f ==\n", probability);</text:p>
      <text:p text:style-name="P38"><text:s text:c="4"/>_print("%s\n", BUF);</text:p>
      <text:p text:style-name="P38"><text:s text:c="2"/>}</text:p>
      <text:p text:style-name="P38"/>
      <text:p text:style-name="P38"><text:s text:c="2"/>return EXIT_SUCCESS;</text:p>
      <text:p text:style-name="P38">}</text:p>
      <text:p text:style-name="P39">mainv2.cpp</text:p>
      <text:p text:style-name="P40"/>
      <text:p text:style-name="P40">#include &lt;algorithm&gt;</text:p>
      <text:p text:style-name="P40">#include &lt;atomic&gt;</text:p>
      <text:p text:style-name="P40">#include &lt;pthread.h&gt;</text:p>
      <text:p text:style-name="P40">#include &lt;random&gt;</text:p>
      <text:p text:style-name="P40">#include &lt;stdarg.h&gt;</text:p>
      <text:p text:style-name="P40">#include &lt;string.h&gt;</text:p>
      <text:p text:style-name="P40">#include &lt;unistd.h&gt;</text:p>
      <text:p text:style-name="P40">#include &lt;vector&gt;</text:p>
      <text:p text:style-name="P40"/>
      <text:p text:style-name="P40">#define print(text, ...) <text:s text:c="54"/>\</text:p>
      <text:p text:style-name="P40"><text:s text:c="2"/>do { <text:s text:c="72"/>\</text:p>
      <text:p text:style-name="P40"><text:soft-page-break/><text:s text:c="4"/>char BUF[BUFSIZ]; <text:s text:c="57"/>\</text:p>
      <text:p text:style-name="P40"><text:s text:c="4"/>vsprintf(BUF, text, __VA_ARGS__); <text:s text:c="41"/>\</text:p>
      <text:p text:style-name="P40"><text:s text:c="4"/>myCout(BUF); <text:s text:c="62"/>\</text:p>
      <text:p text:style-name="P40"><text:s text:c="2"/>} while (0)</text:p>
      <text:p text:style-name="P40">#define all(x) x.begin(), x.end()</text:p>
      <text:p text:style-name="P40">#define THREADS_NUM 16</text:p>
      <text:p text:style-name="P40">#define BARRIERS_NUM 16</text:p>
      <text:p text:style-name="P40">#define DECK_NUM 52</text:p>
      <text:p text:style-name="P40"/>
      <text:p text:style-name="P40">std::atomic_int ac{0};</text:p>
      <text:p text:style-name="P40"/>
      <text:p text:style-name="P40">void *just_do(void *args) {</text:p>
      <text:p text:style-name="P40"><text:s text:c="2"/>size_t round = *(size_t *)args;</text:p>
      <text:p text:style-name="P40"><text:s text:c="2"/>std::random_device rd;</text:p>
      <text:p text:style-name="P40"><text:s text:c="2"/>std::mt19937 random_generator(rd());</text:p>
      <text:p text:style-name="P40"><text:s text:c="2"/>int local = 0;</text:p>
      <text:p text:style-name="P40"><text:s text:c="2"/>std::vector&lt;int&gt; deck(DECK_NUM);</text:p>
      <text:p text:style-name="P40"><text:s text:c="2"/>for (size_t j = 0; j &lt; DECK_NUM; j++) {</text:p>
      <text:p text:style-name="P40"><text:s text:c="4"/>deck[j] = j;</text:p>
      <text:p text:style-name="P40"><text:s text:c="2"/>}</text:p>
      <text:p text:style-name="P40"><text:s text:c="2"/>for (size_t i = 0; i &lt; round; i++) {</text:p>
      <text:p text:style-name="P40"><text:s text:c="4"/>std::shuffle(all(deck), random_generator);</text:p>
      <text:p text:style-name="P40"><text:s text:c="4"/>if (deck[0] % 4 == deck[1] % 4) {</text:p>
      <text:p text:style-name="P40"><text:s text:c="6"/>++local;</text:p>
      <text:p text:style-name="P40"><text:s text:c="4"/>}</text:p>
      <text:p text:style-name="P40"><text:s text:c="2"/>}</text:p>
      <text:p text:style-name="P40"><text:s text:c="2"/>ac += local;</text:p>
      <text:p text:style-name="P40"/>
      <text:p text:style-name="P40"><text:s text:c="2"/>return NULL;</text:p>
      <text:p text:style-name="P40">}</text:p>
      <text:p text:style-name="P40"/>
      <text:p text:style-name="P40"><text:soft-page-break/>void _print(char *fmt, ...) {</text:p>
      <text:p text:style-name="P40"><text:s text:c="2"/>va_list args;</text:p>
      <text:p text:style-name="P40"><text:s text:c="2"/>va_start(args, fmt);</text:p>
      <text:p text:style-name="P40"><text:s text:c="2"/>char BUF[BUFSIZ];</text:p>
      <text:p text:style-name="P40"><text:s text:c="2"/>vsprintf(BUF, fmt, args);</text:p>
      <text:p text:style-name="P40"><text:s text:c="2"/>if (-1 == write(STDOUT_FILENO, BUF, strlen(BUF))) {</text:p>
      <text:p text:style-name="P40"><text:s text:c="4"/>exit(EXIT_FAILURE);</text:p>
      <text:p text:style-name="P40"><text:s text:c="2"/>}</text:p>
      <text:p text:style-name="P40"><text:s text:c="2"/>va_end(args);</text:p>
      <text:p text:style-name="P40">}</text:p>
      <text:p text:style-name="P40"/>
      <text:p text:style-name="P40">int main(int argc, char **argv) {</text:p>
      <text:p text:style-name="P40"><text:s text:c="2"/>if (argc != 3) {</text:p>
      <text:p text:style-name="P40"><text:s text:c="4"/>_print("Input error. Use: %s &lt;threads&gt; &lt;rounds&gt;\n", argv[0]);</text:p>
      <text:p text:style-name="P40"><text:s text:c="4"/>exit(EXIT_FAILURE);</text:p>
      <text:p text:style-name="P40"><text:s text:c="2"/>}</text:p>
      <text:p text:style-name="P40"><text:s text:c="2"/>if (argv[1] == NULL || argv[2] == NULL) {</text:p>
      <text:p text:style-name="P40"><text:s text:c="4"/>_print("Input error. Use: %s &lt;threads&gt; &lt;rounds&gt;\n", argv[0]);</text:p>
      <text:p text:style-name="P40"><text:s text:c="4"/>exit(EXIT_FAILURE);</text:p>
      <text:p text:style-name="P40"><text:s text:c="2"/>}</text:p>
      <text:p text:style-name="P40"><text:s text:c="2"/>// ограничение потоков и количество раундов</text:p>
      <text:p text:style-name="P40"><text:s text:c="2"/>size_t threads_num = atol(argv[1]);</text:p>
      <text:p text:style-name="P40"><text:s text:c="2"/>size_t rounds = atol(argv[2]);</text:p>
      <text:p text:style-name="P40"><text:s text:c="2"/>size_t rounds_for_thread = rounds / threads_num;</text:p>
      <text:p text:style-name="P40"><text:s text:c="2"/>std::vector&lt;pthread_t&gt; threads(threads_num);</text:p>
      <text:p text:style-name="P40"><text:s text:c="2"/>// for (size_t j = 0; j &lt; DECK_NUM; j++) {</text:p>
      <text:p text:style-name="P40"><text:s text:c="2"/>// <text:s text:c="2"/>deck[j] = j;</text:p>
      <text:p text:style-name="P40"><text:s text:c="2"/>// }</text:p>
      <text:p text:style-name="P40"><text:s text:c="2"/>for (size_t i = 0; i &lt; threads_num; i++) {</text:p>
      <text:p text:style-name="P40"><text:s text:c="4"/>if (-1 == pthread_create(&amp;(threads[i]), NULL, just_do,</text:p>
      <text:p text:style-name="P40"><text:s text:c="29"/>(void *)&amp;rounds_for_thread)) {</text:p>
      <text:p text:style-name="P40"><text:s text:c="6"/>_print("Error. Thread %d nor created\n", i);</text:p>
      <text:p text:style-name="P40"><text:s text:c="6"/>exit(EXIT_FAILURE);</text:p>
      <text:p text:style-name="P40"><text:soft-page-break/><text:s text:c="4"/>};</text:p>
      <text:p text:style-name="P40"><text:s text:c="2"/>}</text:p>
      <text:p text:style-name="P40"/>
      <text:p text:style-name="P40"><text:s text:c="2"/>for (auto &amp;thread : threads) {</text:p>
      <text:p text:style-name="P40"><text:s text:c="4"/>if (-1 == pthread_join(thread, NULL)) {</text:p>
      <text:p text:style-name="P40"><text:s text:c="6"/>_print("Error. Thread not joined\n");</text:p>
      <text:p text:style-name="P40"><text:s text:c="6"/>exit(EXIT_FAILURE);</text:p>
      <text:p text:style-name="P40"><text:s text:c="4"/>};</text:p>
      <text:p text:style-name="P40"><text:s text:c="2"/>}</text:p>
      <text:p text:style-name="P40"/>
      <text:p text:style-name="P40"><text:s text:c="2"/>// выводилка удачный попаданий</text:p>
      <text:p text:style-name="P40"><text:s text:c="2"/>{</text:p>
      <text:p text:style-name="P40"><text:s text:c="4"/>int b = ac.load();</text:p>
      <text:p text:style-name="P40"><text:s text:c="4"/>_print("== %d ==\n", b);</text:p>
      <text:p text:style-name="P40"><text:s text:c="2"/>}</text:p>
      <text:p text:style-name="P40"/>
      <text:p text:style-name="P40"><text:s text:c="2"/>{</text:p>
      <text:p text:style-name="P40"><text:s text:c="4"/>// расчеты</text:p>
      <text:p text:style-name="P40"><text:s text:c="4"/>int total_rounds = rounds; // threads_num * rounds;</text:p>
      <text:p text:style-name="P40"><text:s text:c="4"/>int f = ac.load();</text:p>
      <text:p text:style-name="P40"><text:s text:c="4"/>double probability = (double)f / (double)total_rounds;</text:p>
      <text:p text:style-name="P40"><text:s text:c="4"/>char BUF[BUFSIZ];</text:p>
      <text:p text:style-name="P40"><text:s text:c="4"/>sprintf(BUF, "== %f ==\n", probability);</text:p>
      <text:p text:style-name="P40"><text:s text:c="4"/>_print("%s\n", BUF);</text:p>
      <text:p text:style-name="P40"><text:s text:c="2"/>}</text:p>
      <text:p text:style-name="P40"/>
      <text:p text:style-name="P40"><text:s text:c="2"/>return EXIT_SUCCESS;</text:p>
      <text:p text:style-name="P40">}</text:p>
      <text:p text:style-name="P39"/>
      <text:p text:style-name="P27">Протокол работы программы</text:p>
      <text:p text:style-name="P36">Тестирование:</text:p>
      <text:p text:style-name="P29"><text:span text:style-name="T18">lemito@lemito</text:span><text:span text:style-name="T17">:~/Desktop/OSi/lab2/out/build/gcc$</text:span></text:p>
      <text:p text:style-name="P5"><text:s/>/home/lemito/Desktop/OSi/lab2/out/build/gcc/lab2 12 1000000</text:p>
      <text:p text:style-name="P4">== 234392 ==</text:p>
      <text:p text:style-name="P4"><text:soft-page-break/>== 0.234392 ==</text:p>
      <text:p text:style-name="P5">lemito@lemito:~/Desktop/OSi/lab2/out/build/gcc$ time </text:p>
      <text:p text:style-name="P5">/home/lemito/Desktop/OSi/lab2/out/build/gcc/lab2 12 1000000</text:p>
      <text:p text:style-name="P4">== 234906 ==</text:p>
      <text:p text:style-name="P4">== 0.234906 ==</text:p>
      <text:p text:style-name="P4"/>
      <text:p text:style-name="P4"/>
      <text:p text:style-name="P4">real <text:s text:c="3"/>0m4.092s</text:p>
      <text:p text:style-name="P4">user <text:s text:c="3"/>0m43.928s</text:p>
      <text:p text:style-name="P4">sys <text:s text:c="4"/>0m0.019s</text:p>
      <text:p text:style-name="P5">lemito@lemito:~/Desktop/OSi/lab2/out/build/gcc$ time</text:p>
      <text:p text:style-name="P5">/home/lemito/Desktop/OSi/lab2/out/build/gcc/lab2 6 1000000</text:p>
      <text:p text:style-name="P4">== 235214 ==</text:p>
      <text:p text:style-name="P4">== 0.235214 ==</text:p>
      <text:p text:style-name="P4"/>
      <text:p text:style-name="P4"/>
      <text:p text:style-name="P4">real <text:s text:c="3"/>0m6.684s</text:p>
      <text:p text:style-name="P4">user <text:s text:c="3"/>0m37.334s</text:p>
      <text:p text:style-name="P4">sys <text:s text:c="4"/>0m0.009s</text:p>
      <text:p text:style-name="P6">lemito@lemito:~/Desktop/OSi/lab2/out/build/gcc$ time </text:p>
      <text:p text:style-name="P6">/home/lemito/Desktop/OSi/lab2/out/build/gcc/lab2 3 1000000</text:p>
      <text:p text:style-name="P4">== 235089 ==</text:p>
      <text:p text:style-name="P4">== 0.235089 ==</text:p>
      <text:p text:style-name="P4"/>
      <text:p text:style-name="P4"/>
      <text:p text:style-name="P4">real <text:s text:c="3"/>0m10.368s</text:p>
      <text:p text:style-name="P4">user <text:s text:c="3"/>0m31.017s</text:p>
      <text:p text:style-name="P4">sys <text:s text:c="4"/>0m0.008s</text:p>
      <text:p text:style-name="P7">lemito@lemito:~/Desktop/OSi/lab2/out/build/gcc$ time </text:p>
      <text:p text:style-name="P7">/home/lemito/Desktop/OSi/lab2/out/build/gcc/lab2 1 1000000</text:p>
      <text:p text:style-name="P4"/>
      <text:p text:style-name="P4">== 235243 ==</text:p>
      <text:p text:style-name="P4">== 0.235243 ==</text:p>
      <text:p text:style-name="P4"/>
      <text:p text:style-name="P4"/>
      <text:p text:style-name="P4">real <text:s text:c="3"/>0m20.464s</text:p>
      <text:p text:style-name="P4">user <text:s text:c="3"/>0m20.458s</text:p>
      <text:p text:style-name="P4">sys <text:s text:c="4"/>0m0.005s</text:p>
      <text:p text:style-name="P4"/>
      <text:p text:style-name="P28">Strace:</text:p>
      <text:p text:style-name="P37">104638 execve("/home/lemito/Desktop/OSi/lab2/out/build/gcc/lab2", ["/home/lemito/Desktop/OSi/lab2/ou"..., "12", "1000000"], 0x7ffe105617c8 /* 119 vars */) = 0</text:p>
      <text:p text:style-name="P37">104638 brk(NULL) <text:s text:c="23"/>= 0x5855d4505000</text:p>
      <text:p text:style-name="P37"><text:soft-page-break/>104638 mmap(NULL, 8192, PROT_READ|PROT_WRITE, MAP_PRIVATE|MAP_ANONYMOUS, -1, 0) = 0x7dfe65595000</text:p>
      <text:p text:style-name="P37">104638 access("/etc/ld.so.preload", R_OK) = -1 ENOENT (No such file or directory)</text:p>
      <text:p text:style-name="P37">104638 openat(AT_FDCWD, "/etc/ld.so.cache", O_RDONLY|O_CLOEXEC) = 3</text:p>
      <text:p text:style-name="P37">104638 fstat(3, {st_mode=S_IFREG|0644, st_size=98135, ...}) = 0</text:p>
      <text:p text:style-name="P37">104638 mmap(NULL, 98135, PROT_READ, MAP_PRIVATE, 3, 0) = 0x7dfe6557d000</text:p>
      <text:p text:style-name="P37">104638 close(3) <text:s text:c="24"/>= 0</text:p>
      <text:p text:style-name="P37">104638 openat(AT_FDCWD, "/lib/x86_64-linux-gnu/libtsan.so.2", O_RDONLY|O_CLOEXEC) = 3</text:p>
      <text:p text:style-name="P37">104638 read(3, "\177ELF\2\1\1\0\0\0\0\0\0\0\0\0\3\0&gt;\0\1\0\0\0\0\0\0\0\0\0\0\0"..., 832) = 832</text:p>
      <text:p text:style-name="P37">104638 fstat(3, {st_mode=S_IFREG|0644, st_size=8980352, ...}) = 0</text:p>
      <text:p text:style-name="P37">104638 mmap(NULL, 17393288, PROT_READ, MAP_PRIVATE|MAP_DENYWRITE, 3, 0) = 0x7dfe64400000</text:p>
      <text:p text:style-name="P37">104638 mmap(0x7dfe6443a000, 856064, PROT_READ|PROT_EXEC, MAP_PRIVATE|MAP_FIXED|MAP_DENYWRITE, 3, 0x3a000) = 0x7dfe6443a000</text:p>
      <text:p text:style-name="P37">104638 mmap(0x7dfe6450b000, 212992, PROT_READ, MAP_PRIVATE|MAP_FIXED|MAP_DENYWRITE, 3, 0x10b000) = 0x7dfe6450b000</text:p>
      <text:p text:style-name="P37">104638 mmap(0x7dfe6453f000, 49152, PROT_READ|PROT_WRITE, MAP_PRIVATE|MAP_FIXED|MAP_DENYWRITE, 3, 0x13e000) = 0x7dfe6453f000</text:p>
      <text:p text:style-name="P37">104638 mmap(0x7dfe6454b000, 16037512, PROT_READ|PROT_WRITE, MAP_PRIVATE|MAP_FIXED|MAP_ANONYMOUS, -1, 0) = 0x7dfe6454b000</text:p>
      <text:p text:style-name="P37">104638 close(3) <text:s text:c="24"/>= 0</text:p>
      <text:p text:style-name="P37">104638 openat(AT_FDCWD, "/lib/x86_64-linux-gnu/libstdc++.so.6", O_RDONLY|O_CLOEXEC) = 3</text:p>
      <text:p text:style-name="P37">104638 read(3, "\177ELF\2\1\1\3\0\0\0\0\0\0\0\0\3\0&gt;\0\1\0\0\0\0\0\0\0\0\0\0\0"..., 832) = 832</text:p>
      <text:p text:style-name="P37">104638 fstat(3, {st_mode=S_IFREG|0644, st_size=2592224, ...}) = 0</text:p>
      <text:p text:style-name="P37">104638 mmap(NULL, 2609472, PROT_READ, MAP_PRIVATE|MAP_DENYWRITE, 3, 0) = 0x7dfe64000000</text:p>
      <text:p text:style-name="P37">104638 mmap(0x7dfe6409d000, 1343488, PROT_READ|PROT_EXEC, MAP_PRIVATE|MAP_FIXED|MAP_DENYWRITE, 3, 0x9d000) = 0x7dfe6409d000</text:p>
      <text:p text:style-name="P37">104638 mmap(0x7dfe641e5000, 552960, PROT_READ, MAP_PRIVATE|MAP_FIXED|MAP_DENYWRITE, 3, 0x1e5000) = 0x7dfe641e5000</text:p>
      <text:p text:style-name="P37">104638 mmap(0x7dfe6426c000, 57344, PROT_READ|PROT_WRITE, MAP_PRIVATE|MAP_FIXED|MAP_DENYWRITE, 3, 0x26b000) = 0x7dfe6426c000</text:p>
      <text:p text:style-name="P37">104638 mmap(0x7dfe6427a000, 12608, PROT_READ|PROT_WRITE, MAP_PRIVATE|MAP_FIXED|MAP_ANONYMOUS, -1, 0) = 0x7dfe6427a000</text:p>
      <text:p text:style-name="P37">104638 close(3) <text:s text:c="24"/>= 0</text:p>
      <text:p text:style-name="P37"><text:soft-page-break/>104638 openat(AT_FDCWD, "/lib/x86_64-linux-gnu/libm.so.6", O_RDONLY|O_CLOEXEC) = 3</text:p>
      <text:p text:style-name="P37">104638 read(3, "\177ELF\2\1\1\3\0\0\0\0\0\0\0\0\3\0&gt;\0\1\0\0\0\0\0\0\0\0\0\0\0"..., 832) = 832</text:p>
      <text:p text:style-name="P37">104638 fstat(3, {st_mode=S_IFREG|0644, st_size=952616, ...}) = 0</text:p>
      <text:p text:style-name="P37">104638 mmap(NULL, 950296, PROT_READ, MAP_PRIVATE|MAP_DENYWRITE, 3, 0) = 0x7dfe64317000</text:p>
      <text:p text:style-name="P37">104638 mmap(0x7dfe64327000, 520192, PROT_READ|PROT_EXEC, MAP_PRIVATE|MAP_FIXED|MAP_DENYWRITE, 3, 0x10000) = 0x7dfe64327000</text:p>
      <text:p text:style-name="P37">104638 mmap(0x7dfe643a6000, 360448, PROT_READ, MAP_PRIVATE|MAP_FIXED|MAP_DENYWRITE, 3, 0x8f000) = 0x7dfe643a6000</text:p>
      <text:p text:style-name="P37">104638 mmap(0x7dfe643fe000, 8192, PROT_READ|PROT_WRITE, MAP_PRIVATE|MAP_FIXED|MAP_DENYWRITE, 3, 0xe7000) = 0x7dfe643fe000</text:p>
      <text:p text:style-name="P37">104638 close(3) <text:s text:c="24"/>= 0</text:p>
      <text:p text:style-name="P37">104638 openat(AT_FDCWD, "/lib/x86_64-linux-gnu/libgcc_s.so.1", O_RDONLY|O_CLOEXEC) = 3</text:p>
      <text:p text:style-name="P37">104638 read(3, "\177ELF\2\1\1\0\0\0\0\0\0\0\0\0\3\0&gt;\0\1\0\0\0\0\0\0\0\0\0\0\0"..., 832) = 832</text:p>
      <text:p text:style-name="P37">104638 fstat(3, {st_mode=S_IFREG|0644, st_size=183024, ...}) = 0</text:p>
      <text:p text:style-name="P37">104638 mmap(NULL, 185256, PROT_READ, MAP_PRIVATE|MAP_DENYWRITE, 3, 0) = 0x7dfe6554f000</text:p>
      <text:p text:style-name="P37">104638 mmap(0x7dfe65553000, 147456, PROT_READ|PROT_EXEC, MAP_PRIVATE|MAP_FIXED|MAP_DENYWRITE, 3, 0x4000) = 0x7dfe65553000</text:p>
      <text:p text:style-name="P37">104638 mmap(0x7dfe65577000, 16384, PROT_READ, MAP_PRIVATE|MAP_FIXED|MAP_DENYWRITE, 3, 0x28000) = 0x7dfe65577000</text:p>
      <text:p text:style-name="P37">104638 mmap(0x7dfe6557b000, 8192, PROT_READ|PROT_WRITE, MAP_PRIVATE|MAP_FIXED|MAP_DENYWRITE, 3, 0x2b000) = 0x7dfe6557b000</text:p>
      <text:p text:style-name="P37">104638 close(3) <text:s text:c="24"/>= 0</text:p>
      <text:p text:style-name="P37">104638 openat(AT_FDCWD, "/lib/x86_64-linux-gnu/libc.so.6", O_RDONLY|O_CLOEXEC) = 3</text:p>
      <text:p text:style-name="P37">104638 read(3, "\177ELF\2\1\1\3\0\0\0\0\0\0\0\0\3\0&gt;\0\1\0\0\0\220\243\2\0\0\0\0\0"..., 832) = 832</text:p>
      <text:p text:style-name="P37">104638 pread64(3, "\6\0\0\0\4\0\0\0@\0\0\0\0\0\0\0@\0\0\0\0\0\0\0@\0\0\0\0\0\0\0"..., 784, 64) = 784</text:p>
      <text:p text:style-name="P37">104638 fstat(3, {st_mode=S_IFREG|0755, st_size=2125328, ...}) = 0</text:p>
      <text:p text:style-name="P37">104638 pread64(3, "\6\0\0\0\4\0\0\0@\0\0\0\0\0\0\0@\0\0\0\0\0\0\0@\0\0\0\0\0\0\0"..., 784, 64) = 784</text:p>
      <text:p text:style-name="P37">104638 mmap(NULL, 2170256, PROT_READ, MAP_PRIVATE|MAP_DENYWRITE, 3, 0) = 0x7dfe63c00000</text:p>
      <text:p text:style-name="P37">104638 mmap(0x7dfe63c28000, 1605632, PROT_READ|PROT_EXEC, MAP_PRIVATE|MAP_FIXED|MAP_DENYWRITE, 3, 0x28000) = 0x7dfe63c28000</text:p>
      <text:p text:style-name="P37"><text:soft-page-break/>104638 mmap(0x7dfe63db0000, 323584, PROT_READ, MAP_PRIVATE|MAP_FIXED|MAP_DENYWRITE, 3, 0x1b0000) = 0x7dfe63db0000</text:p>
      <text:p text:style-name="P37">104638 mmap(0x7dfe63dff000, 24576, PROT_READ|PROT_WRITE, MAP_PRIVATE|MAP_FIXED|MAP_DENYWRITE, 3, 0x1fe000) = 0x7dfe63dff000</text:p>
      <text:p text:style-name="P37">104638 mmap(0x7dfe63e05000, 52624, PROT_READ|PROT_WRITE, MAP_PRIVATE|MAP_FIXED|MAP_ANONYMOUS, -1, 0) = 0x7dfe63e05000</text:p>
      <text:p text:style-name="P37">104638 close(3) <text:s text:c="24"/>= 0</text:p>
      <text:p text:style-name="P37">104638 mmap(NULL, 8192, PROT_READ|PROT_WRITE, MAP_PRIVATE|MAP_ANONYMOUS, -1, 0) = 0x7dfe6554d000</text:p>
      <text:p text:style-name="P37">104638 mmap(NULL, 12288, PROT_READ|PROT_WRITE, MAP_PRIVATE|MAP_ANONYMOUS, -1, 0) = 0x7dfe6554a000</text:p>
      <text:p text:style-name="P37">104638 arch_prctl(ARCH_SET_FS, 0x7dfe6554af00) = 0</text:p>
      <text:p text:style-name="P37">104638 set_tid_address(0x7dfe6554b1d0) <text:s/>= 104638</text:p>
      <text:p text:style-name="P37">104638 set_robust_list(0x7dfe6554b1e0, 24) = 0</text:p>
      <text:p text:style-name="P37">104638 rseq(0x7dfe6554b820, 0x20, 0, 0x53053053) = 0</text:p>
      <text:p text:style-name="P37">104638 mprotect(0x7dfe63dff000, 16384, PROT_READ) = 0</text:p>
      <text:p text:style-name="P37">104638 mprotect(0x7dfe6557b000, 4096, PROT_READ) = 0</text:p>
      <text:p text:style-name="P37">104638 mprotect(0x7dfe643fe000, 4096, PROT_READ) = 0</text:p>
      <text:p text:style-name="P37">104638 mmap(NULL, 8192, PROT_READ|PROT_WRITE, MAP_PRIVATE|MAP_ANONYMOUS, -1, 0) = 0x7dfe65548000</text:p>
      <text:p text:style-name="P37">104638 mprotect(0x7dfe6426c000, 45056, PROT_READ) = 0</text:p>
      <text:p text:style-name="P37">104638 mprotect(0x7dfe6453f000, 16384, PROT_READ) = 0</text:p>
      <text:p text:style-name="P37">104638 mprotect(0x5855d2dac000, 4096, PROT_READ) = 0</text:p>
      <text:p text:style-name="P37">104638 mprotect(0x7dfe655cd000, 8192, PROT_READ) = 0</text:p>
      <text:p text:style-name="P37">104638 prlimit64(0, RLIMIT_STACK, NULL, {rlim_cur=8192*1024, rlim_max=RLIM64_INFINITY}) = 0</text:p>
      <text:p text:style-name="P37">104638 munmap(0x7dfe6557d000, 98135) <text:s text:c="3"/>= 0</text:p>
      <text:p text:style-name="P37">104638 mmap(NULL, 4096, PROT_READ|PROT_WRITE, MAP_PRIVATE|MAP_ANONYMOUS, -1, 0) = 0x7dfe65594000</text:p>
      <text:p text:style-name="P37">104638 mmap(NULL, 4096, PROT_READ|PROT_WRITE, MAP_PRIVATE|MAP_ANONYMOUS, -1, 0) = 0x7dfe65593000</text:p>
      <text:p text:style-name="P37">104638 openat(AT_FDCWD, "/proc/self/environ", O_RDONLY) = 3</text:p>
      <text:p text:style-name="P37">104638 read(3, "SHELL=/bin/bash\0SESSION_MANAGER="..., 4096) = 4096</text:p>
      <text:p text:style-name="P37">104638 close(3) <text:s text:c="24"/>= 0</text:p>
      <text:p text:style-name="P37">104638 munmap(0x7dfe65593000, 4096) <text:s text:c="4"/>= 0</text:p>
      <text:p text:style-name="P37">104638 mmap(NULL, 8192, PROT_READ|PROT_WRITE, MAP_PRIVATE|MAP_ANONYMOUS, -1, 0) = 0x7dfe65592000</text:p>
      <text:p text:style-name="P37"><text:soft-page-break/>104638 openat(AT_FDCWD, "/proc/self/environ", O_RDONLY) = 3</text:p>
      <text:p text:style-name="P37">104638 read(3, "SHELL=/bin/bash\0SESSION_MANAGER="..., 8192) = 7080</text:p>
      <text:p text:style-name="P37">104638 read(3, "", 1112) <text:s text:c="15"/>= 0</text:p>
      <text:p text:style-name="P37">104638 close(3) <text:s text:c="24"/>= 0</text:p>
      <text:p text:style-name="P37">104638 readlinkat(AT_FDCWD, "/proc/self/exe", "/home/lemito/Desktop/OSi/lab2/ou"..., 4096) = 48</text:p>
      <text:p text:style-name="P37">104638 mmap(NULL, 4096, PROT_READ|PROT_WRITE, MAP_PRIVATE|MAP_ANONYMOUS, -1, 0) = 0x7dfe65591000</text:p>
      <text:p text:style-name="P37">104638 openat(AT_FDCWD, "/proc/self/cmdline", O_RDONLY) = 3</text:p>
      <text:p text:style-name="P37">104638 read(3, "/home/lemito/Desktop/OSi/lab2/ou"..., 4096) = 60</text:p>
      <text:p text:style-name="P37">104638 read(3, "", 4036) <text:s text:c="15"/>= 0</text:p>
      <text:p text:style-name="P37">104638 close(3) <text:s text:c="24"/>= 0</text:p>
      <text:p text:style-name="P37">104638 munmap(0x7dfe65591000, 4096) <text:s text:c="4"/>= 0</text:p>
      <text:p text:style-name="P37">104638 mmap(NULL, 65536, PROT_READ|PROT_WRITE, MAP_PRIVATE|MAP_ANONYMOUS, -1, 0) = 0x7dfe65582000</text:p>
      <text:p text:style-name="P37">104638 mmap(0x720000000000, 1099511635968, PROT_NONE, MAP_PRIVATE|MAP_FIXED|MAP_ANONYMOUS|MAP_NORESERVE, -1, 0) = 0x720000000000</text:p>
      <text:p text:style-name="P37">104638 mmap(0x730000000000, 8192, PROT_READ|PROT_WRITE, MAP_PRIVATE|MAP_FIXED|MAP_ANONYMOUS, -1, 0) = 0x730000000000</text:p>
      <text:p text:style-name="P37">104638 mmap(NULL, 8388608, PROT_NONE, MAP_PRIVATE|MAP_ANONYMOUS|MAP_NORESERVE, -1, 0) = 0x7dfe63400000</text:p>
      <text:p text:style-name="P37">104638 mmap(NULL, 4263936, PROT_READ|PROT_WRITE, MAP_PRIVATE|MAP_ANONYMOUS, -1, 0) = 0x7dfe62e00000</text:p>
      <text:p text:style-name="P37">104638 mmap(NULL, 2097152, PROT_READ|PROT_WRITE, MAP_PRIVATE|MAP_ANONYMOUS, -1, 0) = 0x7dfe62c00000</text:p>
      <text:p text:style-name="P37">104638 munmap(0x7dfe62d00000, 1048576) <text:s/>= 0</text:p>
      <text:p text:style-name="P37">104638 mmap(NULL, 4096, PROT_READ|PROT_WRITE, MAP_PRIVATE|MAP_ANONYMOUS, -1, 0) = 0x7dfe65581000</text:p>
      <text:p text:style-name="P37">104638 mmap(NULL, 3727360, PROT_READ|PROT_WRITE, MAP_PRIVATE|MAP_ANONYMOUS, -1, 0) = 0x7dfe62800000</text:p>
      <text:p text:style-name="P37">104638 clock_gettime(CLOCK_MONOTONIC, {tv_sec=41815, tv_nsec=720476736}) = 0</text:p>
      <text:p text:style-name="P37">104638 mmap(0x721400000000, 65536, PROT_READ|PROT_WRITE, MAP_PRIVATE|MAP_FIXED|MAP_ANONYMOUS, -1, 0) = 0x721400000000</text:p>
      <text:p text:style-name="P37">104638 mmap(0x721780000000, 65536, PROT_READ|PROT_WRITE, MAP_PRIVATE|MAP_FIXED|MAP_ANONYMOUS, -1, 0) = 0x721780000000</text:p>
      <text:p text:style-name="P37">104638 clock_gettime(CLOCK_MONOTONIC, {tv_sec=41815, tv_nsec=720851380}) = 0</text:p>
      <text:p text:style-name="P37">104638 mmap(0x720800000000, 65536, PROT_READ|PROT_WRITE, MAP_PRIVATE|MAP_FIXED|MAP_ANONYMOUS, -1, 0) = 0x720800000000</text:p>
      <text:p text:style-name="P37"><text:soft-page-break/>104638 mmap(0x720b80000000, 65536, PROT_READ|PROT_WRITE, MAP_PRIVATE|MAP_FIXED|MAP_ANONYMOUS, -1, 0) = 0x720b80000000</text:p>
      <text:p text:style-name="P37">104638 clock_gettime(CLOCK_MONOTONIC, {tv_sec=41815, tv_nsec=721207517}) = 0</text:p>
      <text:p text:style-name="P37">104638 mmap(0x721000000000, 65536, PROT_READ|PROT_WRITE, MAP_PRIVATE|MAP_FIXED|MAP_ANONYMOUS, -1, 0) = 0x721000000000</text:p>
      <text:p text:style-name="P37">104638 mmap(0x721380000000, 65536, PROT_READ|PROT_WRITE, MAP_PRIVATE|MAP_FIXED|MAP_ANONYMOUS, -1, 0) = 0x721380000000</text:p>
      <text:p text:style-name="P37">104638 clock_gettime(CLOCK_MONOTONIC, {tv_sec=41815, tv_nsec=721714197}) = 0</text:p>
      <text:p text:style-name="P37">104638 mmap(0x721800000000, 65536, PROT_READ|PROT_WRITE, MAP_PRIVATE|MAP_FIXED|MAP_ANONYMOUS, -1, 0) = 0x721800000000</text:p>
      <text:p text:style-name="P37">104638 mmap(0x721b80000000, 65536, PROT_READ|PROT_WRITE, MAP_PRIVATE|MAP_FIXED|MAP_ANONYMOUS, -1, 0) = 0x721b80000000</text:p>
      <text:p text:style-name="P37">104638 mmap(NULL, 4096, PROT_READ|PROT_WRITE, MAP_PRIVATE|MAP_ANONYMOUS, -1, 0) = 0x7dfe65580000</text:p>
      <text:p text:style-name="P37">104638 prlimit64(0, RLIMIT_CORE, NULL, {rlim_cur=0, rlim_max=RLIM64_INFINITY}) = 0</text:p>
      <text:p text:style-name="P37">104638 prlimit64(0, RLIMIT_CORE, {rlim_cur=0, rlim_max=RLIM64_INFINITY}, NULL) = 0</text:p>
      <text:p text:style-name="P37">104638 prlimit64(0, RLIMIT_STACK, NULL, {rlim_cur=8192*1024, rlim_max=RLIM64_INFINITY}) = 0</text:p>
      <text:p text:style-name="P37">104638 prlimit64(0, RLIMIT_AS, NULL, {rlim_cur=RLIM64_INFINITY, rlim_max=RLIM64_INFINITY}) = 0</text:p>
      <text:p text:style-name="P37">104638 mmap(NULL, 4096, PROT_READ|PROT_WRITE, MAP_PRIVATE|MAP_ANONYMOUS, -1, 0) = 0x7dfe6557f000</text:p>
      <text:p text:style-name="P37">104638 openat(AT_FDCWD, "/proc/self/maps", O_RDONLY) = 3</text:p>
      <text:p text:style-name="P37">104638 read(3, "5855d2da3000-5855d2da5000 r--p 0"..., 4096) = 4051</text:p>
      <text:p text:style-name="P37">104638 read(3, "7dfe6454b000-7dfe65497000 rw-p 0"..., 45) = 45</text:p>
      <text:p text:style-name="P37">104638 close(3) <text:s text:c="24"/>= 0</text:p>
      <text:p text:style-name="P37">104638 munmap(0x7dfe6557f000, 4096) <text:s text:c="4"/>= 0</text:p>
      <text:p text:style-name="P37">104638 mmap(NULL, 8192, PROT_READ|PROT_WRITE, MAP_PRIVATE|MAP_ANONYMOUS, -1, 0) = 0x7dfe6557e000</text:p>
      <text:p text:style-name="P37">104638 openat(AT_FDCWD, "/proc/self/maps", O_RDONLY) = 3</text:p>
      <text:p text:style-name="P37">104638 read(3, "5855d2da3000-5855d2da5000 r--p 0"..., 8192) = 4051</text:p>
      <text:p text:style-name="P37">104638 read(3, "7dfe6454b000-7dfe65497000 rw-p 0"..., 4141) = 1637</text:p>
      <text:p text:style-name="P37">104638 read(3, "", 2504) <text:s text:c="15"/>= 0</text:p>
      <text:p text:style-name="P37">104638 close(3) <text:s text:c="24"/>= 0</text:p>
      <text:p text:style-name="P37">104638 mmap(NULL, 4096, PROT_READ|PROT_WRITE, MAP_PRIVATE|MAP_ANONYMOUS, -1, 0) = 0x7dfe6557d000</text:p>
      <text:p text:style-name="P37">104638 openat(AT_FDCWD, "/proc/self/maps", O_RDONLY) = 3</text:p>
      <text:p text:style-name="P37"><text:soft-page-break/>104638 read(3, "5855d2da3000-5855d2da5000 r--p 0"..., 4096) = 4051</text:p>
      <text:p text:style-name="P37">104638 read(3, "7dfe6454b000-7dfe65497000 rw-p 0"..., 45) = 45</text:p>
      <text:p text:style-name="P37">104638 close(3) <text:s text:c="24"/>= 0</text:p>
      <text:p text:style-name="P37">104638 munmap(0x7dfe6557d000, 4096) <text:s text:c="4"/>= 0</text:p>
      <text:p text:style-name="P37">104638 mmap(NULL, 8192, PROT_READ|PROT_WRITE, MAP_PRIVATE|MAP_ANONYMOUS, -1, 0) = 0x7dfe65546000</text:p>
      <text:p text:style-name="P37">104638 openat(AT_FDCWD, "/proc/self/maps", O_RDONLY) = 3</text:p>
      <text:p text:style-name="P37">104638 read(3, "5855d2da3000-5855d2da5000 r--p 0"..., 8192) = 4051</text:p>
      <text:p text:style-name="P37">104638 read(3, "7dfe6454b000-7dfe65497000 rw-p 0"..., 4141) = 1637</text:p>
      <text:p text:style-name="P37">104638 read(3, "", 2504) <text:s text:c="15"/>= 0</text:p>
      <text:p text:style-name="P37">104638 close(3) <text:s text:c="24"/>= 0</text:p>
      <text:p text:style-name="P37">104638 mmap(0x20000000000, 15393162788864, PROT_NONE, MAP_PRIVATE|MAP_FIXED|MAP_ANONYMOUS|MAP_NORESERVE, -1, 0) = 0x20000000000</text:p>
      <text:p text:style-name="P37">104638 mmap(0x380000000000, 31885837205504, PROT_NONE, MAP_PRIVATE|MAP_FIXED|MAP_ANONYMOUS|MAP_NORESERVE, -1, 0) = 0x380000000000</text:p>
      <text:p text:style-name="P37">104638 mmap(0x5a0000000000, 26388279066624, PROT_NONE, MAP_PRIVATE|MAP_FIXED|MAP_ANONYMOUS|MAP_NORESERVE, -1, 0) = 0x5a0000000000</text:p>
      <text:p text:style-name="P37">104638 mmap(0x730000002000, 7696581386240, PROT_NONE, MAP_PRIVATE|MAP_FIXED|MAP_ANONYMOUS|MAP_NORESERVE, -1, 0) = 0x730000002000</text:p>
      <text:p text:style-name="P37">104638 munmap(0x7dfe65546000, 8192) <text:s text:c="4"/>= 0</text:p>
      <text:p text:style-name="P37">104638 mmap(0x100000000000, 35184372088832, PROT_READ|PROT_WRITE, MAP_PRIVATE|MAP_FIXED|MAP_ANONYMOUS|MAP_NORESERVE, -1, 0) = 0x100000000000</text:p>
      <text:p text:style-name="P37">104638 madvise(0x100000000000, 35184372088832, MADV_NOHUGEPAGE) = 0</text:p>
      <text:p text:style-name="P37">104638 madvise(0x100000000000, 35184372088832, MADV_DONTDUMP) = 0</text:p>
      <text:p text:style-name="P37">104638 mmap(0x300000000000, 8796093022208, PROT_READ|PROT_WRITE, MAP_PRIVATE|MAP_FIXED|MAP_ANONYMOUS|MAP_NORESERVE, -1, 0) = 0x300000000000</text:p>
      <text:p text:style-name="P37">104638 madvise(0x300000000000, 8796093022208, MADV_NOHUGEPAGE) = 0</text:p>
      <text:p text:style-name="P37">104638 madvise(0x300000000000, 8796093022208, MADV_DONTDUMP) = 0</text:p>
      <text:p text:style-name="P37">104638 getpid() <text:s text:c="24"/>= 104638</text:p>
      <text:p text:style-name="P37">104638 openat(AT_FDCWD, "/tmp/tsan.rodata.104638", O_RDWR|O_CREAT|O_EXCL, 0600) = 3</text:p>
      <text:p text:style-name="P37">104638 unlinkat(AT_FDCWD, "/tmp/tsan.rodata.104638", 0) = 0</text:p>
      <text:p text:style-name="P37">104638 mmap(NULL, 524288, PROT_READ|PROT_WRITE, MAP_PRIVATE|MAP_ANONYMOUS, -1, 0) = 0x7dfe654c8000</text:p>
      <text:p text:style-name="P37">104638 write(3, "\0\0\0@\0\0\0@\0\0\0@\0\0\0@\0\0\0@\0\0\0@\0\0\0@\0\0\0@"..., 524288) = 524288</text:p>
      <text:p text:style-name="P37">104638 mmap(NULL, 4096, PROT_READ|PROT_WRITE, MAP_PRIVATE|MAP_ANONYMOUS, 3, 0) = 0x7dfe6557d000</text:p>
      <text:p text:style-name="P37"><text:soft-page-break/>104638 mmap(NULL, 4096, PROT_READ|PROT_WRITE, MAP_PRIVATE|MAP_ANONYMOUS, -1, 0) = 0x7dfe654c7000</text:p>
      <text:p text:style-name="P37">104638 openat(AT_FDCWD, "/proc/self/maps", O_RDONLY) = 4</text:p>
      <text:p text:style-name="P37">104638 read(4, "20000000000-100000000000 ---p 00"..., 4096) = 4014</text:p>
      <text:p text:style-name="P37">104638 read(4, "7dfe6453f000-7dfe64543000 r--p 0"..., 82) = 82</text:p>
      <text:p text:style-name="P37">104638 close(4) <text:s text:c="24"/>= 0</text:p>
      <text:p text:style-name="P37">104638 munmap(0x7dfe654c7000, 4096) <text:s text:c="4"/>= 0</text:p>
      <text:p text:style-name="P37">104638 mmap(NULL, 8192, PROT_READ|PROT_WRITE, MAP_PRIVATE|MAP_ANONYMOUS, -1, 0) = 0x7dfe654c6000</text:p>
      <text:p text:style-name="P37">104638 openat(AT_FDCWD, "/proc/self/maps", O_RDONLY) = 4</text:p>
      <text:p text:style-name="P37">104638 read(4, "20000000000-100000000000 ---p 00"..., 8192) = 4014</text:p>
      <text:p text:style-name="P37">104638 read(4, "7dfe6453f000-7dfe64543000 r--p 0"..., 4178) = 1869</text:p>
      <text:p text:style-name="P37">104638 read(4, "", 2309) <text:s text:c="15"/>= 0</text:p>
      <text:p text:style-name="P37">104638 close(4) <text:s text:c="24"/>= 0</text:p>
      <text:p text:style-name="P37">104638 munmap(0x7dfe6557e000, 8192) <text:s text:c="4"/>= 0</text:p>
      <text:p text:style-name="P37">104638 mmap(NULL, 4096, PROT_READ|PROT_WRITE, MAP_PRIVATE|MAP_ANONYMOUS, -1, 0) = 0x7dfe6557f000</text:p>
      <text:p text:style-name="P37">104638 openat(AT_FDCWD, "/proc/self/maps", O_RDONLY) = 4</text:p>
      <text:p text:style-name="P37">104638 read(4, "20000000000-100000000000 ---p 00"..., 4096) = 4014</text:p>
      <text:p text:style-name="P37">104638 read(4, "7dfe6453f000-7dfe64543000 r--p 0"..., 82) = 82</text:p>
      <text:p text:style-name="P37">104638 close(4) <text:s text:c="24"/>= 0</text:p>
      <text:p text:style-name="P37">104638 munmap(0x7dfe6557f000, 4096) <text:s text:c="4"/>= 0</text:p>
      <text:p text:style-name="P37">104638 mmap(NULL, 8192, PROT_READ|PROT_WRITE, MAP_PRIVATE|MAP_ANONYMOUS, -1, 0) = 0x7dfe6557e000</text:p>
      <text:p text:style-name="P37">104638 openat(AT_FDCWD, "/proc/self/maps", O_RDONLY) = 4</text:p>
      <text:p text:style-name="P37">104638 read(4, "20000000000-100000000000 ---p 00"..., 8192) = 4014</text:p>
      <text:p text:style-name="P37">104638 read(4, "7dfe6453f000-7dfe64543000 r--p 0"..., 4178) = 1869</text:p>
      <text:p text:style-name="P37">104638 read(4, "", 2309) <text:s text:c="15"/>= 0</text:p>
      <text:p text:style-name="P37">104638 close(4) <text:s text:c="24"/>= 0</text:p>
      <text:p text:style-name="P37">104638 mmap(0x20aba5b4a000, 40960, PROT_READ, MAP_PRIVATE|MAP_FIXED, 3, 0) = 0x20aba5b4a000</text:p>
      <text:p text:style-name="P37">104638 mmap(0x2bfcc7850000, 524288, PROT_READ, MAP_PRIVATE|MAP_FIXED, 3, 0) = 0x2bfcc7850000</text:p>
      <text:p text:style-name="P37">104638 mmap(0x2bfcc78d0000, 524288, PROT_READ, MAP_PRIVATE|MAP_FIXED, 3, 0) = 0x2bfcc78d0000</text:p>
      <text:p text:style-name="P37"><text:soft-page-break/>104638 mmap(0x2bfcc7950000, 524288, PROT_READ, MAP_PRIVATE|MAP_FIXED, 3, 0) = 0x2bfcc7950000</text:p>
      <text:p text:style-name="P37">104638 mmap(0x2bfcc79d0000, 524288, PROT_READ, MAP_PRIVATE|MAP_FIXED, 3, 0) = 0x2bfcc79d0000</text:p>
      <text:p text:style-name="P37">104638 mmap(0x2bfcc7a50000, 524288, PROT_READ, MAP_PRIVATE|MAP_FIXED, 3, 0) = 0x2bfcc7a50000</text:p>
      <text:p text:style-name="P37">104638 mmap(0x2bfcc7ad0000, 524288, PROT_READ, MAP_PRIVATE|MAP_FIXED, 3, 0) = 0x2bfcc7ad0000</text:p>
      <text:p text:style-name="P37">104638 mmap(0x2bfcc7b50000, 65536, PROT_READ, MAP_PRIVATE|MAP_FIXED, 3, 0) = 0x2bfcc7b50000</text:p>
      <text:p text:style-name="P37">104638 mmap(0x2bfcc813a000, 524288, PROT_READ, MAP_PRIVATE|MAP_FIXED, 3, 0) = 0x2bfcc813a000</text:p>
      <text:p text:style-name="P37">104638 mmap(0x2bfcc81ba000, 524288, PROT_READ, MAP_PRIVATE|MAP_FIXED, 3, 0) = 0x2bfcc81ba000</text:p>
      <text:p text:style-name="P37">104638 mmap(0x2bfcc823a000, 524288, PROT_READ, MAP_PRIVATE|MAP_FIXED, 3, 0) = 0x2bfcc823a000</text:p>
      <text:p text:style-name="P37">104638 mmap(0x2bfcc82ba000, 524288, PROT_READ, MAP_PRIVATE|MAP_FIXED, 3, 0) = 0x2bfcc82ba000</text:p>
      <text:p text:style-name="P37">104638 mmap(0x2bfcc833a000, 524288, PROT_READ, MAP_PRIVATE|MAP_FIXED, 3, 0) = 0x2bfcc833a000</text:p>
      <text:p text:style-name="P37">104638 mmap(0x2bfcc83ba000, 65536, PROT_READ, MAP_PRIVATE|MAP_FIXED, 3, 0) = 0x2bfcc83ba000</text:p>
      <text:p text:style-name="P37">104638 mmap(0x2bfcc864e000, 524288, PROT_READ, MAP_PRIVATE|MAP_FIXED, 3, 0) = 0x2bfcc864e000</text:p>
      <text:p text:style-name="P37">104638 mmap(0x2bfcc86ce000, 516096, PROT_READ, MAP_PRIVATE|MAP_FIXED, 3, 0) = 0x2bfcc86ce000</text:p>
      <text:p text:style-name="P37">104638 mmap(0x2bfcc8874000, 524288, PROT_READ, MAP_PRIVATE|MAP_FIXED, 3, 0) = 0x2bfcc8874000</text:p>
      <text:p text:style-name="P37">104638 mmap(0x2bfcc88f4000, 524288, PROT_READ, MAP_PRIVATE|MAP_FIXED, 3, 0) = 0x2bfcc88f4000</text:p>
      <text:p text:style-name="P37">104638 mmap(0x2bfcc8974000, 524288, PROT_READ, MAP_PRIVATE|MAP_FIXED, 3, 0) = 0x2bfcc8974000</text:p>
      <text:p text:style-name="P37">104638 mmap(0x2bfcc89f4000, 139264, PROT_READ, MAP_PRIVATE|MAP_FIXED, 3, 0) = 0x2bfcc89f4000</text:p>
      <text:p text:style-name="P37">104638 mmap(0x2bfccaaa6000, 294912, PROT_READ, MAP_PRIVATE|MAP_FIXED, 3, 0) = 0x2bfccaaa6000</text:p>
      <text:p text:style-name="P37">104638 mmap(0x2bfccab30000, 352256, PROT_READ, MAP_PRIVATE|MAP_FIXED, 3, 0) = 0x2bfccab30000</text:p>
      <text:p text:style-name="P37">104638 close(3) <text:s text:c="24"/>= 0</text:p>
      <text:p text:style-name="P37">104638 munmap(0x7dfe6557e000, 8192) <text:s text:c="4"/>= 0</text:p>
      <text:p text:style-name="P37">104638 munmap(0x7dfe654c8000, 524288) <text:s text:c="2"/>= 0</text:p>
      <text:p text:style-name="P37"><text:soft-page-break/>104638 sigaltstack(NULL, {ss_sp=NULL, ss_flags=SS_DISABLE, ss_size=0}) = 0</text:p>
      <text:p text:style-name="P37">104638 mmap(NULL, 61440, PROT_READ|PROT_WRITE, MAP_PRIVATE|MAP_ANONYMOUS, -1, 0) = 0x7dfe65539000</text:p>
      <text:p text:style-name="P37">104638 sigaltstack({ss_sp=0x7dfe65539000, ss_flags=0, ss_size=58112}, NULL) = 0</text:p>
      <text:p text:style-name="P37">104638 rt_sigaction(SIGSEGV, {sa_handler=0x7dfe644a9f20, sa_mask=[], sa_flags=SA_RESTORER|SA_ONSTACK|SA_NODEFER|SA_SIGINFO, sa_restorer=0x7dfe63c45320}, NULL, 8) = 0</text:p>
      <text:p text:style-name="P37">104638 rt_sigaction(SIGBUS, {sa_handler=0x7dfe644a9f20, sa_mask=[], sa_flags=SA_RESTORER|SA_ONSTACK|SA_NODEFER|SA_SIGINFO, sa_restorer=0x7dfe63c45320}, NULL, 8) = 0</text:p>
      <text:p text:style-name="P37">104638 rt_sigaction(SIGFPE, {sa_handler=0x7dfe644a9f20, sa_mask=[], sa_flags=SA_RESTORER|SA_ONSTACK|SA_NODEFER|SA_SIGINFO, sa_restorer=0x7dfe63c45320}, NULL, 8) = 0</text:p>
      <text:p text:style-name="P37">104638 mmap(NULL, 2097152, PROT_READ|PROT_WRITE, MAP_PRIVATE|MAP_ANONYMOUS, -1, 0) = 0x7dfe62600000</text:p>
      <text:p text:style-name="P37">104638 munmap(0x7dfe62700000, 1048576) <text:s/>= 0</text:p>
      <text:p text:style-name="P37">104638 mmap(NULL, 2097152, PROT_READ|PROT_WRITE, MAP_PRIVATE|MAP_ANONYMOUS, -1, 0) = 0x7dfe62400000</text:p>
      <text:p text:style-name="P37">104638 munmap(0x7dfe62500000, 1048576) <text:s/>= 0</text:p>
      <text:p text:style-name="P37">104638 mmap(NULL, 4096, PROT_READ|PROT_WRITE, MAP_PRIVATE|MAP_ANONYMOUS, -1, 0) = 0x7dfe6557f000</text:p>
      <text:p text:style-name="P37">104638 mmap(NULL, 2097152, PROT_READ|PROT_WRITE, MAP_PRIVATE|MAP_ANONYMOUS, -1, 0) = 0x7dfe62200000</text:p>
      <text:p text:style-name="P37">104638 munmap(0x7dfe62300000, 1048576) <text:s/>= 0</text:p>
      <text:p text:style-name="P37">104638 mmap(NULL, 4096, PROT_READ|PROT_WRITE, MAP_PRIVATE|MAP_ANONYMOUS, -1, 0) = 0x7dfe6557e000</text:p>
      <text:p text:style-name="P37">104638 mmap(NULL, 1703936, PROT_READ|PROT_WRITE, MAP_PRIVATE|MAP_ANONYMOUS, -1, 0) = 0x7dfe63e60000</text:p>
      <text:p text:style-name="P37">104638 mmap(NULL, 4096, PROT_READ|PROT_WRITE, MAP_PRIVATE|MAP_ANONYMOUS, -1, 0) = 0x7dfe65538000</text:p>
      <text:p text:style-name="P37">104638 mmap(NULL, 2097152, PROT_READ|PROT_WRITE, MAP_PRIVATE|MAP_ANONYMOUS, -1, 0) = 0x7dfe62000000</text:p>
      <text:p text:style-name="P37">104638 munmap(0x7dfe62100000, 1048576) <text:s/>= 0</text:p>
      <text:p text:style-name="P37">104638 munmap(0x7dfe65538000, 4096) <text:s text:c="4"/>= 0</text:p>
      <text:p text:style-name="P37">104638 mmap(NULL, 2097152, PROT_READ|PROT_WRITE, MAP_PRIVATE|MAP_ANONYMOUS, -1, 0) = 0x7dfe61e00000</text:p>
      <text:p text:style-name="P37">104638 munmap(0x7dfe61f00000, 1048576) <text:s/>= 0</text:p>
      <text:p text:style-name="P37">104638 mmap(NULL, 2097152, PROT_READ|PROT_WRITE, MAP_PRIVATE|MAP_ANONYMOUS, -1, 0) = 0x7dfe61c00000</text:p>
      <text:p text:style-name="P37">104638 munmap(0x7dfe61d00000, 1048576) <text:s/>= 0</text:p>
      <text:p text:style-name="P37"><text:soft-page-break/>104638 munmap(0x7dfe6557e000, 4096) <text:s text:c="4"/>= 0</text:p>
      <text:p text:style-name="P37">104638 mmap(NULL, 4096, PROT_READ|PROT_WRITE, MAP_PRIVATE|MAP_ANONYMOUS, -1, 0) = 0x7dfe6557e000</text:p>
      <text:p text:style-name="P37">104638 mmap(NULL, 65536, PROT_READ|PROT_WRITE, MAP_PRIVATE|MAP_ANONYMOUS, -1, 0) = 0x7dfe65529000</text:p>
      <text:p text:style-name="P37">104638 mmap(NULL, 8192, PROT_READ|PROT_WRITE, MAP_PRIVATE|MAP_ANONYMOUS, -1, 0) = 0x7dfe65527000</text:p>
      <text:p text:style-name="P37">104638 mmap(NULL, 2097152, PROT_READ|PROT_WRITE, MAP_PRIVATE|MAP_ANONYMOUS, -1, 0) = 0x7dfe61a00000</text:p>
      <text:p text:style-name="P37">104638 munmap(0x7dfe61b00000, 1048576) <text:s/>= 0</text:p>
      <text:p text:style-name="P37">104638 mmap(NULL, 4096, PROT_READ|PROT_WRITE, MAP_PRIVATE|MAP_ANONYMOUS, -1, 0) = 0x7dfe65526000</text:p>
      <text:p text:style-name="P37">104638 gettid() <text:s text:c="24"/>= 104638</text:p>
      <text:p text:style-name="P37">104638 mmap(NULL, 524288, PROT_READ|PROT_WRITE, MAP_PRIVATE|MAP_ANONYMOUS|MAP_NORESERVE, -1, 0) = 0x7dfe64297000</text:p>
      <text:p text:style-name="P37">104638 madvise(0x7dfe64297000, 524288, MADV_NOHUGEPAGE) = 0</text:p>
      <text:p text:style-name="P37">104638 mmap(NULL, 2097152, PROT_READ|PROT_WRITE, MAP_PRIVATE|MAP_ANONYMOUS, -1, 0) = 0x7dfe61800000</text:p>
      <text:p text:style-name="P37">104638 munmap(0x7dfe61900000, 1048576) <text:s/>= 0</text:p>
      <text:p text:style-name="P37">104638 mmap(NULL, 2097152, PROT_READ|PROT_WRITE, MAP_PRIVATE|MAP_ANONYMOUS, -1, 0) = 0x7dfe61600000</text:p>
      <text:p text:style-name="P37">104638 munmap(0x7dfe61700000, 1048576) <text:s/>= 0</text:p>
      <text:p text:style-name="P37">104638 prlimit64(0, RLIMIT_STACK, NULL, {rlim_cur=8192*1024, rlim_max=RLIM64_INFINITY}) = 0</text:p>
      <text:p text:style-name="P37">104638 mmap(NULL, 4096, PROT_READ|PROT_WRITE, MAP_PRIVATE|MAP_ANONYMOUS, -1, 0) = 0x7dfe65525000</text:p>
      <text:p text:style-name="P37">104638 openat(AT_FDCWD, "/proc/self/maps", O_RDONLY) = 3</text:p>
      <text:p text:style-name="P37">104638 read(3, "20000000000-100000000000 ---p 00"..., 4096) = 4090</text:p>
      <text:p text:style-name="P37">104638 read(3, "721800", 6) <text:s text:c="12"/>= 6</text:p>
      <text:p text:style-name="P37">104638 close(3) <text:s text:c="24"/>= 0</text:p>
      <text:p text:style-name="P37">104638 munmap(0x7dfe65525000, 4096) <text:s text:c="4"/>= 0</text:p>
      <text:p text:style-name="P37">104638 mmap(NULL, 8192, PROT_READ|PROT_WRITE, MAP_PRIVATE|MAP_ANONYMOUS, -1, 0) = 0x7dfe65524000</text:p>
      <text:p text:style-name="P37">104638 openat(AT_FDCWD, "/proc/self/maps", O_RDONLY) = 3</text:p>
      <text:p text:style-name="P37">104638 read(3, "20000000000-100000000000 ---p 00"..., 8192) = 4090</text:p>
      <text:p text:style-name="P37">104638 read(3, "721800000000-721800010000 rw-p 0"..., 4102) = 3991</text:p>
      <text:p text:style-name="P37">104638 read(3, "7dfe6557c000-7dfe6557d000 rw-p 0"..., 111) = 111</text:p>
      <text:p text:style-name="P37">104638 close(3) <text:s text:c="24"/>= 0</text:p>
      <text:p text:style-name="P37"><text:soft-page-break/>104638 munmap(0x7dfe65524000, 8192) <text:s text:c="4"/>= 0</text:p>
      <text:p text:style-name="P37">104638 mmap(NULL, 16384, PROT_READ|PROT_WRITE, MAP_PRIVATE|MAP_ANONYMOUS, -1, 0) = 0x7dfe65522000</text:p>
      <text:p text:style-name="P37">104638 openat(AT_FDCWD, "/proc/self/maps", O_RDONLY) = 3</text:p>
      <text:p text:style-name="P37">104638 read(3, "20000000000-100000000000 ---p 00"..., 16384) = 4090</text:p>
      <text:p text:style-name="P37">104638 read(3, "721800000000-721800010000 rw-p 0"..., 12294) = 3991</text:p>
      <text:p text:style-name="P37">104638 read(3, "7dfe6557c000-7dfe6557d000 rw-p 0"..., 8303) = 1087</text:p>
      <text:p text:style-name="P37">104638 read(3, "", 7216) <text:s text:c="15"/>= 0</text:p>
      <text:p text:style-name="P37">104638 close(3) <text:s text:c="24"/>= 0</text:p>
      <text:p text:style-name="P37">104638 munmap(0x7dfe654c6000, 8192) <text:s text:c="4"/>= 0</text:p>
      <text:p text:style-name="P37">104638 mmap(NULL, 4096, PROT_READ|PROT_WRITE, MAP_PRIVATE|MAP_ANONYMOUS, -1, 0) = 0x7dfe65521000</text:p>
      <text:p text:style-name="P37">104638 openat(AT_FDCWD, "/proc/self/maps", O_RDONLY) = 3</text:p>
      <text:p text:style-name="P37">104638 read(3, "20000000000-100000000000 ---p 00"..., 4096) = 4090</text:p>
      <text:p text:style-name="P37">104638 read(3, "721800", 6) <text:s text:c="12"/>= 6</text:p>
      <text:p text:style-name="P37">104638 close(3) <text:s text:c="24"/>= 0</text:p>
      <text:p text:style-name="P37">104638 munmap(0x7dfe65521000, 4096) <text:s text:c="4"/>= 0</text:p>
      <text:p text:style-name="P37">104638 mmap(NULL, 8192, PROT_READ|PROT_WRITE, MAP_PRIVATE|MAP_ANONYMOUS, -1, 0) = 0x7dfe65520000</text:p>
      <text:p text:style-name="P37">104638 openat(AT_FDCWD, "/proc/self/maps", O_RDONLY) = 3</text:p>
      <text:p text:style-name="P37">104638 read(3, "20000000000-100000000000 ---p 00"..., 8192) = 4090</text:p>
      <text:p text:style-name="P37">104638 read(3, "721800000000-721800010000 rw-p 0"..., 4102) = 4055</text:p>
      <text:p text:style-name="P37">104638 read(3, "7dfe6557d000-7dfe65597000 rw-p 0"..., 47) = 47</text:p>
      <text:p text:style-name="P37">104638 close(3) <text:s text:c="24"/>= 0</text:p>
      <text:p text:style-name="P37">104638 munmap(0x7dfe65520000, 8192) <text:s text:c="4"/>= 0</text:p>
      <text:p text:style-name="P37">104638 mmap(NULL, 16384, PROT_READ|PROT_WRITE, MAP_PRIVATE|MAP_ANONYMOUS, -1, 0) = 0x7dfe6551e000</text:p>
      <text:p text:style-name="P37">104638 openat(AT_FDCWD, "/proc/self/maps", O_RDONLY) = 3</text:p>
      <text:p text:style-name="P37">104638 read(3, "20000000000-100000000000 ---p 00"..., 16384) = 4090</text:p>
      <text:p text:style-name="P37">104638 read(3, "721800000000-721800010000 rw-p 0"..., 12294) = 4055</text:p>
      <text:p text:style-name="P37">104638 read(3, "7dfe6557d000-7dfe65597000 rw-p 0"..., 8239) = 974</text:p>
      <text:p text:style-name="P37">104638 read(3, "", 7265) <text:s text:c="15"/>= 0</text:p>
      <text:p text:style-name="P37">104638 close(3) <text:s text:c="24"/>= 0</text:p>
      <text:p text:style-name="P37">104638 munmap(0x7dfe6551e000, 16384) <text:s text:c="3"/>= 0</text:p>
      <text:p text:style-name="P37"><text:soft-page-break/>104638 mmap(NULL, 262144, PROT_READ|PROT_WRITE, MAP_PRIVATE|MAP_ANONYMOUS, -1, 0) = 0x7dfe654e2000</text:p>
      <text:p text:style-name="P37">104638 mmap(NULL, 90112, PROT_READ|PROT_WRITE, MAP_PRIVATE|MAP_ANONYMOUS, -1, 0) = 0x7dfe654cc000</text:p>
      <text:p text:style-name="P37">104638 mmap(NULL, 1048576, PROT_READ|PROT_WRITE, MAP_PRIVATE|MAP_ANONYMOUS, -1, 0) = 0x7dfe63300000</text:p>
      <text:p text:style-name="P37">104638 mmap(NULL, 8388608, PROT_READ|PROT_WRITE, MAP_PRIVATE|MAP_ANONYMOUS|MAP_NORESERVE, -1, 0) = 0x7dfe60e00000</text:p>
      <text:p text:style-name="P37">104638 mmap(0x72c400000000, 131072, PROT_READ|PROT_WRITE, MAP_PRIVATE|MAP_FIXED|MAP_ANONYMOUS, -1, 0) = 0x72c400000000</text:p>
      <text:p text:style-name="P37">104638 mmap(0x72c780000000, 65536, PROT_READ|PROT_WRITE, MAP_PRIVATE|MAP_FIXED|MAP_ANONYMOUS, -1, 0) = 0x72c780000000</text:p>
      <text:p text:style-name="P37">104638 mmap(NULL, 65536, PROT_READ|PROT_WRITE, MAP_PRIVATE|MAP_ANONYMOUS, -1, 0) = 0x7dfe654bc000</text:p>
      <text:p text:style-name="P37">104638 mmap(0x158800001000, 143360, PROT_READ|PROT_WRITE, MAP_PRIVATE|MAP_FIXED|MAP_ANONYMOUS|MAP_NORESERVE, -1, 0) = 0x158800001000</text:p>
      <text:p text:style-name="P37">104638 madvise(0x158800001000, 143360, MADV_NOHUGEPAGE) = 0</text:p>
      <text:p text:style-name="P37">104638 mmap(0x723400000000, 65536, PROT_READ|PROT_WRITE, MAP_PRIVATE|MAP_FIXED|MAP_ANONYMOUS, -1, 0) = 0x723400000000</text:p>
      <text:p text:style-name="P37">104638 mmap(0x723780000000, 65536, PROT_READ|PROT_WRITE, MAP_PRIVATE|MAP_FIXED|MAP_ANONYMOUS, -1, 0) = 0x723780000000</text:p>
      <text:p text:style-name="P37">104638 rt_sigprocmask(SIG_SETMASK, ~[SYS RT_1], [], 8) = 0</text:p>
      <text:p text:style-name="P37">104638 rt_sigaction(SIGRT_1, {sa_handler=0x7dfe63c99520, sa_mask=[], sa_flags=SA_RESTORER|SA_ONSTACK|SA_RESTART|SA_SIGINFO, sa_restorer=0x7dfe63c45320}, NULL, 8) = 0</text:p>
      <text:p text:style-name="P37">104638 rt_sigprocmask(SIG_UNBLOCK, [RTMIN RT_1], NULL, 8) = 0</text:p>
      <text:p text:style-name="P37">104638 mmap(NULL, 8392704, PROT_NONE, MAP_PRIVATE|MAP_ANONYMOUS|MAP_STACK, -1, 0) = 0x7dfe60400000</text:p>
      <text:p text:style-name="P37">104638 mprotect(0x7dfe60401000, 8388608, PROT_READ|PROT_WRITE) = 0</text:p>
      <text:p text:style-name="P37">104638 mmap(0x724400000000, 65536, PROT_READ|PROT_WRITE, MAP_PRIVATE|MAP_FIXED|MAP_ANONYMOUS, -1, 0) = 0x724400000000</text:p>
      <text:p text:style-name="P37">104638 mmap(0x724780000000, 65536, PROT_READ|PROT_WRITE, MAP_PRIVATE|MAP_FIXED|MAP_ANONYMOUS, -1, 0) = 0x724780000000</text:p>
      <text:p text:style-name="P37">104638 rt_sigprocmask(SIG_BLOCK, ~[], ~[KILL STOP SYS RTMIN RT_1], 8) = 0</text:p>
      <text:p text:style-name="P37">104638 clone3({flags=CLONE_VM|CLONE_FS|CLONE_FILES|CLONE_SIGHAND|CLONE_THREAD|CLONE_SYSVSEM|CLONE_SETTLS|CLONE_PARENT_SETTID|CLONE_CHILD_CLEARTID, child_tid=0x7dfe60c00990, parent_tid=0x7dfe60c00990, exit_signal=0, stack=0x7dfe60400000, stack_size=0x7ff7c0, tls=0x7dfe60c006c0} =&gt; {parent_tid=[104639]}, 88) = 104639</text:p>
      <text:p text:style-name="P37">104638 rt_sigprocmask(SIG_SETMASK, ~[KILL STOP SYS RTMIN RT_1], NULL, 8) = 0</text:p>
      <text:p text:style-name="P37">104638 rt_sigprocmask(SIG_SETMASK, [], <text:s/>&lt;unfinished ...&gt;</text:p>
      <text:p text:style-name="P37"><text:soft-page-break/>104639 rseq(0x7dfe60c00fe0, 0x20, 0, 0x53053053 &lt;unfinished ...&gt;</text:p>
      <text:p text:style-name="P37">104638 &lt;... rt_sigprocmask resumed&gt;NULL, 8) = 0</text:p>
      <text:p text:style-name="P37">104638 mmap(NULL, 8392704, PROT_NONE, MAP_PRIVATE|MAP_ANONYMOUS|MAP_STACK, -1, 0 &lt;unfinished ...&gt;</text:p>
      <text:p text:style-name="P37">104639 &lt;... rseq resumed&gt;) <text:s text:c="13"/>= 0</text:p>
      <text:p text:style-name="P37">104638 &lt;... mmap resumed&gt;) <text:s text:c="13"/>= 0x7dfe5fa00000</text:p>
      <text:p text:style-name="P37">104638 mprotect(0x7dfe5fa01000, 8388608, PROT_READ|PROT_WRITE &lt;unfinished ...&gt;</text:p>
      <text:p text:style-name="P37">104639 set_robust_list(0x7dfe60c009a0, 24 &lt;unfinished ...&gt;</text:p>
      <text:p text:style-name="P37">104638 &lt;... mprotect resumed&gt;) <text:s text:c="9"/>= 0</text:p>
      <text:p text:style-name="P37">104639 &lt;... set_robust_list resumed&gt;) <text:s text:c="2"/>= 0</text:p>
      <text:p text:style-name="P37">104639 rt_sigprocmask(SIG_SETMASK, ~[KILL STOP SYS RTMIN RT_1], <text:s/>&lt;unfinished ...&gt;</text:p>
      <text:p text:style-name="P37">104638 rt_sigprocmask(SIG_BLOCK, ~[], <text:s/>&lt;unfinished ...&gt;</text:p>
      <text:p text:style-name="P37">104639 &lt;... rt_sigprocmask resumed&gt;NULL, 8) = 0</text:p>
      <text:p text:style-name="P37">104638 &lt;... rt_sigprocmask resumed&gt;[], 8) = 0</text:p>
      <text:p text:style-name="P37">104639 gettimeofday( &lt;unfinished ...&gt;</text:p>
      <text:p text:style-name="P37">104638 clone3({flags=CLONE_VM|CLONE_FS|CLONE_FILES|CLONE_SIGHAND|CLONE_THREAD|CLONE_SYSVSEM|CLONE_SETTLS|CLONE_PARENT_SETTID|CLONE_CHILD_CLEARTID, child_tid=0x7dfe60200990, parent_tid=0x7dfe60200990, exit_signal=0, stack=0x7dfe5fa00000, stack_size=0x7ff7c0, tls=0x7dfe602006c0} &lt;unfinished ...&gt;</text:p>
      <text:p text:style-name="P37">104639 &lt;... gettimeofday resumed&gt;{tv_sec=1730574231, tv_usec=921459}, NULL) = 0</text:p>
      <text:p text:style-name="P37">104639 nanosleep({tv_sec=0, tv_nsec=100000000}, <text:s/>&lt;unfinished ...&gt;</text:p>
      <text:p text:style-name="P37">104638 &lt;... clone3 resumed&gt; =&gt; {parent_tid=[104640]}, 88) = 104640</text:p>
      <text:p text:style-name="P37">104638 rt_sigprocmask(SIG_SETMASK, [], NULL, 8) = 0</text:p>
      <text:p text:style-name="P37">104640 rseq(0x7dfe60200fe0, 0x20, 0, 0x53053053 &lt;unfinished ...&gt;</text:p>
      <text:p text:style-name="P37">104638 mmap(NULL, 4096, PROT_READ|PROT_WRITE, MAP_PRIVATE|MAP_ANONYMOUS, -1, 0) = 0x7dfe654bb000</text:p>
      <text:p text:style-name="P37">104640 &lt;... rseq resumed&gt;) <text:s text:c="13"/>= 0</text:p>
      <text:p text:style-name="P37">104638 futex(0x7fffdfe2c194, FUTEX_WAKE_PRIVATE, 1 &lt;unfinished ...&gt;</text:p>
      <text:p text:style-name="P37">104640 set_robust_list(0x7dfe602009a0, 24 &lt;unfinished ...&gt;</text:p>
      <text:p text:style-name="P37">104638 &lt;... futex resumed&gt;) <text:s text:c="12"/>= 0</text:p>
      <text:p text:style-name="P37">104638 futex(0x7fffdfe2c198, FUTEX_WAIT_PRIVATE, 0, NULL &lt;unfinished ...&gt;</text:p>
      <text:p text:style-name="P37">104640 &lt;... set_robust_list resumed&gt;) <text:s text:c="2"/>= 0</text:p>
      <text:p text:style-name="P37">104640 rt_sigprocmask(SIG_SETMASK, [], NULL, 8) = 0</text:p>
      <text:p text:style-name="P37">104640 gettid() <text:s text:c="24"/>= 104640</text:p>
      <text:p text:style-name="P37"><text:soft-page-break/>104640 mmap(NULL, 524288, PROT_READ|PROT_WRITE, MAP_PRIVATE|MAP_ANONYMOUS|MAP_NORESERVE, -1, 0) = 0x7dfe63280000</text:p>
      <text:p text:style-name="P37">104640 madvise(0x7dfe63280000, 524288, MADV_NOHUGEPAGE) = 0</text:p>
      <text:p text:style-name="P37">104640 sched_getaffinity(104640, 32, [0 1 2 3 4 5 6 7 8 9 10 11]) = 8</text:p>
      <text:p text:style-name="P37">104640 mmap(0x722800000000, 65536, PROT_READ|PROT_WRITE, MAP_PRIVATE|MAP_FIXED|MAP_ANONYMOUS, -1, 0) = 0x722800000000</text:p>
      <text:p text:style-name="P37">104640 mmap(0x722b80000000, 65536, PROT_READ|PROT_WRITE, MAP_PRIVATE|MAP_FIXED|MAP_ANONYMOUS, -1, 0) = 0x722b80000000</text:p>
      <text:p text:style-name="P37">104640 mmap(NULL, 262144, PROT_READ|PROT_WRITE, MAP_PRIVATE|MAP_ANONYMOUS, -1, 0) = 0x7dfe63e20000</text:p>
      <text:p text:style-name="P37">104640 mmap(0x2bfcbf403000, 16756736, PROT_READ|PROT_WRITE, MAP_PRIVATE|MAP_FIXED|MAP_ANONYMOUS|MAP_NORESERVE, -1, 0) = 0x2bfcbf403000</text:p>
      <text:p text:style-name="P37">104640 madvise(0x2bfcbf403000, 16756736, MADV_NOHUGEPAGE) = 0</text:p>
      <text:p text:style-name="P37">104640 futex(0x7fffdfe2c198, FUTEX_WAKE_PRIVATE, 1) = 1</text:p>
      <text:p text:style-name="P37">104638 &lt;... futex resumed&gt;) <text:s text:c="12"/>= 0</text:p>
      <text:p text:style-name="P37">104638 mmap(NULL, 8392704, PROT_NONE, MAP_PRIVATE|MAP_ANONYMOUS|MAP_STACK, -1, 0) = 0x7dfe5f000000</text:p>
      <text:p text:style-name="P37">104638 mprotect(0x7dfe5f001000, 8388608, PROT_READ|PROT_WRITE) = 0</text:p>
      <text:p text:style-name="P37">104638 rt_sigprocmask(SIG_BLOCK, ~[], [], 8) = 0</text:p>
      <text:p text:style-name="P37">104638 clone3({flags=CLONE_VM|CLONE_FS|CLONE_FILES|CLONE_SIGHAND|CLONE_THREAD|CLONE_SYSVSEM|CLONE_SETTLS|CLONE_PARENT_SETTID|CLONE_CHILD_CLEARTID, child_tid=0x7dfe5f800990, parent_tid=0x7dfe5f800990, exit_signal=0, stack=0x7dfe5f000000, stack_size=0x7ff7c0, tls=0x7dfe5f8006c0} =&gt; {parent_tid=[104641]}, 88) = 104641</text:p>
      <text:p text:style-name="P37">104641 rseq(0x7dfe5f800fe0, 0x20, 0, 0x53053053 &lt;unfinished ...&gt;</text:p>
      <text:p text:style-name="P37">104638 rt_sigprocmask(SIG_SETMASK, [], <text:s/>&lt;unfinished ...&gt;</text:p>
      <text:p text:style-name="P37">104641 &lt;... rseq resumed&gt;) <text:s text:c="13"/>= 0</text:p>
      <text:p text:style-name="P37">104638 &lt;... rt_sigprocmask resumed&gt;NULL, 8) = 0</text:p>
      <text:p text:style-name="P37">104641 set_robust_list(0x7dfe5f8009a0, 24 &lt;unfinished ...&gt;</text:p>
      <text:p text:style-name="P37">104638 futex(0x7fffdfe2c194, FUTEX_WAKE_PRIVATE, 1 &lt;unfinished ...&gt;</text:p>
      <text:p text:style-name="P37">104641 &lt;... set_robust_list resumed&gt;) <text:s text:c="2"/>= 0</text:p>
      <text:p text:style-name="P37">104638 &lt;... futex resumed&gt;) <text:s text:c="12"/>= 0</text:p>
      <text:p text:style-name="P37">104641 rt_sigprocmask(SIG_SETMASK, [], <text:s/>&lt;unfinished ...&gt;</text:p>
      <text:p text:style-name="P37">104638 futex(0x7fffdfe2c198, FUTEX_WAIT_PRIVATE, 0, NULL &lt;unfinished ...&gt;</text:p>
      <text:p text:style-name="P37">104641 &lt;... rt_sigprocmask resumed&gt;NULL, 8) = 0</text:p>
      <text:p text:style-name="P37">104641 gettid() <text:s text:c="24"/>= 104641</text:p>
      <text:p text:style-name="P37">104641 mmap(NULL, 524288, PROT_READ|PROT_WRITE, MAP_PRIVATE|MAP_ANONYMOUS|MAP_NORESERVE, -1, 0) = 0x7dfe62d80000</text:p>
      <text:p text:style-name="P37"><text:soft-page-break/>104641 madvise(0x7dfe62d80000, 524288, MADV_NOHUGEPAGE) = 0</text:p>
      <text:p text:style-name="P37">104641 sched_getaffinity(104641, 32, [0 1 2 3 4 5 6 7 8 9 10 11]) = 8</text:p>
      <text:p text:style-name="P37">104641 mmap(NULL, 262144, PROT_READ|PROT_WRITE, MAP_PRIVATE|MAP_ANONYMOUS, -1, 0 &lt;unfinished ...&gt;</text:p>
      <text:p text:style-name="P37">104640 mmap(NULL, 262144, PROT_READ|PROT_WRITE, MAP_PRIVATE|MAP_ANONYMOUS, -1, 0 &lt;unfinished ...&gt;</text:p>
      <text:p text:style-name="P37">104641 &lt;... mmap resumed&gt;) <text:s text:c="13"/>= 0x7dfe63240000</text:p>
      <text:p text:style-name="P37">104640 &lt;... mmap resumed&gt;) <text:s text:c="13"/>= 0x7dfe62d40000</text:p>
      <text:p text:style-name="P37">104641 mmap(0x2bfcbe003000, 16756736, PROT_READ|PROT_WRITE, MAP_PRIVATE|MAP_FIXED|MAP_ANONYMOUS|MAP_NORESERVE, -1, 0) = 0x2bfcbe003000</text:p>
      <text:p text:style-name="P37">104641 madvise(0x2bfcbe003000, 16756736, MADV_NOHUGEPAGE) = 0</text:p>
      <text:p text:style-name="P37">104641 futex(0x7fffdfe2c198, FUTEX_WAKE_PRIVATE, 1 &lt;unfinished ...&gt;</text:p>
      <text:p text:style-name="P37">104638 &lt;... futex resumed&gt;) <text:s text:c="12"/>= 0</text:p>
      <text:p text:style-name="P37">104641 &lt;... futex resumed&gt;) <text:s text:c="12"/>= 1</text:p>
      <text:p text:style-name="P37">104638 mmap(NULL, 8392704, PROT_NONE, MAP_PRIVATE|MAP_ANONYMOUS|MAP_STACK, -1, 0) = 0x7dfe5e600000</text:p>
      <text:p text:style-name="P37">104638 mprotect(0x7dfe5e601000, 8388608, PROT_READ|PROT_WRITE) = 0</text:p>
      <text:p text:style-name="P37">104641 futex(0x5855d2dad080, FUTEX_WAIT_PRIVATE, 2, NULL &lt;unfinished ...&gt;</text:p>
      <text:p text:style-name="P37">104638 rt_sigprocmask(SIG_BLOCK, ~[], [], 8) = 0</text:p>
      <text:p text:style-name="P37">104638 clone3({flags=CLONE_VM|CLONE_FS|CLONE_FILES|CLONE_SIGHAND|CLONE_THREAD|CLONE_SYSVSEM|CLONE_SETTLS|CLONE_PARENT_SETTID|CLONE_CHILD_CLEARTID, child_tid=0x7dfe5ee00990, parent_tid=0x7dfe5ee00990, exit_signal=0, stack=0x7dfe5e600000, stack_size=0x7ff7c0, tls=0x7dfe5ee006c0} =&gt; {parent_tid=[104642]}, 88) = 104642</text:p>
      <text:p text:style-name="P37">104642 rseq(0x7dfe5ee00fe0, 0x20, 0, 0x53053053 &lt;unfinished ...&gt;</text:p>
      <text:p text:style-name="P37">104638 rt_sigprocmask(SIG_SETMASK, [], <text:s/>&lt;unfinished ...&gt;</text:p>
      <text:p text:style-name="P37">104642 &lt;... rseq resumed&gt;) <text:s text:c="13"/>= 0</text:p>
      <text:p text:style-name="P37">104638 &lt;... rt_sigprocmask resumed&gt;NULL, 8) = 0</text:p>
      <text:p text:style-name="P37">104642 set_robust_list(0x7dfe5ee009a0, 24 &lt;unfinished ...&gt;</text:p>
      <text:p text:style-name="P37">104638 futex(0x7fffdfe2c194, FUTEX_WAKE_PRIVATE, 1 &lt;unfinished ...&gt;</text:p>
      <text:p text:style-name="P37">104642 &lt;... set_robust_list resumed&gt;) <text:s text:c="2"/>= 0</text:p>
      <text:p text:style-name="P37">104638 &lt;... futex resumed&gt;) <text:s text:c="12"/>= 0</text:p>
      <text:p text:style-name="P37">104642 rt_sigprocmask(SIG_SETMASK, [], <text:s/>&lt;unfinished ...&gt;</text:p>
      <text:p text:style-name="P37">104638 futex(0x7fffdfe2c198, FUTEX_WAIT_PRIVATE, 0, NULL &lt;unfinished ...&gt;</text:p>
      <text:p text:style-name="P37">104642 &lt;... rt_sigprocmask resumed&gt;NULL, 8) = 0</text:p>
      <text:p text:style-name="P37">104642 gettid() <text:s text:c="24"/>= 104642</text:p>
      <text:p text:style-name="P37"><text:soft-page-break/>104642 mmap(NULL, 524288, PROT_READ|PROT_WRITE, MAP_PRIVATE|MAP_ANONYMOUS|MAP_NORESERVE, -1, 0) = 0x7dfe62780000</text:p>
      <text:p text:style-name="P37">104642 madvise(0x7dfe62780000, 524288, MADV_NOHUGEPAGE) = 0</text:p>
      <text:p text:style-name="P37">104642 sched_getaffinity(104642, 32, [0 1 2 3 4 5 6 7 8 9 10 11]) = 8</text:p>
      <text:p text:style-name="P37">104640 mmap(NULL, 262144, PROT_READ|PROT_WRITE, MAP_PRIVATE|MAP_ANONYMOUS, -1, 0) = 0x7dfe62d00000</text:p>
      <text:p text:style-name="P37">104642 mmap(NULL, 262144, PROT_READ|PROT_WRITE, MAP_PRIVATE|MAP_ANONYMOUS, -1, 0) = 0x7dfe62bc0000</text:p>
      <text:p text:style-name="P37">104642 mmap(0x2bfcbcc03000, 16756736, PROT_READ|PROT_WRITE, MAP_PRIVATE|MAP_FIXED|MAP_ANONYMOUS|MAP_NORESERVE, -1, 0) = 0x2bfcbcc03000</text:p>
      <text:p text:style-name="P37">104642 madvise(0x2bfcbcc03000, 16756736, MADV_NOHUGEPAGE) = 0</text:p>
      <text:p text:style-name="P37">104642 futex(0x7fffdfe2c198, FUTEX_WAKE_PRIVATE, 1) = 1</text:p>
      <text:p text:style-name="P37">104638 &lt;... futex resumed&gt;) <text:s text:c="12"/>= 0</text:p>
      <text:p text:style-name="P37">104638 mmap(NULL, 8392704, PROT_NONE, MAP_PRIVATE|MAP_ANONYMOUS|MAP_STACK, -1, 0) = 0x7dfe5dc00000</text:p>
      <text:p text:style-name="P37">104638 mprotect(0x7dfe5dc01000, 8388608, PROT_READ|PROT_WRITE) = 0</text:p>
      <text:p text:style-name="P37">104642 futex(0x5855d2dad080, FUTEX_WAIT_PRIVATE, 2, NULL &lt;unfinished ...&gt;</text:p>
      <text:p text:style-name="P37">104638 rt_sigprocmask(SIG_BLOCK, ~[], [], 8) = 0</text:p>
      <text:p text:style-name="P37">104638 clone3({flags=CLONE_VM|CLONE_FS|CLONE_FILES|CLONE_SIGHAND|CLONE_THREAD|CLONE_SYSVSEM|CLONE_SETTLS|CLONE_PARENT_SETTID|CLONE_CHILD_CLEARTID, child_tid=0x7dfe5e400990, parent_tid=0x7dfe5e400990, exit_signal=0, stack=0x7dfe5dc00000, stack_size=0x7ff7c0, tls=0x7dfe5e4006c0} =&gt; {parent_tid=[104643]}, 88) = 104643</text:p>
      <text:p text:style-name="P37">104643 rseq(0x7dfe5e400fe0, 0x20, 0, 0x53053053 &lt;unfinished ...&gt;</text:p>
      <text:p text:style-name="P37">104638 rt_sigprocmask(SIG_SETMASK, [], <text:s/>&lt;unfinished ...&gt;</text:p>
      <text:p text:style-name="P37">104643 &lt;... rseq resumed&gt;) <text:s text:c="13"/>= 0</text:p>
      <text:p text:style-name="P37">104638 &lt;... rt_sigprocmask resumed&gt;NULL, 8) = 0</text:p>
      <text:p text:style-name="P37">104643 set_robust_list(0x7dfe5e4009a0, 24 &lt;unfinished ...&gt;</text:p>
      <text:p text:style-name="P37">104638 futex(0x7fffdfe2c194, FUTEX_WAKE_PRIVATE, 1 &lt;unfinished ...&gt;</text:p>
      <text:p text:style-name="P37">104643 &lt;... set_robust_list resumed&gt;) <text:s text:c="2"/>= 0</text:p>
      <text:p text:style-name="P37">104638 &lt;... futex resumed&gt;) <text:s text:c="12"/>= 0</text:p>
      <text:p text:style-name="P37">104643 rt_sigprocmask(SIG_SETMASK, [], <text:s/>&lt;unfinished ...&gt;</text:p>
      <text:p text:style-name="P37">104638 futex(0x7fffdfe2c198, FUTEX_WAIT_PRIVATE, 0, NULL &lt;unfinished ...&gt;</text:p>
      <text:p text:style-name="P37">104643 &lt;... rt_sigprocmask resumed&gt;NULL, 8) = 0</text:p>
      <text:p text:style-name="P37">104643 gettid() <text:s text:c="24"/>= 104643</text:p>
      <text:p text:style-name="P37">104643 mmap(NULL, 524288, PROT_READ|PROT_WRITE, MAP_PRIVATE|MAP_ANONYMOUS|MAP_NORESERVE, -1, 0) = 0x7dfe62700000</text:p>
      <text:p text:style-name="P37"><text:soft-page-break/>104643 madvise(0x7dfe62700000, 524288, MADV_NOHUGEPAGE) = 0</text:p>
      <text:p text:style-name="P37">104643 sched_getaffinity(104643, 32, [0 1 2 3 4 5 6 7 8 9 10 11]) = 8</text:p>
      <text:p text:style-name="P37">104643 mmap(0x722800010000, 65536, PROT_READ|PROT_WRITE, MAP_PRIVATE|MAP_FIXED|MAP_ANONYMOUS, -1, 0) = 0x722800010000</text:p>
      <text:p text:style-name="P37">104643 mmap(NULL, 262144, PROT_READ|PROT_WRITE, MAP_PRIVATE|MAP_ANONYMOUS, -1, 0) = 0x7dfe625c0000</text:p>
      <text:p text:style-name="P37">104643 mmap(0x2bfcbb803000, 16756736, PROT_READ|PROT_WRITE, MAP_PRIVATE|MAP_FIXED|MAP_ANONYMOUS|MAP_NORESERVE, -1, 0) = 0x2bfcbb803000</text:p>
      <text:p text:style-name="P37">104643 madvise(0x2bfcbb803000, 16756736, MADV_NOHUGEPAGE) = 0</text:p>
      <text:p text:style-name="P37">104643 futex(0x7fffdfe2c198, FUTEX_WAKE_PRIVATE, 1) = 1</text:p>
      <text:p text:style-name="P37">104638 &lt;... futex resumed&gt;) <text:s text:c="12"/>= 0</text:p>
      <text:p text:style-name="P37">104638 mmap(NULL, 8392704, PROT_NONE, MAP_PRIVATE|MAP_ANONYMOUS|MAP_STACK, -1, 0) = 0x7dfe5d200000</text:p>
      <text:p text:style-name="P37">104638 mprotect(0x7dfe5d201000, 8388608, PROT_READ|PROT_WRITE &lt;unfinished ...&gt;</text:p>
      <text:p text:style-name="P37">104643 futex(0x5855d2dad080, FUTEX_WAIT_PRIVATE, 2, NULL &lt;unfinished ...&gt;</text:p>
      <text:p text:style-name="P37">104638 &lt;... mprotect resumed&gt;) <text:s text:c="9"/>= 0</text:p>
      <text:p text:style-name="P37">104638 rt_sigprocmask(SIG_BLOCK, ~[], [], 8) = 0</text:p>
      <text:p text:style-name="P37">104638 clone3({flags=CLONE_VM|CLONE_FS|CLONE_FILES|CLONE_SIGHAND|CLONE_THREAD|CLONE_SYSVSEM|CLONE_SETTLS|CLONE_PARENT_SETTID|CLONE_CHILD_CLEARTID, child_tid=0x7dfe5da00990, parent_tid=0x7dfe5da00990, exit_signal=0, stack=0x7dfe5d200000, stack_size=0x7ff7c0, tls=0x7dfe5da006c0} =&gt; {parent_tid=[104644]}, 88) = 104644</text:p>
      <text:p text:style-name="P37">104644 rseq(0x7dfe5da00fe0, 0x20, 0, 0x53053053 &lt;unfinished ...&gt;</text:p>
      <text:p text:style-name="P37">104638 rt_sigprocmask(SIG_SETMASK, [], <text:s/>&lt;unfinished ...&gt;</text:p>
      <text:p text:style-name="P37">104644 &lt;... rseq resumed&gt;) <text:s text:c="13"/>= 0</text:p>
      <text:p text:style-name="P37">104638 &lt;... rt_sigprocmask resumed&gt;NULL, 8) = 0</text:p>
      <text:p text:style-name="P37">104644 set_robust_list(0x7dfe5da009a0, 24 &lt;unfinished ...&gt;</text:p>
      <text:p text:style-name="P37">104638 futex(0x7fffdfe2c194, FUTEX_WAKE_PRIVATE, 1 &lt;unfinished ...&gt;</text:p>
      <text:p text:style-name="P37">104644 &lt;... set_robust_list resumed&gt;) <text:s text:c="2"/>= 0</text:p>
      <text:p text:style-name="P37">104638 &lt;... futex resumed&gt;) <text:s text:c="12"/>= 0</text:p>
      <text:p text:style-name="P37">104638 futex(0x7fffdfe2c198, FUTEX_WAIT_PRIVATE, 0, NULL &lt;unfinished ...&gt;</text:p>
      <text:p text:style-name="P37">104644 rt_sigprocmask(SIG_SETMASK, [], NULL, 8) = 0</text:p>
      <text:p text:style-name="P37">104644 gettid() <text:s text:c="24"/>= 104644</text:p>
      <text:p text:style-name="P37">104644 mmap(NULL, 524288, PROT_READ|PROT_WRITE, MAP_PRIVATE|MAP_ANONYMOUS|MAP_NORESERVE, -1, 0) = 0x7dfe62540000</text:p>
      <text:p text:style-name="P37">104644 madvise(0x7dfe62540000, 524288, MADV_NOHUGEPAGE) = 0</text:p>
      <text:p text:style-name="P37">104644 sched_getaffinity(104644, 32, [0 1 2 3 4 5 6 7 8 9 10 11]) = 8</text:p>
      <text:p text:style-name="P37"><text:soft-page-break/>104644 mmap(NULL, 262144, PROT_READ|PROT_WRITE, MAP_PRIVATE|MAP_ANONYMOUS, -1, 0) = 0x7dfe62500000</text:p>
      <text:p text:style-name="P37">104644 mmap(0x2bfcba403000, 16756736, PROT_READ|PROT_WRITE, MAP_PRIVATE|MAP_FIXED|MAP_ANONYMOUS|MAP_NORESERVE, -1, 0) = 0x2bfcba403000</text:p>
      <text:p text:style-name="P37">104644 madvise(0x2bfcba403000, 16756736, MADV_NOHUGEPAGE) = 0</text:p>
      <text:p text:style-name="P37">104644 futex(0x7fffdfe2c198, FUTEX_WAKE_PRIVATE, 1) = 1</text:p>
      <text:p text:style-name="P37">104638 &lt;... futex resumed&gt;) <text:s text:c="12"/>= 0</text:p>
      <text:p text:style-name="P37">104638 mmap(NULL, 8392704, PROT_NONE, MAP_PRIVATE|MAP_ANONYMOUS|MAP_STACK, -1, 0) = 0x7dfe5c800000</text:p>
      <text:p text:style-name="P37">104638 mprotect(0x7dfe5c801000, 8388608, PROT_READ|PROT_WRITE &lt;unfinished ...&gt;</text:p>
      <text:p text:style-name="P37">104644 futex(0x5855d2dad080, FUTEX_WAIT_PRIVATE, 2, NULL &lt;unfinished ...&gt;</text:p>
      <text:p text:style-name="P37">104638 &lt;... mprotect resumed&gt;) <text:s text:c="9"/>= 0</text:p>
      <text:p text:style-name="P37">104638 rt_sigprocmask(SIG_BLOCK, ~[], [], 8) = 0</text:p>
      <text:p text:style-name="P37">104638 clone3({flags=CLONE_VM|CLONE_FS|CLONE_FILES|CLONE_SIGHAND|CLONE_THREAD|CLONE_SYSVSEM|CLONE_SETTLS|CLONE_PARENT_SETTID|CLONE_CHILD_CLEARTID, child_tid=0x7dfe5d000990, parent_tid=0x7dfe5d000990, exit_signal=0, stack=0x7dfe5c800000, stack_size=0x7ff7c0, tls=0x7dfe5d0006c0} =&gt; {parent_tid=[104645]}, 88) = 104645</text:p>
      <text:p text:style-name="P37">104638 rt_sigprocmask(SIG_SETMASK, [], <text:s/>&lt;unfinished ...&gt;</text:p>
      <text:p text:style-name="P37">104645 rseq(0x7dfe5d000fe0, 0x20, 0, 0x53053053 &lt;unfinished ...&gt;</text:p>
      <text:p text:style-name="P37">104638 &lt;... rt_sigprocmask resumed&gt;NULL, 8) = 0</text:p>
      <text:p text:style-name="P37">104645 &lt;... rseq resumed&gt;) <text:s text:c="13"/>= 0</text:p>
      <text:p text:style-name="P37">104638 futex(0x7fffdfe2c194, FUTEX_WAKE_PRIVATE, 1 &lt;unfinished ...&gt;</text:p>
      <text:p text:style-name="P37">104645 set_robust_list(0x7dfe5d0009a0, 24 &lt;unfinished ...&gt;</text:p>
      <text:p text:style-name="P37">104638 &lt;... futex resumed&gt;) <text:s text:c="12"/>= 0</text:p>
      <text:p text:style-name="P37">104645 &lt;... set_robust_list resumed&gt;) <text:s text:c="2"/>= 0</text:p>
      <text:p text:style-name="P37">104638 futex(0x7fffdfe2c198, FUTEX_WAIT_PRIVATE, 0, NULL &lt;unfinished ...&gt;</text:p>
      <text:p text:style-name="P37">104645 rt_sigprocmask(SIG_SETMASK, [], NULL, 8) = 0</text:p>
      <text:p text:style-name="P37">104645 gettid() <text:s text:c="24"/>= 104645</text:p>
      <text:p text:style-name="P37">104645 mmap(NULL, 524288, PROT_READ|PROT_WRITE, MAP_PRIVATE|MAP_ANONYMOUS|MAP_NORESERVE, -1, 0) = 0x7dfe62380000</text:p>
      <text:p text:style-name="P37">104645 madvise(0x7dfe62380000, 524288, MADV_NOHUGEPAGE) = 0</text:p>
      <text:p text:style-name="P37">104645 sched_getaffinity(104645, 32, [0 1 2 3 4 5 6 7 8 9 10 11]) = 8</text:p>
      <text:p text:style-name="P37">104645 mmap(NULL, 262144, PROT_READ|PROT_WRITE, MAP_PRIVATE|MAP_ANONYMOUS, -1, 0) = 0x7dfe62340000</text:p>
      <text:p text:style-name="P37">104645 mmap(0x2bfcb9003000, 16756736, PROT_READ|PROT_WRITE, MAP_PRIVATE|MAP_FIXED|MAP_ANONYMOUS|MAP_NORESERVE, -1, 0) = 0x2bfcb9003000</text:p>
      <text:p text:style-name="P37"><text:soft-page-break/>104645 madvise(0x2bfcb9003000, 16756736, MADV_NOHUGEPAGE) = 0</text:p>
      <text:p text:style-name="P37">104645 futex(0x7fffdfe2c198, FUTEX_WAKE_PRIVATE, 1) = 1</text:p>
      <text:p text:style-name="P37">104638 &lt;... futex resumed&gt;) <text:s text:c="12"/>= 0</text:p>
      <text:p text:style-name="P37">104638 mmap(NULL, 8392704, PROT_NONE, MAP_PRIVATE|MAP_ANONYMOUS|MAP_STACK, -1, 0) = 0x7dfe5be00000</text:p>
      <text:p text:style-name="P37">104638 mprotect(0x7dfe5be01000, 8388608, PROT_READ|PROT_WRITE) = 0</text:p>
      <text:p text:style-name="P37">104645 futex(0x5855d2dad080, FUTEX_WAIT_PRIVATE, 2, NULL &lt;unfinished ...&gt;</text:p>
      <text:p text:style-name="P37">104638 rt_sigprocmask(SIG_BLOCK, ~[], [], 8) = 0</text:p>
      <text:p text:style-name="P37">104638 clone3({flags=CLONE_VM|CLONE_FS|CLONE_FILES|CLONE_SIGHAND|CLONE_THREAD|CLONE_SYSVSEM|CLONE_SETTLS|CLONE_PARENT_SETTID|CLONE_CHILD_CLEARTID, child_tid=0x7dfe5c600990, parent_tid=0x7dfe5c600990, exit_signal=0, stack=0x7dfe5be00000, stack_size=0x7ff7c0, tls=0x7dfe5c6006c0} =&gt; {parent_tid=[104646]}, 88) = 104646</text:p>
      <text:p text:style-name="P37">104646 rseq(0x7dfe5c600fe0, 0x20, 0, 0x53053053 &lt;unfinished ...&gt;</text:p>
      <text:p text:style-name="P37">104638 rt_sigprocmask(SIG_SETMASK, [], <text:s/>&lt;unfinished ...&gt;</text:p>
      <text:p text:style-name="P37">104646 &lt;... rseq resumed&gt;) <text:s text:c="13"/>= 0</text:p>
      <text:p text:style-name="P37">104638 &lt;... rt_sigprocmask resumed&gt;NULL, 8) = 0</text:p>
      <text:p text:style-name="P37">104646 set_robust_list(0x7dfe5c6009a0, 24 &lt;unfinished ...&gt;</text:p>
      <text:p text:style-name="P37">104638 futex(0x7fffdfe2c194, FUTEX_WAKE_PRIVATE, 1 &lt;unfinished ...&gt;</text:p>
      <text:p text:style-name="P37">104646 &lt;... set_robust_list resumed&gt;) <text:s text:c="2"/>= 0</text:p>
      <text:p text:style-name="P37">104638 &lt;... futex resumed&gt;) <text:s text:c="12"/>= 0</text:p>
      <text:p text:style-name="P37">104638 futex(0x7fffdfe2c198, FUTEX_WAIT_PRIVATE, 0, NULL &lt;unfinished ...&gt;</text:p>
      <text:p text:style-name="P37">104646 rt_sigprocmask(SIG_SETMASK, [], NULL, 8) = 0</text:p>
      <text:p text:style-name="P37">104646 gettid() <text:s text:c="24"/>= 104646</text:p>
      <text:p text:style-name="P37">104646 mmap(NULL, 524288, PROT_READ|PROT_WRITE, MAP_PRIVATE|MAP_ANONYMOUS|MAP_NORESERVE, -1, 0) = 0x7dfe62180000</text:p>
      <text:p text:style-name="P37">104646 madvise(0x7dfe62180000, 524288, MADV_NOHUGEPAGE) = 0</text:p>
      <text:p text:style-name="P37">104646 sched_getaffinity(104646, 32, [0 1 2 3 4 5 6 7 8 9 10 11]) = 8</text:p>
      <text:p text:style-name="P37">104646 mmap(0x722800020000, 65536, PROT_READ|PROT_WRITE, MAP_PRIVATE|MAP_FIXED|MAP_ANONYMOUS, -1, 0) = 0x722800020000</text:p>
      <text:p text:style-name="P37">104646 mmap(NULL, 262144, PROT_READ|PROT_WRITE, MAP_PRIVATE|MAP_ANONYMOUS, -1, 0) = 0x7dfe62300000</text:p>
      <text:p text:style-name="P37">104646 mmap(0x2bfcb7c03000, 16756736, PROT_READ|PROT_WRITE, MAP_PRIVATE|MAP_FIXED|MAP_ANONYMOUS|MAP_NORESERVE, -1, 0) = 0x2bfcb7c03000</text:p>
      <text:p text:style-name="P37">104646 madvise(0x2bfcb7c03000, 16756736, MADV_NOHUGEPAGE) = 0</text:p>
      <text:p text:style-name="P37">104646 futex(0x7fffdfe2c198, FUTEX_WAKE_PRIVATE, 1 &lt;unfinished ...&gt;</text:p>
      <text:p text:style-name="P37">104638 &lt;... futex resumed&gt;) <text:s text:c="12"/>= 0</text:p>
      <text:p text:style-name="P37"><text:soft-page-break/>104646 &lt;... futex resumed&gt;) <text:s text:c="12"/>= 1</text:p>
      <text:p text:style-name="P37">104638 mmap(NULL, 8392704, PROT_NONE, MAP_PRIVATE|MAP_ANONYMOUS|MAP_STACK, -1, 0) = 0x7dfe5b400000</text:p>
      <text:p text:style-name="P37">104638 mprotect(0x7dfe5b401000, 8388608, PROT_READ|PROT_WRITE) = 0</text:p>
      <text:p text:style-name="P37">104638 rt_sigprocmask(SIG_BLOCK, ~[], <text:s/>&lt;unfinished ...&gt;</text:p>
      <text:p text:style-name="P37">104646 futex(0x5855d2dad080, FUTEX_WAIT_PRIVATE, 2, NULL &lt;unfinished ...&gt;</text:p>
      <text:p text:style-name="P37">104638 &lt;... rt_sigprocmask resumed&gt;[], 8) = 0</text:p>
      <text:p text:style-name="P37">104638 clone3({flags=CLONE_VM|CLONE_FS|CLONE_FILES|CLONE_SIGHAND|CLONE_THREAD|CLONE_SYSVSEM|CLONE_SETTLS|CLONE_PARENT_SETTID|CLONE_CHILD_CLEARTID, child_tid=0x7dfe5bc00990, parent_tid=0x7dfe5bc00990, exit_signal=0, stack=0x7dfe5b400000, stack_size=0x7ff7c0, tls=0x7dfe5bc006c0} =&gt; {parent_tid=[104647]}, 88) = 104647</text:p>
      <text:p text:style-name="P37">104647 rseq(0x7dfe5bc00fe0, 0x20, 0, 0x53053053 &lt;unfinished ...&gt;</text:p>
      <text:p text:style-name="P37">104638 rt_sigprocmask(SIG_SETMASK, [], <text:s/>&lt;unfinished ...&gt;</text:p>
      <text:p text:style-name="P37">104647 &lt;... rseq resumed&gt;) <text:s text:c="13"/>= 0</text:p>
      <text:p text:style-name="P37">104638 &lt;... rt_sigprocmask resumed&gt;NULL, 8) = 0</text:p>
      <text:p text:style-name="P37">104647 set_robust_list(0x7dfe5bc009a0, 24 &lt;unfinished ...&gt;</text:p>
      <text:p text:style-name="P37">104638 futex(0x7fffdfe2c194, FUTEX_WAKE_PRIVATE, 1 &lt;unfinished ...&gt;</text:p>
      <text:p text:style-name="P37">104647 &lt;... set_robust_list resumed&gt;) <text:s text:c="2"/>= 0</text:p>
      <text:p text:style-name="P37">104638 &lt;... futex resumed&gt;) <text:s text:c="12"/>= 0</text:p>
      <text:p text:style-name="P37">104647 rt_sigprocmask(SIG_SETMASK, [], <text:s/>&lt;unfinished ...&gt;</text:p>
      <text:p text:style-name="P37">104638 futex(0x7fffdfe2c198, FUTEX_WAIT_PRIVATE, 0, NULL &lt;unfinished ...&gt;</text:p>
      <text:p text:style-name="P37">104647 &lt;... rt_sigprocmask resumed&gt;NULL, 8) = 0</text:p>
      <text:p text:style-name="P37">104647 mmap(NULL, 2097152, PROT_READ|PROT_WRITE, MAP_PRIVATE|MAP_ANONYMOUS, -1, 0) = 0x7dfe5b200000</text:p>
      <text:p text:style-name="P37">104647 munmap(0x7dfe5b300000, 1048576) <text:s/>= 0</text:p>
      <text:p text:style-name="P37">104647 gettid() <text:s text:c="24"/>= 104647</text:p>
      <text:p text:style-name="P37">104647 mmap(NULL, 524288, PROT_READ|PROT_WRITE, MAP_PRIVATE|MAP_ANONYMOUS|MAP_NORESERVE, -1, 0) = 0x7dfe62100000</text:p>
      <text:p text:style-name="P37">104647 madvise(0x7dfe62100000, 524288, MADV_NOHUGEPAGE) = 0</text:p>
      <text:p text:style-name="P37">104647 sched_getaffinity(104647, 32, [0 1 2 3 4 5 6 7 8 9 10 11]) = 8</text:p>
      <text:p text:style-name="P37">104647 mmap(NULL, 262144, PROT_READ|PROT_WRITE, MAP_PRIVATE|MAP_ANONYMOUS, -1, 0) = 0x7dfe61fc0000</text:p>
      <text:p text:style-name="P37">104647 mmap(0x2bfcb6803000, 16756736, PROT_READ|PROT_WRITE, MAP_PRIVATE|MAP_FIXED|MAP_ANONYMOUS|MAP_NORESERVE, -1, 0) = 0x2bfcb6803000</text:p>
      <text:p text:style-name="P37">104647 madvise(0x2bfcb6803000, 16756736, MADV_NOHUGEPAGE) = 0</text:p>
      <text:p text:style-name="P37">104647 futex(0x7fffdfe2c198, FUTEX_WAKE_PRIVATE, 1 &lt;unfinished ...&gt;</text:p>
      <text:p text:style-name="P37"><text:soft-page-break/>104638 &lt;... futex resumed&gt;) <text:s text:c="12"/>= 0</text:p>
      <text:p text:style-name="P37">104647 &lt;... futex resumed&gt;) <text:s text:c="12"/>= 1</text:p>
      <text:p text:style-name="P37">104638 mmap(NULL, 8392704, PROT_NONE, MAP_PRIVATE|MAP_ANONYMOUS|MAP_STACK, -1, 0) = 0x7dfe5a800000</text:p>
      <text:p text:style-name="P37">104638 mprotect(0x7dfe5a801000, 8388608, PROT_READ|PROT_WRITE) = 0</text:p>
      <text:p text:style-name="P37">104638 rt_sigprocmask(SIG_BLOCK, ~[], <text:s/>&lt;unfinished ...&gt;</text:p>
      <text:p text:style-name="P37">104647 futex(0x5855d2dad080, FUTEX_WAIT_PRIVATE, 2, NULL &lt;unfinished ...&gt;</text:p>
      <text:p text:style-name="P37">104638 &lt;... rt_sigprocmask resumed&gt;[], 8) = 0</text:p>
      <text:p text:style-name="P37">104638 clone3({flags=CLONE_VM|CLONE_FS|CLONE_FILES|CLONE_SIGHAND|CLONE_THREAD|CLONE_SYSVSEM|CLONE_SETTLS|CLONE_PARENT_SETTID|CLONE_CHILD_CLEARTID, child_tid=0x7dfe5b000990, parent_tid=0x7dfe5b000990, exit_signal=0, stack=0x7dfe5a800000, stack_size=0x7ff7c0, tls=0x7dfe5b0006c0} =&gt; {parent_tid=[104648]}, 88) = 104648</text:p>
      <text:p text:style-name="P37">104648 rseq(0x7dfe5b000fe0, 0x20, 0, 0x53053053 &lt;unfinished ...&gt;</text:p>
      <text:p text:style-name="P37">104638 rt_sigprocmask(SIG_SETMASK, [], <text:s/>&lt;unfinished ...&gt;</text:p>
      <text:p text:style-name="P37">104648 &lt;... rseq resumed&gt;) <text:s text:c="13"/>= 0</text:p>
      <text:p text:style-name="P37">104638 &lt;... rt_sigprocmask resumed&gt;NULL, 8) = 0</text:p>
      <text:p text:style-name="P37">104648 set_robust_list(0x7dfe5b0009a0, 24 &lt;unfinished ...&gt;</text:p>
      <text:p text:style-name="P37">104638 futex(0x7fffdfe2c194, FUTEX_WAKE_PRIVATE, 1 &lt;unfinished ...&gt;</text:p>
      <text:p text:style-name="P37">104648 &lt;... set_robust_list resumed&gt;) <text:s text:c="2"/>= 0</text:p>
      <text:p text:style-name="P37">104638 &lt;... futex resumed&gt;) <text:s text:c="12"/>= 0</text:p>
      <text:p text:style-name="P37">104648 rt_sigprocmask(SIG_SETMASK, [], <text:s/>&lt;unfinished ...&gt;</text:p>
      <text:p text:style-name="P37">104638 futex(0x7fffdfe2c198, FUTEX_WAIT_PRIVATE, 0, NULL &lt;unfinished ...&gt;</text:p>
      <text:p text:style-name="P37">104648 &lt;... rt_sigprocmask resumed&gt;NULL, 8) = 0</text:p>
      <text:p text:style-name="P37">104648 gettid() <text:s text:c="24"/>= 104648</text:p>
      <text:p text:style-name="P37">104648 mmap(NULL, 524288, PROT_READ|PROT_WRITE, MAP_PRIVATE|MAP_ANONYMOUS|MAP_NORESERVE, -1, 0) = 0x7dfe61f40000</text:p>
      <text:p text:style-name="P37">104648 madvise(0x7dfe61f40000, 524288, MADV_NOHUGEPAGE) = 0</text:p>
      <text:p text:style-name="P37">104648 sched_getaffinity(104648, 32, [0 1 2 3 4 5 6 7 8 9 10 11]) = 8</text:p>
      <text:p text:style-name="P37">104648 mmap(NULL, 262144, PROT_READ|PROT_WRITE, MAP_PRIVATE|MAP_ANONYMOUS, -1, 0) = 0x7dfe61f00000</text:p>
      <text:p text:style-name="P37">104648 mmap(0x2bfcb5003000, 16756736, PROT_READ|PROT_WRITE, MAP_PRIVATE|MAP_FIXED|MAP_ANONYMOUS|MAP_NORESERVE, -1, 0) = 0x2bfcb5003000</text:p>
      <text:p text:style-name="P37">104648 madvise(0x2bfcb5003000, 16756736, MADV_NOHUGEPAGE) = 0</text:p>
      <text:p text:style-name="P37">104648 futex(0x7fffdfe2c198, FUTEX_WAKE_PRIVATE, 1 &lt;unfinished ...&gt;</text:p>
      <text:p text:style-name="P37">104638 &lt;... futex resumed&gt;) <text:s text:c="12"/>= 0</text:p>
      <text:p text:style-name="P37"><text:soft-page-break/>104648 &lt;... futex resumed&gt;) <text:s text:c="12"/>= 1</text:p>
      <text:p text:style-name="P37">104638 mmap(NULL, 8392704, PROT_NONE, MAP_PRIVATE|MAP_ANONYMOUS|MAP_STACK, -1, 0) = 0x7dfe59e00000</text:p>
      <text:p text:style-name="P37">104638 mprotect(0x7dfe59e01000, 8388608, PROT_READ|PROT_WRITE) = 0</text:p>
      <text:p text:style-name="P37">104638 rt_sigprocmask(SIG_BLOCK, ~[], <text:s/>&lt;unfinished ...&gt;</text:p>
      <text:p text:style-name="P37">104648 futex(0x5855d2dad080, FUTEX_WAIT_PRIVATE, 2, NULL &lt;unfinished ...&gt;</text:p>
      <text:p text:style-name="P37">104638 &lt;... rt_sigprocmask resumed&gt;[], 8) = 0</text:p>
      <text:p text:style-name="P37">104638 clone3({flags=CLONE_VM|CLONE_FS|CLONE_FILES|CLONE_SIGHAND|CLONE_THREAD|CLONE_SYSVSEM|CLONE_SETTLS|CLONE_PARENT_SETTID|CLONE_CHILD_CLEARTID, child_tid=0x7dfe5a600990, parent_tid=0x7dfe5a600990, exit_signal=0, stack=0x7dfe59e00000, stack_size=0x7ff7c0, tls=0x7dfe5a6006c0} =&gt; {parent_tid=[104649]}, 88) = 104649</text:p>
      <text:p text:style-name="P37">104649 rseq(0x7dfe5a600fe0, 0x20, 0, 0x53053053 &lt;unfinished ...&gt;</text:p>
      <text:p text:style-name="P37">104638 rt_sigprocmask(SIG_SETMASK, [], <text:s/>&lt;unfinished ...&gt;</text:p>
      <text:p text:style-name="P37">104649 &lt;... rseq resumed&gt;) <text:s text:c="13"/>= 0</text:p>
      <text:p text:style-name="P37">104638 &lt;... rt_sigprocmask resumed&gt;NULL, 8) = 0</text:p>
      <text:p text:style-name="P37">104649 set_robust_list(0x7dfe5a6009a0, 24 &lt;unfinished ...&gt;</text:p>
      <text:p text:style-name="P37">104638 futex(0x7fffdfe2c194, FUTEX_WAKE_PRIVATE, 1 &lt;unfinished ...&gt;</text:p>
      <text:p text:style-name="P37">104649 &lt;... set_robust_list resumed&gt;) <text:s text:c="2"/>= 0</text:p>
      <text:p text:style-name="P37">104638 &lt;... futex resumed&gt;) <text:s text:c="12"/>= 0</text:p>
      <text:p text:style-name="P37">104649 rt_sigprocmask(SIG_SETMASK, [], <text:s/>&lt;unfinished ...&gt;</text:p>
      <text:p text:style-name="P37">104638 futex(0x7fffdfe2c198, FUTEX_WAIT_PRIVATE, 0, NULL &lt;unfinished ...&gt;</text:p>
      <text:p text:style-name="P37">104649 &lt;... rt_sigprocmask resumed&gt;NULL, 8) = 0</text:p>
      <text:p text:style-name="P37">104649 gettid() <text:s text:c="24"/>= 104649</text:p>
      <text:p text:style-name="P37">104649 mmap(NULL, 524288, PROT_READ|PROT_WRITE, MAP_PRIVATE|MAP_ANONYMOUS|MAP_NORESERVE, -1, 0) = 0x7dfe61d80000</text:p>
      <text:p text:style-name="P37">104649 madvise(0x7dfe61d80000, 524288, MADV_NOHUGEPAGE) = 0</text:p>
      <text:p text:style-name="P37">104649 sched_getaffinity(104649, 32, [0 1 2 3 4 5 6 7 8 9 10 11]) = 8</text:p>
      <text:p text:style-name="P37">104649 mmap(0x722800030000, 65536, PROT_READ|PROT_WRITE, MAP_PRIVATE|MAP_FIXED|MAP_ANONYMOUS, -1, 0) = 0x722800030000</text:p>
      <text:p text:style-name="P37">104649 mmap(NULL, 262144, PROT_READ|PROT_WRITE, MAP_PRIVATE|MAP_ANONYMOUS, -1, 0) = 0x7dfe61d40000</text:p>
      <text:p text:style-name="P37">104649 mmap(0x2bfcb3c03000, 16756736, PROT_READ|PROT_WRITE, MAP_PRIVATE|MAP_FIXED|MAP_ANONYMOUS|MAP_NORESERVE, -1, 0) = 0x2bfcb3c03000</text:p>
      <text:p text:style-name="P37">104649 madvise(0x2bfcb3c03000, 16756736, MADV_NOHUGEPAGE) = 0</text:p>
      <text:p text:style-name="P37">104649 futex(0x7fffdfe2c198, FUTEX_WAKE_PRIVATE, 1) = 1</text:p>
      <text:p text:style-name="P37">104638 &lt;... futex resumed&gt;) <text:s text:c="12"/>= 0</text:p>
      <text:p text:style-name="P37"><text:soft-page-break/>104638 mmap(NULL, 8392704, PROT_NONE, MAP_PRIVATE|MAP_ANONYMOUS|MAP_STACK, -1, 0) = 0x7dfe59400000</text:p>
      <text:p text:style-name="P37">104638 mprotect(0x7dfe59401000, 8388608, PROT_READ|PROT_WRITE) = 0</text:p>
      <text:p text:style-name="P37">104649 futex(0x5855d2dad080, FUTEX_WAIT_PRIVATE, 2, NULL &lt;unfinished ...&gt;</text:p>
      <text:p text:style-name="P37">104638 rt_sigprocmask(SIG_BLOCK, ~[], [], 8) = 0</text:p>
      <text:p text:style-name="P37">104638 clone3({flags=CLONE_VM|CLONE_FS|CLONE_FILES|CLONE_SIGHAND|CLONE_THREAD|CLONE_SYSVSEM|CLONE_SETTLS|CLONE_PARENT_SETTID|CLONE_CHILD_CLEARTID, child_tid=0x7dfe59c00990, parent_tid=0x7dfe59c00990, exit_signal=0, stack=0x7dfe59400000, stack_size=0x7ff7c0, tls=0x7dfe59c006c0} =&gt; {parent_tid=[104650]}, 88) = 104650</text:p>
      <text:p text:style-name="P37">104650 rseq(0x7dfe59c00fe0, 0x20, 0, 0x53053053 &lt;unfinished ...&gt;</text:p>
      <text:p text:style-name="P37">104638 rt_sigprocmask(SIG_SETMASK, [], <text:s/>&lt;unfinished ...&gt;</text:p>
      <text:p text:style-name="P37">104650 &lt;... rseq resumed&gt;) <text:s text:c="13"/>= 0</text:p>
      <text:p text:style-name="P37">104638 &lt;... rt_sigprocmask resumed&gt;NULL, 8) = 0</text:p>
      <text:p text:style-name="P37">104650 set_robust_list(0x7dfe59c009a0, 24 &lt;unfinished ...&gt;</text:p>
      <text:p text:style-name="P37">104638 futex(0x7fffdfe2c194, FUTEX_WAKE_PRIVATE, 1 &lt;unfinished ...&gt;</text:p>
      <text:p text:style-name="P37">104650 &lt;... set_robust_list resumed&gt;) <text:s text:c="2"/>= 0</text:p>
      <text:p text:style-name="P37">104638 &lt;... futex resumed&gt;) <text:s text:c="12"/>= 0</text:p>
      <text:p text:style-name="P37">104650 rt_sigprocmask(SIG_SETMASK, [], <text:s/>&lt;unfinished ...&gt;</text:p>
      <text:p text:style-name="P37">104638 futex(0x7fffdfe2c198, FUTEX_WAIT_PRIVATE, 0, NULL &lt;unfinished ...&gt;</text:p>
      <text:p text:style-name="P37">104650 &lt;... rt_sigprocmask resumed&gt;NULL, 8) = 0</text:p>
      <text:p text:style-name="P37">104650 gettid() <text:s text:c="24"/>= 104650</text:p>
      <text:p text:style-name="P37">104650 mmap(NULL, 524288, PROT_READ|PROT_WRITE, MAP_PRIVATE|MAP_ANONYMOUS|MAP_NORESERVE, -1, 0) = 0x7dfe61b80000</text:p>
      <text:p text:style-name="P37">104650 madvise(0x7dfe61b80000, 524288, MADV_NOHUGEPAGE) = 0</text:p>
      <text:p text:style-name="P37">104650 sched_getaffinity(104650, 32, [0 1 2 3 4 5 6 7 8 9 10 11]) = 8</text:p>
      <text:p text:style-name="P37">104650 mmap(NULL, 262144, PROT_READ|PROT_WRITE, MAP_PRIVATE|MAP_ANONYMOUS, -1, 0) = 0x7dfe61d00000</text:p>
      <text:p text:style-name="P37">104650 mmap(0x2bfcb2803000, 16756736, PROT_READ|PROT_WRITE, MAP_PRIVATE|MAP_FIXED|MAP_ANONYMOUS|MAP_NORESERVE, -1, 0) = 0x2bfcb2803000</text:p>
      <text:p text:style-name="P37">104650 madvise(0x2bfcb2803000, 16756736, MADV_NOHUGEPAGE) = 0</text:p>
      <text:p text:style-name="P37">104650 futex(0x7fffdfe2c198, FUTEX_WAKE_PRIVATE, 1) = 1</text:p>
      <text:p text:style-name="P37">104638 &lt;... futex resumed&gt;) <text:s text:c="12"/>= 0</text:p>
      <text:p text:style-name="P37">104638 mmap(NULL, 8392704, PROT_NONE, MAP_PRIVATE|MAP_ANONYMOUS|MAP_STACK, -1, 0) = 0x7dfe58a00000</text:p>
      <text:p text:style-name="P37">104638 mprotect(0x7dfe58a01000, 8388608, PROT_READ|PROT_WRITE) = 0</text:p>
      <text:p text:style-name="P37">104650 futex(0x5855d2dad080, FUTEX_WAIT_PRIVATE, 2, NULL &lt;unfinished ...&gt;</text:p>
      <text:p text:style-name="P37"><text:soft-page-break/>104638 rt_sigprocmask(SIG_BLOCK, ~[], [], 8) = 0</text:p>
      <text:p text:style-name="P37">104638 clone3({flags=CLONE_VM|CLONE_FS|CLONE_FILES|CLONE_SIGHAND|CLONE_THREAD|CLONE_SYSVSEM|CLONE_SETTLS|CLONE_PARENT_SETTID|CLONE_CHILD_CLEARTID, child_tid=0x7dfe59200990, parent_tid=0x7dfe59200990, exit_signal=0, stack=0x7dfe58a00000, stack_size=0x7ff7c0, tls=0x7dfe592006c0} =&gt; {parent_tid=[104651]}, 88) = 104651</text:p>
      <text:p text:style-name="P37">104651 rseq(0x7dfe59200fe0, 0x20, 0, 0x53053053 &lt;unfinished ...&gt;</text:p>
      <text:p text:style-name="P37">104638 rt_sigprocmask(SIG_SETMASK, [], <text:s/>&lt;unfinished ...&gt;</text:p>
      <text:p text:style-name="P37">104651 &lt;... rseq resumed&gt;) <text:s text:c="13"/>= 0</text:p>
      <text:p text:style-name="P37">104638 &lt;... rt_sigprocmask resumed&gt;NULL, 8) = 0</text:p>
      <text:p text:style-name="P37">104651 set_robust_list(0x7dfe592009a0, 24 &lt;unfinished ...&gt;</text:p>
      <text:p text:style-name="P37">104638 futex(0x7fffdfe2c194, FUTEX_WAKE_PRIVATE, 1 &lt;unfinished ...&gt;</text:p>
      <text:p text:style-name="P37">104651 &lt;... set_robust_list resumed&gt;) <text:s text:c="2"/>= 0</text:p>
      <text:p text:style-name="P37">104638 &lt;... futex resumed&gt;) <text:s text:c="12"/>= 0</text:p>
      <text:p text:style-name="P37">104651 rt_sigprocmask(SIG_SETMASK, [], <text:s/>&lt;unfinished ...&gt;</text:p>
      <text:p text:style-name="P37">104638 futex(0x7fffdfe2c198, FUTEX_WAIT_PRIVATE, 0, NULL &lt;unfinished ...&gt;</text:p>
      <text:p text:style-name="P37">104651 &lt;... rt_sigprocmask resumed&gt;NULL, 8) = 0</text:p>
      <text:p text:style-name="P37">104651 gettid() <text:s text:c="24"/>= 104651</text:p>
      <text:p text:style-name="P37">104651 mmap(NULL, 524288, PROT_READ|PROT_WRITE, MAP_PRIVATE|MAP_ANONYMOUS|MAP_NORESERVE, -1, 0) = 0x7dfe61b00000</text:p>
      <text:p text:style-name="P37">104651 madvise(0x7dfe61b00000, 524288, MADV_NOHUGEPAGE) = 0</text:p>
      <text:p text:style-name="P37">104651 sched_getaffinity(104651, 32, [0 1 2 3 4 5 6 7 8 9 10 11]) = 8</text:p>
      <text:p text:style-name="P37">104651 mmap(NULL, 262144, PROT_READ|PROT_WRITE, MAP_PRIVATE|MAP_ANONYMOUS, -1, 0) = 0x7dfe619c0000</text:p>
      <text:p text:style-name="P37">104651 mmap(0x2bfcb1403000, 16756736, PROT_READ|PROT_WRITE, MAP_PRIVATE|MAP_FIXED|MAP_ANONYMOUS|MAP_NORESERVE, -1, 0) = 0x2bfcb1403000</text:p>
      <text:p text:style-name="P37">104651 madvise(0x2bfcb1403000, 16756736, MADV_NOHUGEPAGE) = 0</text:p>
      <text:p text:style-name="P37">104651 futex(0x7fffdfe2c198, FUTEX_WAKE_PRIVATE, 1) = 1</text:p>
      <text:p text:style-name="P37">104638 &lt;... futex resumed&gt;) <text:s text:c="12"/>= 0</text:p>
      <text:p text:style-name="P37">104651 futex(0x5855d2dad080, FUTEX_WAIT_PRIVATE, 2, NULL &lt;unfinished ...&gt;</text:p>
      <text:p text:style-name="P37">104638 futex(0x7dfe60200990, FUTEX_WAIT_BITSET|FUTEX_CLOCK_REALTIME, 104640, NULL, FUTEX_BITSET_MATCH_ANY &lt;unfinished ...&gt;</text:p>
      <text:p text:style-name="P37">104639 &lt;... nanosleep resumed&gt;0x7dfe60bff690) = 0</text:p>
      <text:p text:style-name="P37">104639 gettimeofday({tv_sec=1730574232, tv_usec=21820}, NULL) = 0</text:p>
      <text:p text:style-name="P37">104639 nanosleep({tv_sec=0, tv_nsec=100000000}, 0x7dfe60bff690) = 0</text:p>
      <text:p text:style-name="P37">104639 gettimeofday({tv_sec=1730574232, tv_usec=122750}, NULL) = 0</text:p>
      <text:p text:style-name="P37"><text:soft-page-break/>104639 nanosleep({tv_sec=0, tv_nsec=100000000}, 0x7dfe60bff690) = 0</text:p>
      <text:p text:style-name="P37">104639 gettimeofday({tv_sec=1730574232, tv_usec=223168}, NULL) = 0</text:p>
      <text:p text:style-name="P37">104639 nanosleep({tv_sec=0, tv_nsec=100000000}, 0x7dfe60bff690) = 0</text:p>
      <text:p text:style-name="P37">104639 gettimeofday({tv_sec=1730574232, tv_usec=323709}, NULL) = 0</text:p>
      <text:p text:style-name="P37">104639 nanosleep({tv_sec=0, tv_nsec=100000000}, 0x7dfe60bff690) = 0</text:p>
      <text:p text:style-name="P37">104639 gettimeofday({tv_sec=1730574232, tv_usec=424317}, NULL) = 0</text:p>
      <text:p text:style-name="P37">104639 nanosleep({tv_sec=0, tv_nsec=100000000}, 0x7dfe60bff690) = 0</text:p>
      <text:p text:style-name="P37">104639 gettimeofday({tv_sec=1730574232, tv_usec=524949}, NULL) = 0</text:p>
      <text:p text:style-name="P37">104639 nanosleep({tv_sec=0, tv_nsec=100000000}, 0x7dfe60bff690) = 0</text:p>
      <text:p text:style-name="P37">104639 gettimeofday({tv_sec=1730574232, tv_usec=625456}, NULL) = 0</text:p>
      <text:p text:style-name="P37">104639 nanosleep({tv_sec=0, tv_nsec=100000000}, 0x7dfe60bff690) = 0</text:p>
      <text:p text:style-name="P37">104639 gettimeofday({tv_sec=1730574232, tv_usec=726227}, NULL) = 0</text:p>
      <text:p text:style-name="P37">104639 nanosleep({tv_sec=0, tv_nsec=100000000}, 0x7dfe60bff690) = 0</text:p>
      <text:p text:style-name="P37">104639 gettimeofday({tv_sec=1730574232, tv_usec=826933}, NULL) = 0</text:p>
      <text:p text:style-name="P37">104639 nanosleep({tv_sec=0, tv_nsec=100000000}, 0x7dfe60bff690) = 0</text:p>
      <text:p text:style-name="P37">104639 gettimeofday({tv_sec=1730574232, tv_usec=927628}, NULL) = 0</text:p>
      <text:p text:style-name="P37">104639 nanosleep({tv_sec=0, tv_nsec=100000000}, 0x7dfe60bff690) = 0</text:p>
      <text:p text:style-name="P37">104639 gettimeofday({tv_sec=1730574233, tv_usec=28418}, NULL) = 0</text:p>
      <text:p text:style-name="P37">104639 nanosleep({tv_sec=0, tv_nsec=100000000}, 0x7dfe60bff690) = 0</text:p>
      <text:p text:style-name="P37">104639 gettimeofday({tv_sec=1730574233, tv_usec=129088}, NULL) = 0</text:p>
      <text:p text:style-name="P37">104639 nanosleep({tv_sec=0, tv_nsec=100000000}, 0x7dfe60bff690) = 0</text:p>
      <text:p text:style-name="P37">104639 gettimeofday({tv_sec=1730574233, tv_usec=229762}, NULL) = 0</text:p>
      <text:p text:style-name="P37">104639 nanosleep({tv_sec=0, tv_nsec=100000000}, 0x7dfe60bff690) = 0</text:p>
      <text:p text:style-name="P37">104639 gettimeofday({tv_sec=1730574233, tv_usec=330496}, NULL) = 0</text:p>
      <text:p text:style-name="P37">104639 nanosleep({tv_sec=0, tv_nsec=100000000}, 0x7dfe60bff690) = 0</text:p>
      <text:p text:style-name="P37">104639 gettimeofday({tv_sec=1730574233, tv_usec=431109}, NULL) = 0</text:p>
      <text:p text:style-name="P37">104639 nanosleep({tv_sec=0, tv_nsec=100000000}, 0x7dfe60bff690) = 0</text:p>
      <text:p text:style-name="P37">104639 gettimeofday({tv_sec=1730574233, tv_usec=531746}, NULL) = 0</text:p>
      <text:p text:style-name="P37">104639 nanosleep({tv_sec=0, tv_nsec=100000000}, 0x7dfe60bff690) = 0</text:p>
      <text:p text:style-name="P37">104639 gettimeofday({tv_sec=1730574233, tv_usec=632382}, NULL) = 0</text:p>
      <text:p text:style-name="P37">104639 nanosleep({tv_sec=0, tv_nsec=100000000}, 0x7dfe60bff690) = 0</text:p>
      <text:p text:style-name="P37">104639 gettimeofday({tv_sec=1730574233, tv_usec=732837}, NULL) = 0</text:p>
      <text:p text:style-name="P37">104639 nanosleep({tv_sec=0, tv_nsec=100000000}, 0x7dfe60bff690) = 0</text:p>
      <text:p text:style-name="P37"><text:soft-page-break/>104639 gettimeofday({tv_sec=1730574233, tv_usec=833204}, NULL) = 0</text:p>
      <text:p text:style-name="P37">104639 nanosleep({tv_sec=0, tv_nsec=100000000}, 0x7dfe60bff690) = 0</text:p>
      <text:p text:style-name="P37">104639 gettimeofday({tv_sec=1730574233, tv_usec=933919}, NULL) = 0</text:p>
      <text:p text:style-name="P37">104639 nanosleep({tv_sec=0, tv_nsec=100000000}, 0x7dfe60bff690) = 0</text:p>
      <text:p text:style-name="P37">104639 gettimeofday({tv_sec=1730574234, tv_usec=34902}, NULL) = 0</text:p>
      <text:p text:style-name="P37">104639 nanosleep({tv_sec=0, tv_nsec=100000000}, 0x7dfe60bff690) = 0</text:p>
      <text:p text:style-name="P37">104639 gettimeofday({tv_sec=1730574234, tv_usec=135759}, NULL) = 0</text:p>
      <text:p text:style-name="P37">104639 nanosleep({tv_sec=0, tv_nsec=100000000}, <text:s/>&lt;unfinished ...&gt;</text:p>
      <text:p text:style-name="P37">104640 futex(0x5855d2dad080, FUTEX_WAKE_PRIVATE, 1) = 1</text:p>
      <text:p text:style-name="P37">104641 &lt;... futex resumed&gt;) <text:s text:c="12"/>= 0</text:p>
      <text:p text:style-name="P37">104640 madvise(0x2bfcbf402000, 16760832, MADV_DONTNEED) = 0</text:p>
      <text:p text:style-name="P37">104640 madvise(0x2bfcc03ff000, 12288, MADV_DONTNEED) = 0</text:p>
      <text:p text:style-name="P37">104640 munmap(0x7dfe63280000, 524288) <text:s text:c="2"/>= 0</text:p>
      <text:p text:style-name="P37">104640 clock_gettime(CLOCK_MONOTONIC, {tv_sec=41818, tv_nsec=10130544}) = 0</text:p>
      <text:p text:style-name="P37">104640 clock_gettime(CLOCK_MONOTONIC, {tv_sec=41818, tv_nsec=10276682}) = 0</text:p>
      <text:p text:style-name="P37">104640 rt_sigprocmask(SIG_BLOCK, ~[RT_1], NULL, 8) = 0</text:p>
      <text:p text:style-name="P37">104640 madvise(0x7dfe5fa00000, 8368128, MADV_DONTNEED) = 0</text:p>
      <text:p text:style-name="P37">104640 exit(0) <text:s text:c="25"/>= ?</text:p>
      <text:p text:style-name="P37">104640 +++ exited with 0 +++</text:p>
      <text:p text:style-name="P37">104638 &lt;... futex resumed&gt;) <text:s text:c="12"/>= 0</text:p>
      <text:p text:style-name="P37">104638 futex(0x7dfe5f800990, FUTEX_WAIT_BITSET|FUTEX_CLOCK_REALTIME, 104641, NULL, FUTEX_BITSET_MATCH_ANY &lt;unfinished ...&gt;</text:p>
      <text:p text:style-name="P37">104641 mmap(NULL, 262144, PROT_READ|PROT_WRITE, MAP_PRIVATE|MAP_ANONYMOUS, -1, 0) = 0x7dfe632c0000</text:p>
      <text:p text:style-name="P37">104641 mmap(NULL, 262144, PROT_READ|PROT_WRITE, MAP_PRIVATE|MAP_ANONYMOUS, -1, 0) = 0x7dfe63280000</text:p>
      <text:p text:style-name="P37">104639 &lt;... nanosleep resumed&gt;0x7dfe60bff690) = 0</text:p>
      <text:p text:style-name="P37">104639 gettimeofday({tv_sec=1730574234, tv_usec=236151}, NULL) = 0</text:p>
      <text:p text:style-name="P37">104639 nanosleep({tv_sec=0, tv_nsec=100000000}, 0x7dfe60bff690) = 0</text:p>
      <text:p text:style-name="P37">104639 gettimeofday({tv_sec=1730574234, tv_usec=336636}, NULL) = 0</text:p>
      <text:p text:style-name="P37">104639 nanosleep({tv_sec=0, tv_nsec=100000000}, 0x7dfe60bff690) = 0</text:p>
      <text:p text:style-name="P37">104639 gettimeofday({tv_sec=1730574234, tv_usec=436986}, NULL) = 0</text:p>
      <text:p text:style-name="P37">104639 nanosleep({tv_sec=0, tv_nsec=100000000}, 0x7dfe60bff690) = 0</text:p>
      <text:p text:style-name="P37">104639 gettimeofday({tv_sec=1730574234, tv_usec=537394}, NULL) = 0</text:p>
      <text:p text:style-name="P37"><text:soft-page-break/>104639 nanosleep({tv_sec=0, tv_nsec=100000000}, 0x7dfe60bff690) = 0</text:p>
      <text:p text:style-name="P37">104639 gettimeofday({tv_sec=1730574234, tv_usec=637690}, NULL) = 0</text:p>
      <text:p text:style-name="P37">104639 nanosleep({tv_sec=0, tv_nsec=100000000}, 0x7dfe60bff690) = 0</text:p>
      <text:p text:style-name="P37">104639 gettimeofday({tv_sec=1730574234, tv_usec=738622}, NULL) = 0</text:p>
      <text:p text:style-name="P37">104639 nanosleep({tv_sec=0, tv_nsec=100000000}, 0x7dfe60bff690) = 0</text:p>
      <text:p text:style-name="P37">104639 gettimeofday({tv_sec=1730574234, tv_usec=839617}, NULL) = 0</text:p>
      <text:p text:style-name="P37">104639 nanosleep({tv_sec=0, tv_nsec=100000000}, 0x7dfe60bff690) = 0</text:p>
      <text:p text:style-name="P37">104639 gettimeofday({tv_sec=1730574234, tv_usec=940441}, NULL) = 0</text:p>
      <text:p text:style-name="P37">104639 nanosleep({tv_sec=0, tv_nsec=100000000}, 0x7dfe60bff690) = 0</text:p>
      <text:p text:style-name="P37">104639 gettimeofday({tv_sec=1730574235, tv_usec=41205}, NULL) = 0</text:p>
      <text:p text:style-name="P37">104639 nanosleep({tv_sec=0, tv_nsec=100000000}, 0x7dfe60bff690) = 0</text:p>
      <text:p text:style-name="P37">104639 gettimeofday({tv_sec=1730574235, tv_usec=141762}, NULL) = 0</text:p>
      <text:p text:style-name="P37">104639 nanosleep({tv_sec=0, tv_nsec=100000000}, 0x7dfe60bff690) = 0</text:p>
      <text:p text:style-name="P37">104639 gettimeofday({tv_sec=1730574235, tv_usec=242277}, NULL) = 0</text:p>
      <text:p text:style-name="P37">104639 nanosleep({tv_sec=0, tv_nsec=100000000}, 0x7dfe60bff690) = 0</text:p>
      <text:p text:style-name="P37">104639 gettimeofday({tv_sec=1730574235, tv_usec=343117}, NULL) = 0</text:p>
      <text:p text:style-name="P37">104639 nanosleep({tv_sec=0, tv_nsec=100000000}, 0x7dfe60bff690) = 0</text:p>
      <text:p text:style-name="P37">104639 gettimeofday({tv_sec=1730574235, tv_usec=443891}, NULL) = 0</text:p>
      <text:p text:style-name="P37">104639 nanosleep({tv_sec=0, tv_nsec=100000000}, 0x7dfe60bff690) = 0</text:p>
      <text:p text:style-name="P37">104639 gettimeofday({tv_sec=1730574235, tv_usec=544809}, NULL) = 0</text:p>
      <text:p text:style-name="P37">104639 nanosleep({tv_sec=0, tv_nsec=100000000}, 0x7dfe60bff690) = 0</text:p>
      <text:p text:style-name="P37">104639 gettimeofday({tv_sec=1730574235, tv_usec=645620}, NULL) = 0</text:p>
      <text:p text:style-name="P37">104639 nanosleep({tv_sec=0, tv_nsec=100000000}, 0x7dfe60bff690) = 0</text:p>
      <text:p text:style-name="P37">104639 gettimeofday({tv_sec=1730574235, tv_usec=746547}, NULL) = 0</text:p>
      <text:p text:style-name="P37">104639 nanosleep({tv_sec=0, tv_nsec=100000000}, 0x7dfe60bff690) = 0</text:p>
      <text:p text:style-name="P37">104639 gettimeofday({tv_sec=1730574235, tv_usec=847132}, NULL) = 0</text:p>
      <text:p text:style-name="P37">104639 nanosleep({tv_sec=0, tv_nsec=100000000}, 0x7dfe60bff690) = 0</text:p>
      <text:p text:style-name="P37">104639 gettimeofday({tv_sec=1730574235, tv_usec=947880}, NULL) = 0</text:p>
      <text:p text:style-name="P37">104639 nanosleep({tv_sec=0, tv_nsec=100000000}, 0x7dfe60bff690) = 0</text:p>
      <text:p text:style-name="P37">104639 gettimeofday({tv_sec=1730574236, tv_usec=48681}, NULL) = 0</text:p>
      <text:p text:style-name="P37">104639 nanosleep({tv_sec=0, tv_nsec=100000000}, 0x7dfe60bff690) = 0</text:p>
      <text:p text:style-name="P37">104639 gettimeofday({tv_sec=1730574236, tv_usec=150916}, NULL) = 0</text:p>
      <text:p text:style-name="P37">104639 nanosleep({tv_sec=0, tv_nsec=100000000}, 0x7dfe60bff690) = 0</text:p>
      <text:p text:style-name="P37"><text:soft-page-break/>104639 gettimeofday({tv_sec=1730574236, tv_usec=254789}, NULL) = 0</text:p>
      <text:p text:style-name="P37">104639 nanosleep({tv_sec=0, tv_nsec=100000000}, 0x7dfe60bff690) = 0</text:p>
      <text:p text:style-name="P37">104639 gettimeofday({tv_sec=1730574236, tv_usec=355644}, NULL) = 0</text:p>
      <text:p text:style-name="P37">104639 nanosleep({tv_sec=0, tv_nsec=100000000}, 0x7dfe60bff690) = 0</text:p>
      <text:p text:style-name="P37">104639 gettimeofday({tv_sec=1730574236, tv_usec=456724}, NULL) = 0</text:p>
      <text:p text:style-name="P37">104639 nanosleep({tv_sec=0, tv_nsec=100000000}, 0x7dfe60bff690) = 0</text:p>
      <text:p text:style-name="P37">104639 gettimeofday({tv_sec=1730574236, tv_usec=557793}, NULL) = 0</text:p>
      <text:p text:style-name="P37">104639 nanosleep({tv_sec=0, tv_nsec=100000000}, 0x7dfe60bff690) = 0</text:p>
      <text:p text:style-name="P37">104639 gettimeofday({tv_sec=1730574236, tv_usec=658319}, NULL) = 0</text:p>
      <text:p text:style-name="P37">104639 nanosleep({tv_sec=0, tv_nsec=100000000}, 0x7dfe60bff690) = 0</text:p>
      <text:p text:style-name="P37">104639 gettimeofday({tv_sec=1730574236, tv_usec=759143}, NULL) = 0</text:p>
      <text:p text:style-name="P37">104639 nanosleep({tv_sec=0, tv_nsec=100000000}, 0x7dfe60bff690) = 0</text:p>
      <text:p text:style-name="P37">104639 gettimeofday({tv_sec=1730574236, tv_usec=860976}, NULL) = 0</text:p>
      <text:p text:style-name="P37">104639 nanosleep({tv_sec=0, tv_nsec=100000000}, 0x7dfe60bff690) = 0</text:p>
      <text:p text:style-name="P37">104639 gettimeofday({tv_sec=1730574236, tv_usec=961791}, NULL) = 0</text:p>
      <text:p text:style-name="P37">104639 nanosleep({tv_sec=0, tv_nsec=100000000}, 0x7dfe60bff690) = 0</text:p>
      <text:p text:style-name="P37">104639 gettimeofday({tv_sec=1730574237, tv_usec=62536}, NULL) = 0</text:p>
      <text:p text:style-name="P37">104639 nanosleep({tv_sec=0, tv_nsec=100000000}, 0x7dfe60bff690) = 0</text:p>
      <text:p text:style-name="P37">104639 gettimeofday({tv_sec=1730574237, tv_usec=163467}, NULL) = 0</text:p>
      <text:p text:style-name="P37">104639 nanosleep({tv_sec=0, tv_nsec=100000000}, 0x7dfe60bff690) = 0</text:p>
      <text:p text:style-name="P37">104639 gettimeofday({tv_sec=1730574237, tv_usec=264193}, NULL) = 0</text:p>
      <text:p text:style-name="P37">104639 nanosleep({tv_sec=0, tv_nsec=100000000}, 0x7dfe60bff690) = 0</text:p>
      <text:p text:style-name="P37">104639 gettimeofday({tv_sec=1730574237, tv_usec=364957}, NULL) = 0</text:p>
      <text:p text:style-name="P37">104639 nanosleep({tv_sec=0, tv_nsec=100000000}, <text:s/>&lt;unfinished ...&gt;</text:p>
      <text:p text:style-name="P37">104641 futex(0x5855d2dad080, FUTEX_WAKE_PRIVATE, 1) = 1</text:p>
      <text:p text:style-name="P37">104641 madvise(0x2bfcbe002000, 16760832, MADV_DONTNEED &lt;unfinished ...&gt;</text:p>
      <text:p text:style-name="P37">104642 &lt;... futex resumed&gt;) <text:s text:c="12"/>= 0</text:p>
      <text:p text:style-name="P37">104641 &lt;... madvise resumed&gt;) <text:s text:c="10"/>= 0</text:p>
      <text:p text:style-name="P37">104641 madvise(0x2bfcbefff000, 12288, MADV_DONTNEED) = 0</text:p>
      <text:p text:style-name="P37">104641 munmap(0x7dfe62d80000, 524288) <text:s text:c="2"/>= 0</text:p>
      <text:p text:style-name="P37">104641 clock_gettime(CLOCK_MONOTONIC, {tv_sec=41821, tv_nsec=260589976}) = 0</text:p>
      <text:p text:style-name="P37">104641 mmap(NULL, 4096, PROT_READ|PROT_WRITE, MAP_PRIVATE|MAP_ANONYMOUS, -1, 0) = 0x7dfe654ba000</text:p>
      <text:p text:style-name="P37"><text:soft-page-break/>104641 madvise(0x720800001000, 8192, MADV_DONTNEED) = 0</text:p>
      <text:p text:style-name="P37">104641 madvise(0x72080000d000, 12288, MADV_DONTNEED) = 0</text:p>
      <text:p text:style-name="P37">104641 clock_gettime(CLOCK_MONOTONIC, {tv_sec=41821, tv_nsec=261264560}) = 0</text:p>
      <text:p text:style-name="P37">104641 clock_gettime(CLOCK_MONOTONIC, {tv_sec=41821, tv_nsec=261431644}) = 0</text:p>
      <text:p text:style-name="P37">104641 madvise(0x722800000000, 40960, MADV_DONTNEED) = 0</text:p>
      <text:p text:style-name="P37">104641 clock_gettime(CLOCK_MONOTONIC, {tv_sec=41821, tv_nsec=261660129}) = 0</text:p>
      <text:p text:style-name="P37">104641 munmap(0x7dfe654ba000, 4096) <text:s text:c="4"/>= 0</text:p>
      <text:p text:style-name="P37">104641 rt_sigprocmask(SIG_BLOCK, ~[RT_1], NULL, 8) = 0</text:p>
      <text:p text:style-name="P37">104641 madvise(0x7dfe5f000000, 8368128, MADV_DONTNEED) = 0</text:p>
      <text:p text:style-name="P37">104641 exit(0) <text:s text:c="25"/>= ?</text:p>
      <text:p text:style-name="P37">104638 &lt;... futex resumed&gt;) <text:s text:c="12"/>= 0</text:p>
      <text:p text:style-name="P37">104641 +++ exited with 0 +++</text:p>
      <text:p text:style-name="P37">104638 futex(0x7dfe5ee00990, FUTEX_WAIT_BITSET|FUTEX_CLOCK_REALTIME, 104642, NULL, FUTEX_BITSET_MATCH_ANY &lt;unfinished ...&gt;</text:p>
      <text:p text:style-name="P37">104639 &lt;... nanosleep resumed&gt;0x7dfe60bff690) = 0</text:p>
      <text:p text:style-name="P37">104639 gettimeofday({tv_sec=1730574237, tv_usec=465676}, NULL) = 0</text:p>
      <text:p text:style-name="P37">104639 nanosleep({tv_sec=0, tv_nsec=100000000}, 0x7dfe60bff690) = 0</text:p>
      <text:p text:style-name="P37">104639 gettimeofday({tv_sec=1730574237, tv_usec=566329}, NULL) = 0</text:p>
      <text:p text:style-name="P37">104639 nanosleep({tv_sec=0, tv_nsec=100000000}, 0x7dfe60bff690) = 0</text:p>
      <text:p text:style-name="P37">104639 gettimeofday({tv_sec=1730574237, tv_usec=667308}, NULL) = 0</text:p>
      <text:p text:style-name="P37">104639 nanosleep({tv_sec=0, tv_nsec=100000000}, 0x7dfe60bff690) = 0</text:p>
      <text:p text:style-name="P37">104639 gettimeofday({tv_sec=1730574237, tv_usec=768328}, NULL) = 0</text:p>
      <text:p text:style-name="P37">104639 nanosleep({tv_sec=0, tv_nsec=100000000}, 0x7dfe60bff690) = 0</text:p>
      <text:p text:style-name="P37">104639 gettimeofday({tv_sec=1730574237, tv_usec=869071}, NULL) = 0</text:p>
      <text:p text:style-name="P37">104639 nanosleep({tv_sec=0, tv_nsec=100000000}, 0x7dfe60bff690) = 0</text:p>
      <text:p text:style-name="P37">104639 gettimeofday({tv_sec=1730574237, tv_usec=969825}, NULL) = 0</text:p>
      <text:p text:style-name="P37">104639 nanosleep({tv_sec=0, tv_nsec=100000000}, 0x7dfe60bff690) = 0</text:p>
      <text:p text:style-name="P37">104639 gettimeofday({tv_sec=1730574238, tv_usec=71185}, NULL) = 0</text:p>
      <text:p text:style-name="P37">104639 nanosleep({tv_sec=0, tv_nsec=100000000}, 0x7dfe60bff690) = 0</text:p>
      <text:p text:style-name="P37">104639 gettimeofday({tv_sec=1730574238, tv_usec=172116}, NULL) = 0</text:p>
      <text:p text:style-name="P37">104639 nanosleep({tv_sec=0, tv_nsec=100000000}, 0x7dfe60bff690) = 0</text:p>
      <text:p text:style-name="P37">104639 gettimeofday({tv_sec=1730574238, tv_usec=273289}, NULL) = 0</text:p>
      <text:p text:style-name="P37">104639 nanosleep({tv_sec=0, tv_nsec=100000000}, 0x7dfe60bff690) = 0</text:p>
      <text:p text:style-name="P37"><text:soft-page-break/>104639 gettimeofday({tv_sec=1730574238, tv_usec=374385}, NULL) = 0</text:p>
      <text:p text:style-name="P37">104639 nanosleep({tv_sec=0, tv_nsec=100000000}, 0x7dfe60bff690) = 0</text:p>
      <text:p text:style-name="P37">104639 gettimeofday({tv_sec=1730574238, tv_usec=475024}, NULL) = 0</text:p>
      <text:p text:style-name="P37">104639 nanosleep({tv_sec=0, tv_nsec=100000000}, 0x7dfe60bff690) = 0</text:p>
      <text:p text:style-name="P37">104639 gettimeofday({tv_sec=1730574238, tv_usec=576097}, NULL) = 0</text:p>
      <text:p text:style-name="P37">104639 nanosleep({tv_sec=0, tv_nsec=100000000}, 0x7dfe60bff690) = 0</text:p>
      <text:p text:style-name="P37">104639 gettimeofday({tv_sec=1730574238, tv_usec=676826}, NULL) = 0</text:p>
      <text:p text:style-name="P37">104639 nanosleep({tv_sec=0, tv_nsec=100000000}, 0x7dfe60bff690) = 0</text:p>
      <text:p text:style-name="P37">104639 gettimeofday({tv_sec=1730574238, tv_usec=777321}, NULL) = 0</text:p>
      <text:p text:style-name="P37">104639 nanosleep({tv_sec=0, tv_nsec=100000000}, 0x7dfe60bff690) = 0</text:p>
      <text:p text:style-name="P37">104639 gettimeofday({tv_sec=1730574238, tv_usec=878254}, NULL) = 0</text:p>
      <text:p text:style-name="P37">104639 nanosleep({tv_sec=0, tv_nsec=100000000}, 0x7dfe60bff690) = 0</text:p>
      <text:p text:style-name="P37">104639 gettimeofday({tv_sec=1730574238, tv_usec=980111}, NULL) = 0</text:p>
      <text:p text:style-name="P37">104639 nanosleep({tv_sec=0, tv_nsec=100000000}, 0x7dfe60bff690) = 0</text:p>
      <text:p text:style-name="P37">104639 gettimeofday({tv_sec=1730574239, tv_usec=81083}, NULL) = 0</text:p>
      <text:p text:style-name="P37">104639 nanosleep({tv_sec=0, tv_nsec=100000000}, 0x7dfe60bff690) = 0</text:p>
      <text:p text:style-name="P37">104639 gettimeofday({tv_sec=1730574239, tv_usec=181596}, NULL) = 0</text:p>
      <text:p text:style-name="P37">104639 nanosleep({tv_sec=0, tv_nsec=100000000}, 0x7dfe60bff690) = 0</text:p>
      <text:p text:style-name="P37">104639 gettimeofday({tv_sec=1730574239, tv_usec=282488}, NULL) = 0</text:p>
      <text:p text:style-name="P37">104639 nanosleep({tv_sec=0, tv_nsec=100000000}, 0x7dfe60bff690) = 0</text:p>
      <text:p text:style-name="P37">104639 gettimeofday({tv_sec=1730574239, tv_usec=383502}, NULL) = 0</text:p>
      <text:p text:style-name="P37">104639 nanosleep({tv_sec=0, tv_nsec=100000000}, 0x7dfe60bff690) = 0</text:p>
      <text:p text:style-name="P37">104639 gettimeofday({tv_sec=1730574239, tv_usec=484817}, NULL) = 0</text:p>
      <text:p text:style-name="P37">104639 nanosleep({tv_sec=0, tv_nsec=100000000}, 0x7dfe60bff690) = 0</text:p>
      <text:p text:style-name="P37">104639 gettimeofday({tv_sec=1730574239, tv_usec=585620}, NULL) = 0</text:p>
      <text:p text:style-name="P37">104639 nanosleep({tv_sec=0, tv_nsec=100000000}, 0x7dfe60bff690) = 0</text:p>
      <text:p text:style-name="P37">104639 gettimeofday({tv_sec=1730574239, tv_usec=686296}, NULL) = 0</text:p>
      <text:p text:style-name="P37">104639 nanosleep({tv_sec=0, tv_nsec=100000000}, 0x7dfe60bff690) = 0</text:p>
      <text:p text:style-name="P37">104639 gettimeofday({tv_sec=1730574239, tv_usec=787136}, NULL) = 0</text:p>
      <text:p text:style-name="P37">104639 nanosleep({tv_sec=0, tv_nsec=100000000}, 0x7dfe60bff690) = 0</text:p>
      <text:p text:style-name="P37">104639 gettimeofday({tv_sec=1730574239, tv_usec=887562}, NULL) = 0</text:p>
      <text:p text:style-name="P37">104639 nanosleep({tv_sec=0, tv_nsec=100000000}, 0x7dfe60bff690) = 0</text:p>
      <text:p text:style-name="P37">104639 gettimeofday({tv_sec=1730574239, tv_usec=988008}, NULL) = 0</text:p>
      <text:p text:style-name="P37"><text:soft-page-break/>104639 nanosleep({tv_sec=0, tv_nsec=100000000}, 0x7dfe60bff690) = 0</text:p>
      <text:p text:style-name="P37">104639 gettimeofday({tv_sec=1730574240, tv_usec=88697}, NULL) = 0</text:p>
      <text:p text:style-name="P37">104639 nanosleep({tv_sec=0, tv_nsec=100000000}, 0x7dfe60bff690) = 0</text:p>
      <text:p text:style-name="P37">104639 gettimeofday({tv_sec=1730574240, tv_usec=189507}, NULL) = 0</text:p>
      <text:p text:style-name="P37">104639 nanosleep({tv_sec=0, tv_nsec=100000000}, 0x7dfe60bff690) = 0</text:p>
      <text:p text:style-name="P37">104639 gettimeofday({tv_sec=1730574240, tv_usec=289937}, NULL) = 0</text:p>
      <text:p text:style-name="P37">104639 nanosleep({tv_sec=0, tv_nsec=100000000}, 0x7dfe60bff690) = 0</text:p>
      <text:p text:style-name="P37">104639 gettimeofday({tv_sec=1730574240, tv_usec=390517}, NULL) = 0</text:p>
      <text:p text:style-name="P37">104639 nanosleep({tv_sec=0, tv_nsec=100000000}, 0x7dfe60bff690) = 0</text:p>
      <text:p text:style-name="P37">104639 gettimeofday({tv_sec=1730574240, tv_usec=491634}, NULL) = 0</text:p>
      <text:p text:style-name="P37">104639 nanosleep({tv_sec=0, tv_nsec=100000000}, 0x7dfe60bff690) = 0</text:p>
      <text:p text:style-name="P37">104639 gettimeofday({tv_sec=1730574240, tv_usec=592470}, NULL) = 0</text:p>
      <text:p text:style-name="P37">104639 nanosleep({tv_sec=0, tv_nsec=100000000}, 0x7dfe60bff690) = 0</text:p>
      <text:p text:style-name="P37">104639 gettimeofday({tv_sec=1730574240, tv_usec=693325}, NULL) = 0</text:p>
      <text:p text:style-name="P37">104639 nanosleep({tv_sec=0, tv_nsec=100000000}, 0x7dfe60bff690) = 0</text:p>
      <text:p text:style-name="P37">104639 gettimeofday({tv_sec=1730574240, tv_usec=794331}, NULL) = 0</text:p>
      <text:p text:style-name="P37">104639 nanosleep({tv_sec=0, tv_nsec=100000000}, 0x7dfe60bff690) = 0</text:p>
      <text:p text:style-name="P37">104639 gettimeofday({tv_sec=1730574240, tv_usec=895249}, NULL) = 0</text:p>
      <text:p text:style-name="P37">104639 nanosleep({tv_sec=0, tv_nsec=100000000}, 0x7dfe60bff690) = 0</text:p>
      <text:p text:style-name="P37">104639 gettimeofday({tv_sec=1730574240, tv_usec=996038}, NULL) = 0</text:p>
      <text:p text:style-name="P37">104639 nanosleep({tv_sec=0, tv_nsec=100000000}, <text:s/>&lt;unfinished ...&gt;</text:p>
      <text:p text:style-name="P37">104642 futex(0x5855d2dad080, FUTEX_WAKE_PRIVATE, 1) = 1</text:p>
      <text:p text:style-name="P37">104642 madvise(0x2bfcbcc02000, 16760832, MADV_DONTNEED &lt;unfinished ...&gt;</text:p>
      <text:p text:style-name="P37">104643 &lt;... futex resumed&gt;) <text:s text:c="12"/>= 0</text:p>
      <text:p text:style-name="P37">104642 &lt;... madvise resumed&gt;) <text:s text:c="10"/>= 0</text:p>
      <text:p text:style-name="P37">104642 madvise(0x2bfcbdbff000, 12288, MADV_DONTNEED) = 0</text:p>
      <text:p text:style-name="P37">104642 munmap(0x7dfe62780000, 524288) <text:s text:c="2"/>= 0</text:p>
      <text:p text:style-name="P37">104642 clock_gettime(CLOCK_MONOTONIC, {tv_sec=41824, tv_nsec=888790146}) = 0</text:p>
      <text:p text:style-name="P37">104642 clock_gettime(CLOCK_MONOTONIC, {tv_sec=41824, tv_nsec=888858131}) = 0</text:p>
      <text:p text:style-name="P37">104642 rt_sigprocmask(SIG_BLOCK, ~[RT_1], NULL, 8) = 0</text:p>
      <text:p text:style-name="P37">104642 madvise(0x7dfe5e600000, 8368128, MADV_DONTNEED) = 0</text:p>
      <text:p text:style-name="P37">104642 exit(0) <text:s text:c="25"/>= ?</text:p>
      <text:p text:style-name="P37">104642 +++ exited with 0 +++</text:p>
      <text:p text:style-name="P37"><text:soft-page-break/>104638 &lt;... futex resumed&gt;) <text:s text:c="12"/>= 0</text:p>
      <text:p text:style-name="P37">104638 futex(0x7dfe5e400990, FUTEX_WAIT_BITSET|FUTEX_CLOCK_REALTIME, 104643, NULL, FUTEX_BITSET_MATCH_ANY &lt;unfinished ...&gt;</text:p>
      <text:p text:style-name="P37">104639 &lt;... nanosleep resumed&gt;0x7dfe60bff690) = 0</text:p>
      <text:p text:style-name="P37">104639 gettimeofday({tv_sec=1730574241, tv_usec=96801}, NULL) = 0</text:p>
      <text:p text:style-name="P37">104639 nanosleep({tv_sec=0, tv_nsec=100000000}, 0x7dfe60bff690) = 0</text:p>
      <text:p text:style-name="P37">104639 gettimeofday({tv_sec=1730574241, tv_usec=197697}, NULL) = 0</text:p>
      <text:p text:style-name="P37">104639 nanosleep({tv_sec=0, tv_nsec=100000000}, 0x7dfe60bff690) = 0</text:p>
      <text:p text:style-name="P37">104639 gettimeofday({tv_sec=1730574241, tv_usec=298434}, NULL) = 0</text:p>
      <text:p text:style-name="P37">104639 nanosleep({tv_sec=0, tv_nsec=100000000}, 0x7dfe60bff690) = 0</text:p>
      <text:p text:style-name="P37">104639 gettimeofday({tv_sec=1730574241, tv_usec=398944}, NULL) = 0</text:p>
      <text:p text:style-name="P37">104639 nanosleep({tv_sec=0, tv_nsec=100000000}, 0x7dfe60bff690) = 0</text:p>
      <text:p text:style-name="P37">104639 gettimeofday({tv_sec=1730574241, tv_usec=499729}, NULL) = 0</text:p>
      <text:p text:style-name="P37">104639 nanosleep({tv_sec=0, tv_nsec=100000000}, 0x7dfe60bff690) = 0</text:p>
      <text:p text:style-name="P37">104639 gettimeofday({tv_sec=1730574241, tv_usec=600657}, NULL) = 0</text:p>
      <text:p text:style-name="P37">104639 nanosleep({tv_sec=0, tv_nsec=100000000}, 0x7dfe60bff690) = 0</text:p>
      <text:p text:style-name="P37">104639 gettimeofday({tv_sec=1730574241, tv_usec=701336}, NULL) = 0</text:p>
      <text:p text:style-name="P37">104639 nanosleep({tv_sec=0, tv_nsec=100000000}, 0x7dfe60bff690) = 0</text:p>
      <text:p text:style-name="P37">104639 gettimeofday({tv_sec=1730574241, tv_usec=801928}, NULL) = 0</text:p>
      <text:p text:style-name="P37">104639 nanosleep({tv_sec=0, tv_nsec=100000000}, 0x7dfe60bff690) = 0</text:p>
      <text:p text:style-name="P37">104639 gettimeofday({tv_sec=1730574241, tv_usec=902581}, NULL) = 0</text:p>
      <text:p text:style-name="P37">104639 nanosleep({tv_sec=0, tv_nsec=100000000}, 0x7dfe60bff690) = 0</text:p>
      <text:p text:style-name="P37">104639 gettimeofday({tv_sec=1730574242, tv_usec=3101}, NULL) = 0</text:p>
      <text:p text:style-name="P37">104639 nanosleep({tv_sec=0, tv_nsec=100000000}, 0x7dfe60bff690) = 0</text:p>
      <text:p text:style-name="P37">104639 gettimeofday({tv_sec=1730574242, tv_usec=103718}, NULL) = 0</text:p>
      <text:p text:style-name="P37">104639 nanosleep({tv_sec=0, tv_nsec=100000000}, 0x7dfe60bff690) = 0</text:p>
      <text:p text:style-name="P37">104639 gettimeofday({tv_sec=1730574242, tv_usec=204324}, NULL) = 0</text:p>
      <text:p text:style-name="P37">104639 nanosleep({tv_sec=0, tv_nsec=100000000}, 0x7dfe60bff690) = 0</text:p>
      <text:p text:style-name="P37">104639 gettimeofday({tv_sec=1730574242, tv_usec=304980}, NULL) = 0</text:p>
      <text:p text:style-name="P37">104639 nanosleep({tv_sec=0, tv_nsec=100000000}, 0x7dfe60bff690) = 0</text:p>
      <text:p text:style-name="P37">104639 gettimeofday({tv_sec=1730574242, tv_usec=405533}, NULL) = 0</text:p>
      <text:p text:style-name="P37">104639 nanosleep({tv_sec=0, tv_nsec=100000000}, 0x7dfe60bff690) = 0</text:p>
      <text:p text:style-name="P37">104639 gettimeofday({tv_sec=1730574242, tv_usec=505989}, NULL) = 0</text:p>
      <text:p text:style-name="P37"><text:soft-page-break/>104639 nanosleep({tv_sec=0, tv_nsec=100000000}, 0x7dfe60bff690) = 0</text:p>
      <text:p text:style-name="P37">104639 gettimeofday({tv_sec=1730574242, tv_usec=606970}, NULL) = 0</text:p>
      <text:p text:style-name="P37">104639 nanosleep({tv_sec=0, tv_nsec=100000000}, 0x7dfe60bff690) = 0</text:p>
      <text:p text:style-name="P37">104639 gettimeofday({tv_sec=1730574242, tv_usec=707491}, NULL) = 0</text:p>
      <text:p text:style-name="P37">104639 nanosleep({tv_sec=0, tv_nsec=100000000}, 0x7dfe60bff690) = 0</text:p>
      <text:p text:style-name="P37">104639 gettimeofday({tv_sec=1730574242, tv_usec=807893}, NULL) = 0</text:p>
      <text:p text:style-name="P37">104639 nanosleep({tv_sec=0, tv_nsec=100000000}, 0x7dfe60bff690) = 0</text:p>
      <text:p text:style-name="P37">104639 gettimeofday({tv_sec=1730574242, tv_usec=908493}, NULL) = 0</text:p>
      <text:p text:style-name="P37">104639 nanosleep({tv_sec=0, tv_nsec=100000000}, 0x7dfe60bff690) = 0</text:p>
      <text:p text:style-name="P37">104639 gettimeofday({tv_sec=1730574243, tv_usec=9152}, NULL) = 0</text:p>
      <text:p text:style-name="P37">104639 nanosleep({tv_sec=0, tv_nsec=100000000}, 0x7dfe60bff690) = 0</text:p>
      <text:p text:style-name="P37">104639 gettimeofday({tv_sec=1730574243, tv_usec=109763}, NULL) = 0</text:p>
      <text:p text:style-name="P37">104639 nanosleep({tv_sec=0, tv_nsec=100000000}, 0x7dfe60bff690) = 0</text:p>
      <text:p text:style-name="P37">104639 gettimeofday({tv_sec=1730574243, tv_usec=210496}, NULL) = 0</text:p>
      <text:p text:style-name="P37">104639 nanosleep({tv_sec=0, tv_nsec=100000000}, 0x7dfe60bff690) = 0</text:p>
      <text:p text:style-name="P37">104639 gettimeofday({tv_sec=1730574243, tv_usec=311195}, NULL) = 0</text:p>
      <text:p text:style-name="P37">104639 nanosleep({tv_sec=0, tv_nsec=100000000}, 0x7dfe60bff690) = 0</text:p>
      <text:p text:style-name="P37">104639 gettimeofday({tv_sec=1730574243, tv_usec=411903}, NULL) = 0</text:p>
      <text:p text:style-name="P37">104639 nanosleep({tv_sec=0, tv_nsec=100000000}, <text:s/>&lt;unfinished ...&gt;</text:p>
      <text:p text:style-name="P37">104643 futex(0x5855d2dad080, FUTEX_WAKE_PRIVATE, 1) = 1</text:p>
      <text:p text:style-name="P37">104644 &lt;... futex resumed&gt;) <text:s text:c="12"/>= 0</text:p>
      <text:p text:style-name="P37">104643 madvise(0x2bfcbb802000, 16760832, MADV_DONTNEED) = 0</text:p>
      <text:p text:style-name="P37">104643 madvise(0x2bfcbc7ff000, 12288, MADV_DONTNEED) = 0</text:p>
      <text:p text:style-name="P37">104643 munmap(0x7dfe62700000, 524288) <text:s text:c="2"/>= 0</text:p>
      <text:p text:style-name="P37">104643 clock_gettime(CLOCK_MONOTONIC, {tv_sec=41827, tv_nsec=304659697}) = 0</text:p>
      <text:p text:style-name="P37">104643 mmap(NULL, 4096, PROT_READ|PROT_WRITE, MAP_PRIVATE|MAP_ANONYMOUS, -1, 0) = 0x7dfe654ba000</text:p>
      <text:p text:style-name="P37">104643 madvise(0x720800001000, 16384, MADV_DONTNEED) = 0</text:p>
      <text:p text:style-name="P37">104643 madvise(0x72080000d000, 12288, MADV_DONTNEED) = 0</text:p>
      <text:p text:style-name="P37">104643 clock_gettime(CLOCK_MONOTONIC, {tv_sec=41827, tv_nsec=304971510}) = 0</text:p>
      <text:p text:style-name="P37">104643 clock_gettime(CLOCK_MONOTONIC, {tv_sec=41827, tv_nsec=305022932}) = 0</text:p>
      <text:p text:style-name="P37">104643 madvise(0x722800000000, 81920, MADV_DONTNEED) = 0</text:p>
      <text:p text:style-name="P37">104643 clock_gettime(CLOCK_MONOTONIC, {tv_sec=41827, tv_nsec=305227974}) = 0</text:p>
      <text:p text:style-name="P37"><text:soft-page-break/>104643 munmap(0x7dfe654ba000, 4096) <text:s text:c="4"/>= 0</text:p>
      <text:p text:style-name="P37">104643 rt_sigprocmask(SIG_BLOCK, ~[RT_1], NULL, 8) = 0</text:p>
      <text:p text:style-name="P37">104643 madvise(0x7dfe5dc00000, 8368128, MADV_DONTNEED) = 0</text:p>
      <text:p text:style-name="P37">104643 exit(0) <text:s text:c="25"/>= ?</text:p>
      <text:p text:style-name="P37">104638 &lt;... futex resumed&gt;) <text:s text:c="12"/>= 0</text:p>
      <text:p text:style-name="P37">104643 +++ exited with 0 +++</text:p>
      <text:p text:style-name="P37">104638 futex(0x7dfe5da00990, FUTEX_WAIT_BITSET|FUTEX_CLOCK_REALTIME, 104644, NULL, FUTEX_BITSET_MATCH_ANY &lt;unfinished ...&gt;</text:p>
      <text:p text:style-name="P37">104639 &lt;... nanosleep resumed&gt;0x7dfe60bff690) = 0</text:p>
      <text:p text:style-name="P37">104639 gettimeofday({tv_sec=1730574243, tv_usec=512624}, NULL) = 0</text:p>
      <text:p text:style-name="P37">104639 nanosleep({tv_sec=0, tv_nsec=100000000}, 0x7dfe60bff690) = 0</text:p>
      <text:p text:style-name="P37">104639 gettimeofday({tv_sec=1730574243, tv_usec=613633}, NULL) = 0</text:p>
      <text:p text:style-name="P37">104639 nanosleep({tv_sec=0, tv_nsec=100000000}, 0x7dfe60bff690) = 0</text:p>
      <text:p text:style-name="P37">104639 gettimeofday({tv_sec=1730574243, tv_usec=714652}, NULL) = 0</text:p>
      <text:p text:style-name="P37">104639 nanosleep({tv_sec=0, tv_nsec=100000000}, 0x7dfe60bff690) = 0</text:p>
      <text:p text:style-name="P37">104639 gettimeofday({tv_sec=1730574243, tv_usec=815701}, NULL) = 0</text:p>
      <text:p text:style-name="P37">104639 nanosleep({tv_sec=0, tv_nsec=100000000}, 0x7dfe60bff690) = 0</text:p>
      <text:p text:style-name="P37">104639 gettimeofday({tv_sec=1730574243, tv_usec=916733}, NULL) = 0</text:p>
      <text:p text:style-name="P37">104639 nanosleep({tv_sec=0, tv_nsec=100000000}, 0x7dfe60bff690) = 0</text:p>
      <text:p text:style-name="P37">104639 gettimeofday({tv_sec=1730574244, tv_usec=17336}, NULL) = 0</text:p>
      <text:p text:style-name="P37">104639 nanosleep({tv_sec=0, tv_nsec=100000000}, 0x7dfe60bff690) = 0</text:p>
      <text:p text:style-name="P37">104639 gettimeofday({tv_sec=1730574244, tv_usec=118250}, NULL) = 0</text:p>
      <text:p text:style-name="P37">104639 nanosleep({tv_sec=0, tv_nsec=100000000}, 0x7dfe60bff690) = 0</text:p>
      <text:p text:style-name="P37">104639 gettimeofday({tv_sec=1730574244, tv_usec=218858}, NULL) = 0</text:p>
      <text:p text:style-name="P37">104639 nanosleep({tv_sec=0, tv_nsec=100000000}, 0x7dfe60bff690) = 0</text:p>
      <text:p text:style-name="P37">104639 gettimeofday({tv_sec=1730574244, tv_usec=319535}, NULL) = 0</text:p>
      <text:p text:style-name="P37">104639 nanosleep({tv_sec=0, tv_nsec=100000000}, 0x7dfe60bff690) = 0</text:p>
      <text:p text:style-name="P37">104639 gettimeofday({tv_sec=1730574244, tv_usec=420202}, NULL) = 0</text:p>
      <text:p text:style-name="P37">104639 nanosleep({tv_sec=0, tv_nsec=100000000}, 0x7dfe60bff690) = 0</text:p>
      <text:p text:style-name="P37">104639 gettimeofday({tv_sec=1730574244, tv_usec=520790}, NULL) = 0</text:p>
      <text:p text:style-name="P37">104639 nanosleep({tv_sec=0, tv_nsec=100000000}, 0x7dfe60bff690) = 0</text:p>
      <text:p text:style-name="P37">104639 gettimeofday({tv_sec=1730574244, tv_usec=621443}, NULL) = 0</text:p>
      <text:p text:style-name="P37">104639 nanosleep({tv_sec=0, tv_nsec=100000000}, 0x7dfe60bff690) = 0</text:p>
      <text:p text:style-name="P37"><text:soft-page-break/>104639 gettimeofday({tv_sec=1730574244, tv_usec=721968}, NULL) = 0</text:p>
      <text:p text:style-name="P37">104639 nanosleep({tv_sec=0, tv_nsec=100000000}, 0x7dfe60bff690) = 0</text:p>
      <text:p text:style-name="P37">104639 gettimeofday({tv_sec=1730574244, tv_usec=822850}, NULL) = 0</text:p>
      <text:p text:style-name="P37">104639 nanosleep({tv_sec=0, tv_nsec=100000000}, 0x7dfe60bff690) = 0</text:p>
      <text:p text:style-name="P37">104639 gettimeofday({tv_sec=1730574244, tv_usec=923689}, NULL) = 0</text:p>
      <text:p text:style-name="P37">104639 nanosleep({tv_sec=0, tv_nsec=100000000}, 0x7dfe60bff690) = 0</text:p>
      <text:p text:style-name="P37">104639 gettimeofday({tv_sec=1730574245, tv_usec=24224}, NULL) = 0</text:p>
      <text:p text:style-name="P37">104639 nanosleep({tv_sec=0, tv_nsec=100000000}, 0x7dfe60bff690) = 0</text:p>
      <text:p text:style-name="P37">104639 gettimeofday({tv_sec=1730574245, tv_usec=124896}, NULL) = 0</text:p>
      <text:p text:style-name="P37">104639 nanosleep({tv_sec=0, tv_nsec=100000000}, <text:s/>&lt;unfinished ...&gt;</text:p>
      <text:p text:style-name="P37">104644 futex(0x5855d2dad080, FUTEX_WAKE_PRIVATE, 1) = 1</text:p>
      <text:p text:style-name="P37">104644 madvise(0x2bfcba402000, 16760832, MADV_DONTNEED &lt;unfinished ...&gt;</text:p>
      <text:p text:style-name="P37">104645 &lt;... futex resumed&gt;) <text:s text:c="12"/>= 0</text:p>
      <text:p text:style-name="P37">104644 &lt;... madvise resumed&gt;) <text:s text:c="10"/>= 0</text:p>
      <text:p text:style-name="P37">104644 madvise(0x2bfcbb3ff000, 12288, MADV_DONTNEED) = 0</text:p>
      <text:p text:style-name="P37">104644 munmap(0x7dfe62540000, 524288) <text:s text:c="2"/>= 0</text:p>
      <text:p text:style-name="P37">104644 clock_gettime(CLOCK_MONOTONIC, {tv_sec=41829, tv_nsec=50366600}) = 0</text:p>
      <text:p text:style-name="P37">104644 clock_gettime(CLOCK_MONOTONIC, {tv_sec=41829, tv_nsec=50408319}) = 0</text:p>
      <text:p text:style-name="P37">104644 rt_sigprocmask(SIG_BLOCK, ~[RT_1], NULL, 8) = 0</text:p>
      <text:p text:style-name="P37">104644 madvise(0x7dfe5d200000, 8368128, MADV_DONTNEED) = 0</text:p>
      <text:p text:style-name="P37">104644 exit(0) <text:s text:c="25"/>= ?</text:p>
      <text:p text:style-name="P37">104644 +++ exited with 0 +++</text:p>
      <text:p text:style-name="P37">104638 &lt;... futex resumed&gt;) <text:s text:c="12"/>= 0</text:p>
      <text:p text:style-name="P37">104638 munmap(0x7dfe5fa00000, 8392704) <text:s/>= 0</text:p>
      <text:p text:style-name="P37">104638 futex(0x7dfe5d000990, FUTEX_WAIT_BITSET|FUTEX_CLOCK_REALTIME, 104645, NULL, FUTEX_BITSET_MATCH_ANY &lt;unfinished ...&gt;</text:p>
      <text:p text:style-name="P37">104639 &lt;... nanosleep resumed&gt;0x7dfe60bff690) = 0</text:p>
      <text:p text:style-name="P37">104639 gettimeofday({tv_sec=1730574245, tv_usec=226169}, NULL) = 0</text:p>
      <text:p text:style-name="P37">104639 nanosleep({tv_sec=0, tv_nsec=100000000}, 0x7dfe60bff690) = 0</text:p>
      <text:p text:style-name="P37">104639 gettimeofday({tv_sec=1730574245, tv_usec=326876}, NULL) = 0</text:p>
      <text:p text:style-name="P37">104639 nanosleep({tv_sec=0, tv_nsec=100000000}, 0x7dfe60bff690) = 0</text:p>
      <text:p text:style-name="P37">104639 gettimeofday({tv_sec=1730574245, tv_usec=427372}, NULL) = 0</text:p>
      <text:p text:style-name="P37">104639 nanosleep({tv_sec=0, tv_nsec=100000000}, 0x7dfe60bff690) = 0</text:p>
      <text:p text:style-name="P37"><text:soft-page-break/>104639 gettimeofday({tv_sec=1730574245, tv_usec=528074}, NULL) = 0</text:p>
      <text:p text:style-name="P37">104639 nanosleep({tv_sec=0, tv_nsec=100000000}, 0x7dfe60bff690) = 0</text:p>
      <text:p text:style-name="P37">104639 gettimeofday({tv_sec=1730574245, tv_usec=628690}, NULL) = 0</text:p>
      <text:p text:style-name="P37">104639 nanosleep({tv_sec=0, tv_nsec=100000000}, 0x7dfe60bff690) = 0</text:p>
      <text:p text:style-name="P37">104639 gettimeofday({tv_sec=1730574245, tv_usec=729282}, NULL) = 0</text:p>
      <text:p text:style-name="P37">104639 nanosleep({tv_sec=0, tv_nsec=100000000}, 0x7dfe60bff690) = 0</text:p>
      <text:p text:style-name="P37">104639 gettimeofday({tv_sec=1730574245, tv_usec=829836}, NULL) = 0</text:p>
      <text:p text:style-name="P37">104639 nanosleep({tv_sec=0, tv_nsec=100000000}, 0x7dfe60bff690) = 0</text:p>
      <text:p text:style-name="P37">104639 gettimeofday({tv_sec=1730574245, tv_usec=930510}, NULL) = 0</text:p>
      <text:p text:style-name="P37">104639 nanosleep({tv_sec=0, tv_nsec=100000000}, 0x7dfe60bff690) = 0</text:p>
      <text:p text:style-name="P37">104639 gettimeofday({tv_sec=1730574246, tv_usec=31075}, NULL) = 0</text:p>
      <text:p text:style-name="P37">104639 nanosleep({tv_sec=0, tv_nsec=100000000}, 0x7dfe60bff690) = 0</text:p>
      <text:p text:style-name="P37">104639 gettimeofday({tv_sec=1730574246, tv_usec=131473}, NULL) = 0</text:p>
      <text:p text:style-name="P37">104639 nanosleep({tv_sec=0, tv_nsec=100000000}, 0x7dfe60bff690) = 0</text:p>
      <text:p text:style-name="P37">104639 gettimeofday({tv_sec=1730574246, tv_usec=232072}, NULL) = 0</text:p>
      <text:p text:style-name="P37">104639 nanosleep({tv_sec=0, tv_nsec=100000000}, 0x7dfe60bff690) = 0</text:p>
      <text:p text:style-name="P37">104639 gettimeofday({tv_sec=1730574246, tv_usec=332939}, NULL) = 0</text:p>
      <text:p text:style-name="P37">104639 nanosleep({tv_sec=0, tv_nsec=100000000}, 0x7dfe60bff690) = 0</text:p>
      <text:p text:style-name="P37">104639 gettimeofday({tv_sec=1730574246, tv_usec=433867}, NULL) = 0</text:p>
      <text:p text:style-name="P37">104639 nanosleep({tv_sec=0, tv_nsec=100000000}, 0x7dfe60bff690) = 0</text:p>
      <text:p text:style-name="P37">104639 gettimeofday({tv_sec=1730574246, tv_usec=534616}, NULL) = 0</text:p>
      <text:p text:style-name="P37">104639 nanosleep({tv_sec=0, tv_nsec=100000000}, 0x7dfe60bff690) = 0</text:p>
      <text:p text:style-name="P37">104639 gettimeofday({tv_sec=1730574246, tv_usec=635258}, NULL) = 0</text:p>
      <text:p text:style-name="P37">104639 nanosleep({tv_sec=0, tv_nsec=100000000}, 0x7dfe60bff690) = 0</text:p>
      <text:p text:style-name="P37">104639 gettimeofday({tv_sec=1730574246, tv_usec=736121}, NULL) = 0</text:p>
      <text:p text:style-name="P37">104639 nanosleep({tv_sec=0, tv_nsec=100000000}, 0x7dfe60bff690) = 0</text:p>
      <text:p text:style-name="P37">104639 gettimeofday({tv_sec=1730574246, tv_usec=836637}, NULL) = 0</text:p>
      <text:p text:style-name="P37">104639 nanosleep({tv_sec=0, tv_nsec=100000000}, <text:s/>&lt;unfinished ...&gt;</text:p>
      <text:p text:style-name="P37">104645 futex(0x5855d2dad080, FUTEX_WAKE_PRIVATE, 1) = 1</text:p>
      <text:p text:style-name="P37">104646 &lt;... futex resumed&gt;) <text:s text:c="12"/>= 0</text:p>
      <text:p text:style-name="P37">104645 madvise(0x2bfcb9002000, 16760832, MADV_DONTNEED) = 0</text:p>
      <text:p text:style-name="P37">104645 madvise(0x2bfcb9fff000, 12288, MADV_DONTNEED) = 0</text:p>
      <text:p text:style-name="P37">104645 munmap(0x7dfe62380000, 524288) <text:s text:c="2"/>= 0</text:p>
      <text:p text:style-name="P37"><text:soft-page-break/>104645 clock_gettime(CLOCK_MONOTONIC, {tv_sec=41830, tv_nsec=758830773}) = 0</text:p>
      <text:p text:style-name="P37">104645 clock_gettime(CLOCK_MONOTONIC, {tv_sec=41830, tv_nsec=758873176}) = 0</text:p>
      <text:p text:style-name="P37">104645 rt_sigprocmask(SIG_BLOCK, ~[RT_1], NULL, 8) = 0</text:p>
      <text:p text:style-name="P37">104645 madvise(0x7dfe5c800000, 8368128, MADV_DONTNEED) = 0</text:p>
      <text:p text:style-name="P37">104645 exit(0) <text:s text:c="25"/>= ?</text:p>
      <text:p text:style-name="P37">104645 +++ exited with 0 +++</text:p>
      <text:p text:style-name="P37">104638 &lt;... futex resumed&gt;) <text:s text:c="12"/>= 0</text:p>
      <text:p text:style-name="P37">104638 munmap(0x7dfe5f000000, 8392704) <text:s/>= 0</text:p>
      <text:p text:style-name="P37">104638 futex(0x7dfe5c600990, FUTEX_WAIT_BITSET|FUTEX_CLOCK_REALTIME, 104646, NULL, FUTEX_BITSET_MATCH_ANY &lt;unfinished ...&gt;</text:p>
      <text:p text:style-name="P37">104639 &lt;... nanosleep resumed&gt;0x7dfe60bff690) = 0</text:p>
      <text:p text:style-name="P37">104639 gettimeofday({tv_sec=1730574246, tv_usec=936923}, NULL) = 0</text:p>
      <text:p text:style-name="P37">104639 nanosleep({tv_sec=0, tv_nsec=100000000}, 0x7dfe60bff690) = 0</text:p>
      <text:p text:style-name="P37">104639 gettimeofday({tv_sec=1730574247, tv_usec=37240}, NULL) = 0</text:p>
      <text:p text:style-name="P37">104639 nanosleep({tv_sec=0, tv_nsec=100000000}, 0x7dfe60bff690) = 0</text:p>
      <text:p text:style-name="P37">104639 gettimeofday({tv_sec=1730574247, tv_usec=138103}, NULL) = 0</text:p>
      <text:p text:style-name="P37">104639 nanosleep({tv_sec=0, tv_nsec=100000000}, 0x7dfe60bff690) = 0</text:p>
      <text:p text:style-name="P37">104639 gettimeofday({tv_sec=1730574247, tv_usec=239032}, NULL) = 0</text:p>
      <text:p text:style-name="P37">104639 nanosleep({tv_sec=0, tv_nsec=100000000}, 0x7dfe60bff690) = 0</text:p>
      <text:p text:style-name="P37">104639 gettimeofday({tv_sec=1730574247, tv_usec=339882}, NULL) = 0</text:p>
      <text:p text:style-name="P37">104639 nanosleep({tv_sec=0, tv_nsec=100000000}, 0x7dfe60bff690) = 0</text:p>
      <text:p text:style-name="P37">104639 gettimeofday({tv_sec=1730574247, tv_usec=440917}, NULL) = 0</text:p>
      <text:p text:style-name="P37">104639 nanosleep({tv_sec=0, tv_nsec=100000000}, 0x7dfe60bff690) = 0</text:p>
      <text:p text:style-name="P37">104639 gettimeofday({tv_sec=1730574247, tv_usec=541702}, NULL) = 0</text:p>
      <text:p text:style-name="P37">104639 nanosleep({tv_sec=0, tv_nsec=100000000}, 0x7dfe60bff690) = 0</text:p>
      <text:p text:style-name="P37">104639 gettimeofday({tv_sec=1730574247, tv_usec=642213}, NULL) = 0</text:p>
      <text:p text:style-name="P37">104639 nanosleep({tv_sec=0, tv_nsec=100000000}, 0x7dfe60bff690) = 0</text:p>
      <text:p text:style-name="P37">104639 gettimeofday({tv_sec=1730574247, tv_usec=742731}, NULL) = 0</text:p>
      <text:p text:style-name="P37">104639 nanosleep({tv_sec=0, tv_nsec=100000000}, 0x7dfe60bff690) = 0</text:p>
      <text:p text:style-name="P37">104639 gettimeofday({tv_sec=1730574247, tv_usec=843327}, NULL) = 0</text:p>
      <text:p text:style-name="P37">104639 nanosleep({tv_sec=0, tv_nsec=100000000}, 0x7dfe60bff690) = 0</text:p>
      <text:p text:style-name="P37">104639 gettimeofday({tv_sec=1730574247, tv_usec=944116}, NULL) = 0</text:p>
      <text:p text:style-name="P37">104639 nanosleep({tv_sec=0, tv_nsec=100000000}, 0x7dfe60bff690) = 0</text:p>
      <text:p text:style-name="P37"><text:soft-page-break/>104639 gettimeofday({tv_sec=1730574248, tv_usec=44792}, NULL) = 0</text:p>
      <text:p text:style-name="P37">104639 nanosleep({tv_sec=0, tv_nsec=100000000}, 0x7dfe60bff690) = 0</text:p>
      <text:p text:style-name="P37">104639 gettimeofday({tv_sec=1730574248, tv_usec=145500}, NULL) = 0</text:p>
      <text:p text:style-name="P37">104639 nanosleep({tv_sec=0, tv_nsec=100000000}, 0x7dfe60bff690) = 0</text:p>
      <text:p text:style-name="P37">104639 gettimeofday({tv_sec=1730574248, tv_usec=246035}, NULL) = 0</text:p>
      <text:p text:style-name="P37">104639 nanosleep({tv_sec=0, tv_nsec=100000000}, 0x7dfe60bff690) = 0</text:p>
      <text:p text:style-name="P37">104639 gettimeofday({tv_sec=1730574248, tv_usec=346422}, NULL) = 0</text:p>
      <text:p text:style-name="P37">104639 nanosleep({tv_sec=0, tv_nsec=100000000}, 0x7dfe60bff690) = 0</text:p>
      <text:p text:style-name="P37">104639 gettimeofday({tv_sec=1730574248, tv_usec=447003}, NULL) = 0</text:p>
      <text:p text:style-name="P37">104639 nanosleep({tv_sec=0, tv_nsec=100000000}, 0x7dfe60bff690) = 0</text:p>
      <text:p text:style-name="P37">104639 gettimeofday({tv_sec=1730574248, tv_usec=547682}, NULL) = 0</text:p>
      <text:p text:style-name="P37">104639 nanosleep({tv_sec=0, tv_nsec=100000000}, 0x7dfe60bff690) = 0</text:p>
      <text:p text:style-name="P37">104639 gettimeofday({tv_sec=1730574248, tv_usec=648377}, NULL) = 0</text:p>
      <text:p text:style-name="P37">104639 nanosleep({tv_sec=0, tv_nsec=100000000}, 0x7dfe60bff690) = 0</text:p>
      <text:p text:style-name="P37">104639 gettimeofday({tv_sec=1730574248, tv_usec=749290}, NULL) = 0</text:p>
      <text:p text:style-name="P37">104639 nanosleep({tv_sec=0, tv_nsec=100000000}, <text:s/>&lt;unfinished ...&gt;</text:p>
      <text:p text:style-name="P37">104646 futex(0x5855d2dad080, FUTEX_WAKE_PRIVATE, 1 &lt;unfinished ...&gt;</text:p>
      <text:p text:style-name="P37">104647 &lt;... futex resumed&gt;) <text:s text:c="12"/>= 0</text:p>
      <text:p text:style-name="P37">104646 &lt;... futex resumed&gt;) <text:s text:c="12"/>= 1</text:p>
      <text:p text:style-name="P37">104646 madvise(0x2bfcb7c02000, 16760832, MADV_DONTNEED) = 0</text:p>
      <text:p text:style-name="P37">104646 madvise(0x2bfcb8bff000, 12288, MADV_DONTNEED) = 0</text:p>
      <text:p text:style-name="P37">104646 munmap(0x7dfe62180000, 524288) <text:s text:c="2"/>= 0</text:p>
      <text:p text:style-name="P37">104646 clock_gettime(CLOCK_MONOTONIC, {tv_sec=41832, tv_nsec=639533291}) = 0</text:p>
      <text:p text:style-name="P37">104646 mmap(NULL, 4096, PROT_READ|PROT_WRITE, MAP_PRIVATE|MAP_ANONYMOUS, -1, 0) = 0x7dfe654ba000</text:p>
      <text:p text:style-name="P37">104646 madvise(0x720800001000, 28672, MADV_DONTNEED) = 0</text:p>
      <text:p text:style-name="P37">104646 madvise(0x72080000d000, 12288, MADV_DONTNEED) = 0</text:p>
      <text:p text:style-name="P37">104646 clock_gettime(CLOCK_MONOTONIC, {tv_sec=41832, tv_nsec=639798158}) = 0</text:p>
      <text:p text:style-name="P37">104646 clock_gettime(CLOCK_MONOTONIC, {tv_sec=41832, tv_nsec=639843527}) = 0</text:p>
      <text:p text:style-name="P37">104646 madvise(0x722800000000, 147456, MADV_DONTNEED) = 0</text:p>
      <text:p text:style-name="P37">104646 clock_gettime(CLOCK_MONOTONIC, {tv_sec=41832, tv_nsec=639947792}) = 0</text:p>
      <text:p text:style-name="P37">104646 munmap(0x7dfe654ba000, 4096) <text:s text:c="4"/>= 0</text:p>
      <text:p text:style-name="P37">104646 rt_sigprocmask(SIG_BLOCK, ~[RT_1], NULL, 8) = 0</text:p>
      <text:p text:style-name="P37"><text:soft-page-break/>104646 madvise(0x7dfe5be00000, 8368128, MADV_DONTNEED) = 0</text:p>
      <text:p text:style-name="P37">104646 exit(0) <text:s text:c="25"/>= ?</text:p>
      <text:p text:style-name="P37">104646 +++ exited with 0 +++</text:p>
      <text:p text:style-name="P37">104638 &lt;... futex resumed&gt;) <text:s text:c="12"/>= 0</text:p>
      <text:p text:style-name="P37">104638 munmap(0x7dfe5e600000, 8392704) <text:s/>= 0</text:p>
      <text:p text:style-name="P37">104638 futex(0x7dfe5bc00990, FUTEX_WAIT_BITSET|FUTEX_CLOCK_REALTIME, 104647, NULL, FUTEX_BITSET_MATCH_ANY &lt;unfinished ...&gt;</text:p>
      <text:p text:style-name="P37">104639 &lt;... nanosleep resumed&gt;0x7dfe60bff690) = 0</text:p>
      <text:p text:style-name="P37">104639 gettimeofday({tv_sec=1730574248, tv_usec=850107}, NULL) = 0</text:p>
      <text:p text:style-name="P37">104639 nanosleep({tv_sec=0, tv_nsec=100000000}, 0x7dfe60bff690) = 0</text:p>
      <text:p text:style-name="P37">104639 gettimeofday({tv_sec=1730574248, tv_usec=950905}, NULL) = 0</text:p>
      <text:p text:style-name="P37">104639 nanosleep({tv_sec=0, tv_nsec=100000000}, 0x7dfe60bff690) = 0</text:p>
      <text:p text:style-name="P37">104639 gettimeofday({tv_sec=1730574249, tv_usec=51609}, NULL) = 0</text:p>
      <text:p text:style-name="P37">104639 nanosleep({tv_sec=0, tv_nsec=100000000}, 0x7dfe60bff690) = 0</text:p>
      <text:p text:style-name="P37">104639 gettimeofday({tv_sec=1730574249, tv_usec=152261}, NULL) = 0</text:p>
      <text:p text:style-name="P37">104639 nanosleep({tv_sec=0, tv_nsec=100000000}, 0x7dfe60bff690) = 0</text:p>
      <text:p text:style-name="P37">104639 gettimeofday({tv_sec=1730574249, tv_usec=252979}, NULL) = 0</text:p>
      <text:p text:style-name="P37">104639 nanosleep({tv_sec=0, tv_nsec=100000000}, 0x7dfe60bff690) = 0</text:p>
      <text:p text:style-name="P37">104639 gettimeofday({tv_sec=1730574249, tv_usec=353719}, NULL) = 0</text:p>
      <text:p text:style-name="P37">104639 nanosleep({tv_sec=0, tv_nsec=100000000}, 0x7dfe60bff690) = 0</text:p>
      <text:p text:style-name="P37">104639 gettimeofday({tv_sec=1730574249, tv_usec=454440}, NULL) = 0</text:p>
      <text:p text:style-name="P37">104639 nanosleep({tv_sec=0, tv_nsec=100000000}, 0x7dfe60bff690) = 0</text:p>
      <text:p text:style-name="P37">104639 gettimeofday({tv_sec=1730574249, tv_usec=555024}, NULL) = 0</text:p>
      <text:p text:style-name="P37">104639 nanosleep({tv_sec=0, tv_nsec=100000000}, 0x7dfe60bff690) = 0</text:p>
      <text:p text:style-name="P37">104639 gettimeofday({tv_sec=1730574249, tv_usec=655736}, NULL) = 0</text:p>
      <text:p text:style-name="P37">104639 nanosleep({tv_sec=0, tv_nsec=100000000}, 0x7dfe60bff690) = 0</text:p>
      <text:p text:style-name="P37">104639 gettimeofday({tv_sec=1730574249, tv_usec=756237}, NULL) = 0</text:p>
      <text:p text:style-name="P37">104639 nanosleep({tv_sec=0, tv_nsec=100000000}, 0x7dfe60bff690) = 0</text:p>
      <text:p text:style-name="P37">104639 gettimeofday({tv_sec=1730574249, tv_usec=856739}, NULL) = 0</text:p>
      <text:p text:style-name="P37">104639 nanosleep({tv_sec=0, tv_nsec=100000000}, 0x7dfe60bff690) = 0</text:p>
      <text:p text:style-name="P37">104639 gettimeofday({tv_sec=1730574249, tv_usec=957236}, NULL) = 0</text:p>
      <text:p text:style-name="P37">104639 nanosleep({tv_sec=0, tv_nsec=100000000}, 0x7dfe60bff690) = 0</text:p>
      <text:p text:style-name="P37">104639 gettimeofday({tv_sec=1730574250, tv_usec=58003}, NULL) = 0</text:p>
      <text:p text:style-name="P37"><text:soft-page-break/>104639 nanosleep({tv_sec=0, tv_nsec=100000000}, 0x7dfe60bff690) = 0</text:p>
      <text:p text:style-name="P37">104639 gettimeofday({tv_sec=1730574250, tv_usec=158929}, NULL) = 0</text:p>
      <text:p text:style-name="P37">104639 nanosleep({tv_sec=0, tv_nsec=100000000}, 0x7dfe60bff690) = 0</text:p>
      <text:p text:style-name="P37">104639 gettimeofday({tv_sec=1730574250, tv_usec=259722}, NULL) = 0</text:p>
      <text:p text:style-name="P37">104639 nanosleep({tv_sec=0, tv_nsec=100000000}, 0x7dfe60bff690) = 0</text:p>
      <text:p text:style-name="P37">104639 gettimeofday({tv_sec=1730574250, tv_usec=360386}, NULL) = 0</text:p>
      <text:p text:style-name="P37">104639 nanosleep({tv_sec=0, tv_nsec=100000000}, 0x7dfe60bff690) = 0</text:p>
      <text:p text:style-name="P37">104639 gettimeofday({tv_sec=1730574250, tv_usec=461034}, NULL) = 0</text:p>
      <text:p text:style-name="P37">104639 nanosleep({tv_sec=0, tv_nsec=100000000}, 0x7dfe60bff690) = 0</text:p>
      <text:p text:style-name="P37">104639 gettimeofday({tv_sec=1730574250, tv_usec=561893}, NULL) = 0</text:p>
      <text:p text:style-name="P37">104639 nanosleep({tv_sec=0, tv_nsec=100000000}, 0x7dfe60bff690) = 0</text:p>
      <text:p text:style-name="P37">104639 gettimeofday({tv_sec=1730574250, tv_usec=662645}, NULL) = 0</text:p>
      <text:p text:style-name="P37">104639 nanosleep({tv_sec=0, tv_nsec=100000000}, 0x7dfe60bff690) = 0</text:p>
      <text:p text:style-name="P37">104639 gettimeofday({tv_sec=1730574250, tv_usec=763283}, NULL) = 0</text:p>
      <text:p text:style-name="P37">104639 nanosleep({tv_sec=0, tv_nsec=100000000}, 0x7dfe60bff690) = 0</text:p>
      <text:p text:style-name="P37">104639 gettimeofday({tv_sec=1730574250, tv_usec=863979}, NULL) = 0</text:p>
      <text:p text:style-name="P37">104639 nanosleep({tv_sec=0, tv_nsec=100000000}, <text:s/>&lt;unfinished ...&gt;</text:p>
      <text:p text:style-name="P37">104647 futex(0x5855d2dad080, FUTEX_WAKE_PRIVATE, 1 &lt;unfinished ...&gt;</text:p>
      <text:p text:style-name="P37">104648 &lt;... futex resumed&gt;) <text:s text:c="12"/>= 0</text:p>
      <text:p text:style-name="P37">104647 &lt;... futex resumed&gt;) <text:s text:c="12"/>= 1</text:p>
      <text:p text:style-name="P37">104647 madvise(0x2bfcb6802000, 16760832, MADV_DONTNEED) = 0</text:p>
      <text:p text:style-name="P37">104647 madvise(0x2bfcb77ff000, 12288, MADV_DONTNEED) = 0</text:p>
      <text:p text:style-name="P37">104647 munmap(0x7dfe62100000, 524288) <text:s text:c="2"/>= 0</text:p>
      <text:p text:style-name="P37">104647 clock_gettime(CLOCK_MONOTONIC, {tv_sec=41834, tv_nsec=752217177}) = 0</text:p>
      <text:p text:style-name="P37">104647 clock_gettime(CLOCK_MONOTONIC, {tv_sec=41834, tv_nsec=752273954}) = 0</text:p>
      <text:p text:style-name="P37">104647 rt_sigprocmask(SIG_BLOCK, ~[RT_1], NULL, 8) = 0</text:p>
      <text:p text:style-name="P37">104647 madvise(0x7dfe5b400000, 8368128, MADV_DONTNEED) = 0</text:p>
      <text:p text:style-name="P37">104647 exit(0) <text:s text:c="25"/>= ?</text:p>
      <text:p text:style-name="P37">104647 +++ exited with 0 +++</text:p>
      <text:p text:style-name="P37">104638 &lt;... futex resumed&gt;) <text:s text:c="12"/>= 0</text:p>
      <text:p text:style-name="P37">104638 munmap(0x7dfe5dc00000, 8392704) <text:s/>= 0</text:p>
      <text:p text:style-name="P37">104638 futex(0x7dfe5b000990, FUTEX_WAIT_BITSET|FUTEX_CLOCK_REALTIME, 104648, NULL, FUTEX_BITSET_MATCH_ANY &lt;unfinished ...&gt;</text:p>
      <text:p text:style-name="P37"><text:soft-page-break/>104639 &lt;... nanosleep resumed&gt;0x7dfe60bff690) = 0</text:p>
      <text:p text:style-name="P37">104639 gettimeofday({tv_sec=1730574250, tv_usec=964799}, NULL) = 0</text:p>
      <text:p text:style-name="P37">104639 nanosleep({tv_sec=0, tv_nsec=100000000}, 0x7dfe60bff690) = 0</text:p>
      <text:p text:style-name="P37">104639 gettimeofday({tv_sec=1730574251, tv_usec=65624}, NULL) = 0</text:p>
      <text:p text:style-name="P37">104639 nanosleep({tv_sec=0, tv_nsec=100000000}, 0x7dfe60bff690) = 0</text:p>
      <text:p text:style-name="P37">104639 gettimeofday({tv_sec=1730574251, tv_usec=166250}, NULL) = 0</text:p>
      <text:p text:style-name="P37">104639 nanosleep({tv_sec=0, tv_nsec=100000000}, 0x7dfe60bff690) = 0</text:p>
      <text:p text:style-name="P37">104639 gettimeofday({tv_sec=1730574251, tv_usec=266960}, NULL) = 0</text:p>
      <text:p text:style-name="P37">104639 nanosleep({tv_sec=0, tv_nsec=100000000}, 0x7dfe60bff690) = 0</text:p>
      <text:p text:style-name="P37">104639 gettimeofday({tv_sec=1730574251, tv_usec=367669}, NULL) = 0</text:p>
      <text:p text:style-name="P37">104639 nanosleep({tv_sec=0, tv_nsec=100000000}, 0x7dfe60bff690) = 0</text:p>
      <text:p text:style-name="P37">104639 gettimeofday({tv_sec=1730574251, tv_usec=468268}, NULL) = 0</text:p>
      <text:p text:style-name="P37">104639 nanosleep({tv_sec=0, tv_nsec=100000000}, 0x7dfe60bff690) = 0</text:p>
      <text:p text:style-name="P37">104639 gettimeofday({tv_sec=1730574251, tv_usec=568834}, NULL) = 0</text:p>
      <text:p text:style-name="P37">104639 nanosleep({tv_sec=0, tv_nsec=100000000}, 0x7dfe60bff690) = 0</text:p>
      <text:p text:style-name="P37">104639 gettimeofday({tv_sec=1730574251, tv_usec=669575}, NULL) = 0</text:p>
      <text:p text:style-name="P37">104639 nanosleep({tv_sec=0, tv_nsec=100000000}, 0x7dfe60bff690) = 0</text:p>
      <text:p text:style-name="P37">104639 gettimeofday({tv_sec=1730574251, tv_usec=770197}, NULL) = 0</text:p>
      <text:p text:style-name="P37">104639 nanosleep({tv_sec=0, tv_nsec=100000000}, 0x7dfe60bff690) = 0</text:p>
      <text:p text:style-name="P37">104639 gettimeofday({tv_sec=1730574251, tv_usec=870887}, NULL) = 0</text:p>
      <text:p text:style-name="P37">104639 nanosleep({tv_sec=0, tv_nsec=100000000}, 0x7dfe60bff690) = 0</text:p>
      <text:p text:style-name="P37">104639 gettimeofday({tv_sec=1730574251, tv_usec=971246}, NULL) = 0</text:p>
      <text:p text:style-name="P37">104639 nanosleep({tv_sec=0, tv_nsec=100000000}, 0x7dfe60bff690) = 0</text:p>
      <text:p text:style-name="P37">104639 gettimeofday({tv_sec=1730574252, tv_usec=71694}, NULL) = 0</text:p>
      <text:p text:style-name="P37">104639 nanosleep({tv_sec=0, tv_nsec=100000000}, 0x7dfe60bff690) = 0</text:p>
      <text:p text:style-name="P37">104639 gettimeofday({tv_sec=1730574252, tv_usec=172198}, NULL) = 0</text:p>
      <text:p text:style-name="P37">104639 nanosleep({tv_sec=0, tv_nsec=100000000}, 0x7dfe60bff690) = 0</text:p>
      <text:p text:style-name="P37">104639 gettimeofday({tv_sec=1730574252, tv_usec=272769}, NULL) = 0</text:p>
      <text:p text:style-name="P37">104639 nanosleep({tv_sec=0, tv_nsec=100000000}, 0x7dfe60bff690) = 0</text:p>
      <text:p text:style-name="P37">104639 gettimeofday({tv_sec=1730574252, tv_usec=373174}, NULL) = 0</text:p>
      <text:p text:style-name="P37">104639 nanosleep({tv_sec=0, tv_nsec=100000000}, 0x7dfe60bff690) = 0</text:p>
      <text:p text:style-name="P37">104639 gettimeofday({tv_sec=1730574252, tv_usec=473515}, NULL) = 0</text:p>
      <text:p text:style-name="P37">104639 nanosleep({tv_sec=0, tv_nsec=100000000}, 0x7dfe60bff690) = 0</text:p>
      <text:p text:style-name="P37"><text:soft-page-break/>104639 gettimeofday({tv_sec=1730574252, tv_usec=573860}, NULL) = 0</text:p>
      <text:p text:style-name="P37">104639 nanosleep({tv_sec=0, tv_nsec=100000000}, 0x7dfe60bff690) = 0</text:p>
      <text:p text:style-name="P37">104639 gettimeofday({tv_sec=1730574252, tv_usec=674708}, NULL) = 0</text:p>
      <text:p text:style-name="P37">104639 nanosleep({tv_sec=0, tv_nsec=100000000}, 0x7dfe60bff690) = 0</text:p>
      <text:p text:style-name="P37">104639 gettimeofday({tv_sec=1730574252, tv_usec=775317}, NULL) = 0</text:p>
      <text:p text:style-name="P37">104639 nanosleep({tv_sec=0, tv_nsec=100000000}, <text:s/>&lt;unfinished ...&gt;</text:p>
      <text:p text:style-name="P37">104648 futex(0x5855d2dad080, FUTEX_WAKE_PRIVATE, 1 &lt;unfinished ...&gt;</text:p>
      <text:p text:style-name="P37">104649 &lt;... futex resumed&gt;) <text:s text:c="12"/>= 0</text:p>
      <text:p text:style-name="P37">104648 &lt;... futex resumed&gt;) <text:s text:c="12"/>= 1</text:p>
      <text:p text:style-name="P37">104648 madvise(0x2bfcb5002000, 16760832, MADV_DONTNEED) = 0</text:p>
      <text:p text:style-name="P37">104648 madvise(0x2bfcb5fff000, 12288, MADV_DONTNEED) = 0</text:p>
      <text:p text:style-name="P37">104648 munmap(0x7dfe61f40000, 524288) <text:s text:c="2"/>= 0</text:p>
      <text:p text:style-name="P37">104648 clock_gettime(CLOCK_MONOTONIC, {tv_sec=41836, tv_nsec=619870971}) = 0</text:p>
      <text:p text:style-name="P37">104648 clock_gettime(CLOCK_MONOTONIC, {tv_sec=41836, tv_nsec=619993776}) = 0</text:p>
      <text:p text:style-name="P37">104648 rt_sigprocmask(SIG_BLOCK, ~[RT_1], NULL, 8) = 0</text:p>
      <text:p text:style-name="P37">104648 madvise(0x7dfe5a800000, 8368128, MADV_DONTNEED) = 0</text:p>
      <text:p text:style-name="P37">104648 exit(0) <text:s text:c="25"/>= ?</text:p>
      <text:p text:style-name="P37">104638 &lt;... futex resumed&gt;) <text:s text:c="12"/>= 0</text:p>
      <text:p text:style-name="P37">104648 +++ exited with 0 +++</text:p>
      <text:p text:style-name="P37">104638 munmap(0x7dfe5d200000, 8392704) <text:s/>= 0</text:p>
      <text:p text:style-name="P37">104638 futex(0x7dfe5a600990, FUTEX_WAIT_BITSET|FUTEX_CLOCK_REALTIME, 104649, NULL, FUTEX_BITSET_MATCH_ANY &lt;unfinished ...&gt;</text:p>
      <text:p text:style-name="P37">104639 &lt;... nanosleep resumed&gt;0x7dfe60bff690) = 0</text:p>
      <text:p text:style-name="P37">104639 gettimeofday({tv_sec=1730574252, tv_usec=875957}, NULL) = 0</text:p>
      <text:p text:style-name="P37">104639 nanosleep({tv_sec=0, tv_nsec=100000000}, 0x7dfe60bff690) = 0</text:p>
      <text:p text:style-name="P37">104639 gettimeofday({tv_sec=1730574252, tv_usec=976493}, NULL) = 0</text:p>
      <text:p text:style-name="P37">104639 nanosleep({tv_sec=0, tv_nsec=100000000}, 0x7dfe60bff690) = 0</text:p>
      <text:p text:style-name="P37">104639 gettimeofday({tv_sec=1730574253, tv_usec=77184}, NULL) = 0</text:p>
      <text:p text:style-name="P37">104639 nanosleep({tv_sec=0, tv_nsec=100000000}, 0x7dfe60bff690) = 0</text:p>
      <text:p text:style-name="P37">104639 gettimeofday({tv_sec=1730574253, tv_usec=177614}, NULL) = 0</text:p>
      <text:p text:style-name="P37">104639 nanosleep({tv_sec=0, tv_nsec=100000000}, 0x7dfe60bff690) = 0</text:p>
      <text:p text:style-name="P37">104639 gettimeofday({tv_sec=1730574253, tv_usec=278002}, NULL) = 0</text:p>
      <text:p text:style-name="P37">104639 nanosleep({tv_sec=0, tv_nsec=100000000}, 0x7dfe60bff690) = 0</text:p>
      <text:p text:style-name="P37"><text:soft-page-break/>104639 gettimeofday({tv_sec=1730574253, tv_usec=378560}, NULL) = 0</text:p>
      <text:p text:style-name="P37">104639 nanosleep({tv_sec=0, tv_nsec=100000000}, 0x7dfe60bff690) = 0</text:p>
      <text:p text:style-name="P37">104639 gettimeofday({tv_sec=1730574253, tv_usec=479185}, NULL) = 0</text:p>
      <text:p text:style-name="P37">104639 nanosleep({tv_sec=0, tv_nsec=100000000}, 0x7dfe60bff690) = 0</text:p>
      <text:p text:style-name="P37">104639 gettimeofday({tv_sec=1730574253, tv_usec=579810}, NULL) = 0</text:p>
      <text:p text:style-name="P37">104639 nanosleep({tv_sec=0, tv_nsec=100000000}, 0x7dfe60bff690) = 0</text:p>
      <text:p text:style-name="P37">104639 gettimeofday({tv_sec=1730574253, tv_usec=680432}, NULL) = 0</text:p>
      <text:p text:style-name="P37">104639 nanosleep({tv_sec=0, tv_nsec=100000000}, 0x7dfe60bff690) = 0</text:p>
      <text:p text:style-name="P37">104639 gettimeofday({tv_sec=1730574253, tv_usec=780964}, NULL) = 0</text:p>
      <text:p text:style-name="P37">104639 nanosleep({tv_sec=0, tv_nsec=100000000}, 0x7dfe60bff690) = 0</text:p>
      <text:p text:style-name="P37">104639 gettimeofday({tv_sec=1730574253, tv_usec=881589}, NULL) = 0</text:p>
      <text:p text:style-name="P37">104639 nanosleep({tv_sec=0, tv_nsec=100000000}, 0x7dfe60bff690) = 0</text:p>
      <text:p text:style-name="P37">104639 gettimeofday({tv_sec=1730574253, tv_usec=982409}, NULL) = 0</text:p>
      <text:p text:style-name="P37">104639 nanosleep({tv_sec=0, tv_nsec=100000000}, 0x7dfe60bff690) = 0</text:p>
      <text:p text:style-name="P37">104639 gettimeofday({tv_sec=1730574254, tv_usec=83032}, NULL) = 0</text:p>
      <text:p text:style-name="P37">104639 nanosleep({tv_sec=0, tv_nsec=100000000}, 0x7dfe60bff690) = 0</text:p>
      <text:p text:style-name="P37">104639 gettimeofday({tv_sec=1730574254, tv_usec=183545}, NULL) = 0</text:p>
      <text:p text:style-name="P37">104639 nanosleep({tv_sec=0, tv_nsec=100000000}, 0x7dfe60bff690) = 0</text:p>
      <text:p text:style-name="P37">104639 gettimeofday({tv_sec=1730574254, tv_usec=284813}, NULL) = 0</text:p>
      <text:p text:style-name="P37">104639 nanosleep({tv_sec=0, tv_nsec=100000000}, 0x7dfe60bff690) = 0</text:p>
      <text:p text:style-name="P37">104639 gettimeofday({tv_sec=1730574254, tv_usec=385737}, NULL) = 0</text:p>
      <text:p text:style-name="P37">104639 nanosleep({tv_sec=0, tv_nsec=100000000}, 0x7dfe60bff690) = 0</text:p>
      <text:p text:style-name="P37">104639 gettimeofday({tv_sec=1730574254, tv_usec=486558}, NULL) = 0</text:p>
      <text:p text:style-name="P37">104639 nanosleep({tv_sec=0, tv_nsec=100000000}, 0x7dfe60bff690) = 0</text:p>
      <text:p text:style-name="P37">104639 gettimeofday({tv_sec=1730574254, tv_usec=587364}, NULL) = 0</text:p>
      <text:p text:style-name="P37">104639 nanosleep({tv_sec=0, tv_nsec=100000000}, 0x7dfe60bff690) = 0</text:p>
      <text:p text:style-name="P37">104639 gettimeofday({tv_sec=1730574254, tv_usec=688099}, NULL) = 0</text:p>
      <text:p text:style-name="P37">104639 nanosleep({tv_sec=0, tv_nsec=100000000}, 0x7dfe60bff690) = 0</text:p>
      <text:p text:style-name="P37">104639 gettimeofday({tv_sec=1730574254, tv_usec=788969}, NULL) = 0</text:p>
      <text:p text:style-name="P37">104639 nanosleep({tv_sec=0, tv_nsec=100000000}, 0x7dfe60bff690) = 0</text:p>
      <text:p text:style-name="P37">104639 gettimeofday({tv_sec=1730574254, tv_usec=889971}, NULL) = 0</text:p>
      <text:p text:style-name="P37">104639 nanosleep({tv_sec=0, tv_nsec=100000000}, 0x7dfe60bff690) = 0</text:p>
      <text:p text:style-name="P37">104639 gettimeofday({tv_sec=1730574254, tv_usec=990610}, NULL) = 0</text:p>
      <text:p text:style-name="P37"><text:soft-page-break/>104639 nanosleep({tv_sec=0, tv_nsec=100000000}, <text:s/>&lt;unfinished ...&gt;</text:p>
      <text:p text:style-name="P37">104649 futex(0x5855d2dad080, FUTEX_WAKE_PRIVATE, 1 &lt;unfinished ...&gt;</text:p>
      <text:p text:style-name="P37">104650 &lt;... futex resumed&gt;) <text:s text:c="12"/>= 0</text:p>
      <text:p text:style-name="P37">104649 &lt;... futex resumed&gt;) <text:s text:c="12"/>= 1</text:p>
      <text:p text:style-name="P37">104649 madvise(0x2bfcb3c02000, 16760832, MADV_DONTNEED) = 0</text:p>
      <text:p text:style-name="P37">104649 madvise(0x2bfcb4bff000, 12288, MADV_DONTNEED) = 0</text:p>
      <text:p text:style-name="P37">104649 munmap(0x7dfe61d80000, 524288) <text:s text:c="2"/>= 0</text:p>
      <text:p text:style-name="P37">104649 clock_gettime(CLOCK_MONOTONIC, {tv_sec=41838, tv_nsec=861946519}) = 0</text:p>
      <text:p text:style-name="P37">104649 mmap(NULL, 4096, PROT_READ|PROT_WRITE, MAP_PRIVATE|MAP_ANONYMOUS, -1, 0) = 0x7dfe654ba000</text:p>
      <text:p text:style-name="P37">104649 madvise(0x720800001000, 40960, MADV_DONTNEED) = 0</text:p>
      <text:p text:style-name="P37">104649 madvise(0x72080000d000, 12288, MADV_DONTNEED) = 0</text:p>
      <text:p text:style-name="P37">104649 clock_gettime(CLOCK_MONOTONIC, {tv_sec=41838, tv_nsec=862709607}) = 0</text:p>
      <text:p text:style-name="P37">104649 clock_gettime(CLOCK_MONOTONIC, {tv_sec=41838, tv_nsec=862757554}) = 0</text:p>
      <text:p text:style-name="P37">104649 madvise(0x722800000000, 212992, MADV_DONTNEED) = 0</text:p>
      <text:p text:style-name="P37">104649 clock_gettime(CLOCK_MONOTONIC, {tv_sec=41838, tv_nsec=862853585}) = 0</text:p>
      <text:p text:style-name="P37">104649 munmap(0x7dfe654ba000, 4096) <text:s text:c="4"/>= 0</text:p>
      <text:p text:style-name="P37">104649 rt_sigprocmask(SIG_BLOCK, ~[RT_1], NULL, 8) = 0</text:p>
      <text:p text:style-name="P37">104649 madvise(0x7dfe59e00000, 8368128, MADV_DONTNEED) = 0</text:p>
      <text:p text:style-name="P37">104649 exit(0) <text:s text:c="25"/>= ?</text:p>
      <text:p text:style-name="P37">104649 +++ exited with 0 +++</text:p>
      <text:p text:style-name="P37">104638 &lt;... futex resumed&gt;) <text:s text:c="12"/>= 0</text:p>
      <text:p text:style-name="P37">104638 munmap(0x7dfe5c800000, 8392704) <text:s/>= 0</text:p>
      <text:p text:style-name="P37">104638 futex(0x7dfe59c00990, FUTEX_WAIT_BITSET|FUTEX_CLOCK_REALTIME, 104650, NULL, FUTEX_BITSET_MATCH_ANY &lt;unfinished ...&gt;</text:p>
      <text:p text:style-name="P37">104639 &lt;... nanosleep resumed&gt;0x7dfe60bff690) = 0</text:p>
      <text:p text:style-name="P37">104639 gettimeofday({tv_sec=1730574255, tv_usec=91378}, NULL) = 0</text:p>
      <text:p text:style-name="P37">104639 nanosleep({tv_sec=0, tv_nsec=100000000}, 0x7dfe60bff690) = 0</text:p>
      <text:p text:style-name="P37">104639 gettimeofday({tv_sec=1730574255, tv_usec=192304}, NULL) = 0</text:p>
      <text:p text:style-name="P37">104639 nanosleep({tv_sec=0, tv_nsec=100000000}, 0x7dfe60bff690) = 0</text:p>
      <text:p text:style-name="P37">104639 gettimeofday({tv_sec=1730574255, tv_usec=293068}, NULL) = 0</text:p>
      <text:p text:style-name="P37">104639 nanosleep({tv_sec=0, tv_nsec=100000000}, 0x7dfe60bff690) = 0</text:p>
      <text:p text:style-name="P37">104639 gettimeofday({tv_sec=1730574255, tv_usec=393860}, NULL) = 0</text:p>
      <text:p text:style-name="P37">104639 nanosleep({tv_sec=0, tv_nsec=100000000}, 0x7dfe60bff690) = 0</text:p>
      <text:p text:style-name="P37"><text:soft-page-break/>104639 gettimeofday({tv_sec=1730574255, tv_usec=494495}, NULL) = 0</text:p>
      <text:p text:style-name="P37">104639 nanosleep({tv_sec=0, tv_nsec=100000000}, 0x7dfe60bff690) = 0</text:p>
      <text:p text:style-name="P37">104639 gettimeofday({tv_sec=1730574255, tv_usec=595283}, NULL) = 0</text:p>
      <text:p text:style-name="P37">104639 nanosleep({tv_sec=0, tv_nsec=100000000}, 0x7dfe60bff690) = 0</text:p>
      <text:p text:style-name="P37">104639 gettimeofday({tv_sec=1730574255, tv_usec=696025}, NULL) = 0</text:p>
      <text:p text:style-name="P37">104639 nanosleep({tv_sec=0, tv_nsec=100000000}, 0x7dfe60bff690) = 0</text:p>
      <text:p text:style-name="P37">104639 gettimeofday({tv_sec=1730574255, tv_usec=796659}, NULL) = 0</text:p>
      <text:p text:style-name="P37">104639 nanosleep({tv_sec=0, tv_nsec=100000000}, 0x7dfe60bff690) = 0</text:p>
      <text:p text:style-name="P37">104639 gettimeofday({tv_sec=1730574255, tv_usec=897227}, NULL) = 0</text:p>
      <text:p text:style-name="P37">104639 nanosleep({tv_sec=0, tv_nsec=100000000}, 0x7dfe60bff690) = 0</text:p>
      <text:p text:style-name="P37">104639 gettimeofday({tv_sec=1730574255, tv_usec=997936}, NULL) = 0</text:p>
      <text:p text:style-name="P37">104639 nanosleep({tv_sec=0, tv_nsec=100000000}, 0x7dfe60bff690) = 0</text:p>
      <text:p text:style-name="P37">104639 gettimeofday({tv_sec=1730574256, tv_usec=98707}, NULL) = 0</text:p>
      <text:p text:style-name="P37">104639 nanosleep({tv_sec=0, tv_nsec=100000000}, 0x7dfe60bff690) = 0</text:p>
      <text:p text:style-name="P37">104639 gettimeofday({tv_sec=1730574256, tv_usec=199715}, NULL) = 0</text:p>
      <text:p text:style-name="P37">104639 nanosleep({tv_sec=0, tv_nsec=100000000}, 0x7dfe60bff690) = 0</text:p>
      <text:p text:style-name="P37">104639 gettimeofday({tv_sec=1730574256, tv_usec=300495}, NULL) = 0</text:p>
      <text:p text:style-name="P37">104639 nanosleep({tv_sec=0, tv_nsec=100000000}, 0x7dfe60bff690) = 0</text:p>
      <text:p text:style-name="P37">104639 gettimeofday({tv_sec=1730574256, tv_usec=401094}, NULL) = 0</text:p>
      <text:p text:style-name="P37">104639 nanosleep({tv_sec=0, tv_nsec=100000000}, 0x7dfe60bff690) = 0</text:p>
      <text:p text:style-name="P37">104639 gettimeofday({tv_sec=1730574256, tv_usec=501748}, NULL) = 0</text:p>
      <text:p text:style-name="P37">104639 nanosleep({tv_sec=0, tv_nsec=100000000}, 0x7dfe60bff690) = 0</text:p>
      <text:p text:style-name="P37">104639 gettimeofday({tv_sec=1730574256, tv_usec=602490}, NULL) = 0</text:p>
      <text:p text:style-name="P37">104639 nanosleep({tv_sec=0, tv_nsec=100000000}, 0x7dfe60bff690) = 0</text:p>
      <text:p text:style-name="P37">104639 gettimeofday({tv_sec=1730574256, tv_usec=703383}, NULL) = 0</text:p>
      <text:p text:style-name="P37">104639 nanosleep({tv_sec=0, tv_nsec=100000000}, 0x7dfe60bff690) = 0</text:p>
      <text:p text:style-name="P37">104639 gettimeofday({tv_sec=1730574256, tv_usec=804456}, NULL) = 0</text:p>
      <text:p text:style-name="P37">104639 nanosleep({tv_sec=0, tv_nsec=100000000}, 0x7dfe60bff690) = 0</text:p>
      <text:p text:style-name="P37">104639 gettimeofday({tv_sec=1730574256, tv_usec=905092}, NULL) = 0</text:p>
      <text:p text:style-name="P37">104639 nanosleep({tv_sec=0, tv_nsec=100000000}, 0x7dfe60bff690) = 0</text:p>
      <text:p text:style-name="P37">104639 gettimeofday({tv_sec=1730574257, tv_usec=5832}, NULL) = 0</text:p>
      <text:p text:style-name="P37">104639 nanosleep({tv_sec=0, tv_nsec=100000000}, 0x7dfe60bff690) = 0</text:p>
      <text:p text:style-name="P37">104639 gettimeofday({tv_sec=1730574257, tv_usec=106863}, NULL) = 0</text:p>
      <text:p text:style-name="P37"><text:soft-page-break/>104639 nanosleep({tv_sec=0, tv_nsec=100000000}, 0x7dfe60bff690) = 0</text:p>
      <text:p text:style-name="P37">104639 gettimeofday({tv_sec=1730574257, tv_usec=207804}, NULL) = 0</text:p>
      <text:p text:style-name="P37">104639 nanosleep({tv_sec=0, tv_nsec=100000000}, 0x7dfe60bff690) = 0</text:p>
      <text:p text:style-name="P37">104639 gettimeofday({tv_sec=1730574257, tv_usec=308658}, NULL) = 0</text:p>
      <text:p text:style-name="P37">104639 nanosleep({tv_sec=0, tv_nsec=100000000}, 0x7dfe60bff690) = 0</text:p>
      <text:p text:style-name="P37">104639 gettimeofday({tv_sec=1730574257, tv_usec=409315}, NULL) = 0</text:p>
      <text:p text:style-name="P37">104639 nanosleep({tv_sec=0, tv_nsec=100000000}, 0x7dfe60bff690) = 0</text:p>
      <text:p text:style-name="P37">104639 gettimeofday({tv_sec=1730574257, tv_usec=509707}, NULL) = 0</text:p>
      <text:p text:style-name="P37">104639 nanosleep({tv_sec=0, tv_nsec=100000000}, 0x7dfe60bff690) = 0</text:p>
      <text:p text:style-name="P37">104639 gettimeofday({tv_sec=1730574257, tv_usec=610079}, NULL) = 0</text:p>
      <text:p text:style-name="P37">104639 nanosleep({tv_sec=0, tv_nsec=100000000}, 0x7dfe60bff690) = 0</text:p>
      <text:p text:style-name="P37">104639 gettimeofday({tv_sec=1730574257, tv_usec=710500}, NULL) = 0</text:p>
      <text:p text:style-name="P37">104639 nanosleep({tv_sec=0, tv_nsec=100000000}, <text:s/>&lt;unfinished ...&gt;</text:p>
      <text:p text:style-name="P37">104650 futex(0x5855d2dad080, FUTEX_WAKE_PRIVATE, 1) = 1</text:p>
      <text:p text:style-name="P37">104650 madvise(0x2bfcb2802000, 16760832, MADV_DONTNEED &lt;unfinished ...&gt;</text:p>
      <text:p text:style-name="P37">104651 &lt;... futex resumed&gt;) <text:s text:c="12"/>= 0</text:p>
      <text:p text:style-name="P37">104650 &lt;... madvise resumed&gt;) <text:s text:c="10"/>= 0</text:p>
      <text:p text:style-name="P37">104650 madvise(0x2bfcb37ff000, 12288, MADV_DONTNEED) = 0</text:p>
      <text:p text:style-name="P37">104650 munmap(0x7dfe61b80000, 524288) <text:s text:c="2"/>= 0</text:p>
      <text:p text:style-name="P37">104650 clock_gettime(CLOCK_MONOTONIC, {tv_sec=41841, tv_nsec=590472194}) = 0</text:p>
      <text:p text:style-name="P37">104650 clock_gettime(CLOCK_MONOTONIC, {tv_sec=41841, tv_nsec=590576291}) = 0</text:p>
      <text:p text:style-name="P37">104650 rt_sigprocmask(SIG_BLOCK, ~[RT_1], NULL, 8) = 0</text:p>
      <text:p text:style-name="P37">104650 madvise(0x7dfe59400000, 8368128, MADV_DONTNEED) = 0</text:p>
      <text:p text:style-name="P37">104650 exit(0) <text:s text:c="25"/>= ?</text:p>
      <text:p text:style-name="P37">104650 +++ exited with 0 +++</text:p>
      <text:p text:style-name="P37">104638 &lt;... futex resumed&gt;) <text:s text:c="12"/>= 0</text:p>
      <text:p text:style-name="P37">104638 munmap(0x7dfe5be00000, 8392704) <text:s/>= 0</text:p>
      <text:p text:style-name="P37">104638 futex(0x7dfe59200990, FUTEX_WAIT_BITSET|FUTEX_CLOCK_REALTIME, 104651, NULL, FUTEX_BITSET_MATCH_ANY &lt;unfinished ...&gt;</text:p>
      <text:p text:style-name="P37">104639 &lt;... nanosleep resumed&gt;0x7dfe60bff690) = 0</text:p>
      <text:p text:style-name="P37">104639 gettimeofday({tv_sec=1730574257, tv_usec=813319}, NULL) = 0</text:p>
      <text:p text:style-name="P37">104639 nanosleep({tv_sec=0, tv_nsec=100000000}, 0x7dfe60bff690) = 0</text:p>
      <text:p text:style-name="P37">104639 gettimeofday({tv_sec=1730574257, tv_usec=913908}, NULL) = 0</text:p>
      <text:p text:style-name="P37"><text:soft-page-break/>104639 nanosleep({tv_sec=0, tv_nsec=100000000}, 0x7dfe60bff690) = 0</text:p>
      <text:p text:style-name="P37">104639 gettimeofday({tv_sec=1730574258, tv_usec=14212}, NULL) = 0</text:p>
      <text:p text:style-name="P37">104639 nanosleep({tv_sec=0, tv_nsec=100000000}, 0x7dfe60bff690) = 0</text:p>
      <text:p text:style-name="P37">104639 gettimeofday({tv_sec=1730574258, tv_usec=114481}, NULL) = 0</text:p>
      <text:p text:style-name="P37">104639 nanosleep({tv_sec=0, tv_nsec=100000000}, 0x7dfe60bff690) = 0</text:p>
      <text:p text:style-name="P37">104639 gettimeofday({tv_sec=1730574258, tv_usec=214726}, NULL) = 0</text:p>
      <text:p text:style-name="P37">104639 nanosleep({tv_sec=0, tv_nsec=100000000}, 0x7dfe60bff690) = 0</text:p>
      <text:p text:style-name="P37">104639 gettimeofday({tv_sec=1730574258, tv_usec=315028}, NULL) = 0</text:p>
      <text:p text:style-name="P37">104639 nanosleep({tv_sec=0, tv_nsec=100000000}, 0x7dfe60bff690) = 0</text:p>
      <text:p text:style-name="P37">104639 gettimeofday({tv_sec=1730574258, tv_usec=415831}, NULL) = 0</text:p>
      <text:p text:style-name="P37">104639 nanosleep({tv_sec=0, tv_nsec=100000000}, 0x7dfe60bff690) = 0</text:p>
      <text:p text:style-name="P37">104639 gettimeofday({tv_sec=1730574258, tv_usec=516164}, NULL) = 0</text:p>
      <text:p text:style-name="P37">104639 nanosleep({tv_sec=0, tv_nsec=100000000}, 0x7dfe60bff690) = 0</text:p>
      <text:p text:style-name="P37">104639 gettimeofday({tv_sec=1730574258, tv_usec=616581}, NULL) = 0</text:p>
      <text:p text:style-name="P37">104639 nanosleep({tv_sec=0, tv_nsec=100000000}, 0x7dfe60bff690) = 0</text:p>
      <text:p text:style-name="P37">104639 gettimeofday({tv_sec=1730574258, tv_usec=717003}, NULL) = 0</text:p>
      <text:p text:style-name="P37">104639 nanosleep({tv_sec=0, tv_nsec=100000000}, 0x7dfe60bff690) = 0</text:p>
      <text:p text:style-name="P37">104639 gettimeofday({tv_sec=1730574258, tv_usec=817401}, NULL) = 0</text:p>
      <text:p text:style-name="P37">104639 nanosleep({tv_sec=0, tv_nsec=100000000}, 0x7dfe60bff690) = 0</text:p>
      <text:p text:style-name="P37">104639 gettimeofday({tv_sec=1730574258, tv_usec=917874}, NULL) = 0</text:p>
      <text:p text:style-name="P37">104639 nanosleep({tv_sec=0, tv_nsec=100000000}, 0x7dfe60bff690) = 0</text:p>
      <text:p text:style-name="P37">104639 gettimeofday({tv_sec=1730574259, tv_usec=18269}, NULL) = 0</text:p>
      <text:p text:style-name="P37">104639 nanosleep({tv_sec=0, tv_nsec=100000000}, 0x7dfe60bff690) = 0</text:p>
      <text:p text:style-name="P37">104639 gettimeofday({tv_sec=1730574259, tv_usec=118730}, NULL) = 0</text:p>
      <text:p text:style-name="P37">104639 nanosleep({tv_sec=0, tv_nsec=100000000}, 0x7dfe60bff690) = 0</text:p>
      <text:p text:style-name="P37">104639 gettimeofday({tv_sec=1730574259, tv_usec=219279}, NULL) = 0</text:p>
      <text:p text:style-name="P37">104639 nanosleep({tv_sec=0, tv_nsec=100000000}, 0x7dfe60bff690) = 0</text:p>
      <text:p text:style-name="P37">104639 gettimeofday({tv_sec=1730574259, tv_usec=319891}, NULL) = 0</text:p>
      <text:p text:style-name="P37">104639 nanosleep({tv_sec=0, tv_nsec=100000000}, 0x7dfe60bff690) = 0</text:p>
      <text:p text:style-name="P37">104639 gettimeofday({tv_sec=1730574259, tv_usec=420509}, NULL) = 0</text:p>
      <text:p text:style-name="P37">104639 nanosleep({tv_sec=0, tv_nsec=100000000}, 0x7dfe60bff690) = 0</text:p>
      <text:p text:style-name="P37">104639 gettimeofday({tv_sec=1730574259, tv_usec=521596}, NULL) = 0</text:p>
      <text:p text:style-name="P37">104639 nanosleep({tv_sec=0, tv_nsec=100000000}, 0x7dfe60bff690) = 0</text:p>
      <text:p text:style-name="P37"><text:soft-page-break/>104639 gettimeofday({tv_sec=1730574259, tv_usec=622332}, NULL) = 0</text:p>
      <text:p text:style-name="P37">104639 nanosleep({tv_sec=0, tv_nsec=100000000}, 0x7dfe60bff690) = 0</text:p>
      <text:p text:style-name="P37">104639 gettimeofday({tv_sec=1730574259, tv_usec=723128}, NULL) = 0</text:p>
      <text:p text:style-name="P37">104639 nanosleep({tv_sec=0, tv_nsec=100000000}, <text:s/>&lt;unfinished ...&gt;</text:p>
      <text:p text:style-name="P37">104651 futex(0x5855d2dad080, FUTEX_WAKE_PRIVATE, 1) = 0</text:p>
      <text:p text:style-name="P37">104651 madvise(0x2bfcb1402000, 16760832, MADV_DONTNEED) = 0</text:p>
      <text:p text:style-name="P37">104651 madvise(0x2bfcb23ff000, 12288, MADV_DONTNEED) = 0</text:p>
      <text:p text:style-name="P37">104651 munmap(0x7dfe61b00000, 524288) <text:s text:c="2"/>= 0</text:p>
      <text:p text:style-name="P37">104651 clock_gettime(CLOCK_MONOTONIC, {tv_sec=41843, tv_nsec=605621238}) = 0</text:p>
      <text:p text:style-name="P37">104651 clock_gettime(CLOCK_MONOTONIC, {tv_sec=41843, tv_nsec=605668352}) = 0</text:p>
      <text:p text:style-name="P37">104651 rt_sigprocmask(SIG_BLOCK, ~[RT_1], NULL, 8) = 0</text:p>
      <text:p text:style-name="P37">104651 madvise(0x7dfe58a00000, 8368128, MADV_DONTNEED) = 0</text:p>
      <text:p text:style-name="P37">104651 exit(0) <text:s text:c="25"/>= ?</text:p>
      <text:p text:style-name="P37">104638 &lt;... futex resumed&gt;) <text:s text:c="12"/>= 0</text:p>
      <text:p text:style-name="P37">104651 +++ exited with 0 +++</text:p>
      <text:p text:style-name="P37">104638 munmap(0x7dfe5b400000, 8392704) <text:s/>= 0</text:p>
      <text:p text:style-name="P37">104638 mmap(0x72b000000000, 65536, PROT_READ|PROT_WRITE, MAP_PRIVATE|MAP_FIXED|MAP_ANONYMOUS, -1, 0) = 0x72b000000000</text:p>
      <text:p text:style-name="P37">104638 mmap(0x72b380000000, 65536, PROT_READ|PROT_WRITE, MAP_PRIVATE|MAP_FIXED|MAP_ANONYMOUS, -1, 0) = 0x72b380000000</text:p>
      <text:p text:style-name="P37">104638 write(1, "== 235501 ==\n", 13) <text:s text:c="2"/>= 13</text:p>
      <text:p text:style-name="P37">104638 write(1, "== 0.235501 ==\n\n", 16) = 16</text:p>
      <text:p text:style-name="P37">104638 mmap(NULL, 4096, PROT_READ|PROT_WRITE, MAP_PRIVATE|MAP_ANONYMOUS, -1, 0) = 0x7dfe654ba000</text:p>
      <text:p text:style-name="P37">104638 exit_group(0) <text:s text:c="19"/>= ?</text:p>
      <text:p text:style-name="P37">104639 &lt;... nanosleep resumed&gt; &lt;unfinished ...&gt;) = ?</text:p>
      <text:p text:style-name="P37">104639 +++ exited with 0 +++</text:p>
      <text:p text:style-name="P37">104638 +++ exited with 0 +++</text:p>
      <text:p text:style-name="P19">Вывод</text:p>
      <text:p text:style-name="Standard">В ходе лабораторной работы я приобрел практические навыки в управлении потоков и обеспечении синхронизации между потоками. Составил и отладить программу на языке С<text:span text:style-name="T12">++</text:span>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1-02T22:12:13.658584347</dc:date>
    <meta:editing-duration>PT1H46M56S</meta:editing-duration>
    <meta:editing-cycles>34</meta:editing-cycles>
    <meta:document-statistic meta:table-count="0" meta:image-count="0" meta:object-count="0" meta:page-count="58" meta:paragraph-count="1672" meta:word-count="10445" meta:character-count="108220" meta:non-whitespace-character-count="958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